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Juni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í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 consumo</text:p>
          </table:table-cell>
          <table:table-cell office:value-type="string" table:style-name="ce1">
            <text:p>Tipo 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 BOL</text:p>
          </table:table-cell>
          <table:table-cell office:value-type="string" table:style-name="ce1">
            <text:p>MWh BOL</text:p>
          </table:table-cell>
          <table:table-cell office:value-type="string" table:style-name="ce1">
            <text:p>FACT. BOL</text:p>
          </table:table-cell>
          <table:table-cell office:value-type="string" table:style-name="ce1">
            <text:p>Clientes EOR</text:p>
          </table:table-cell>
          <table:table-cell office:value-type="string" table:style-name="ce1">
            <text:p>MWh EOR</text:p>
          </table:table-cell>
          <table:table-cell office:value-type="string" table:style-name="ce1">
            <text:p>FACT. EOR</text:p>
          </table:table-cell>
          <table:table-cell office:value-type="string" table:style-name="ce1">
            <text:p>Clientes ESM</text:p>
          </table:table-cell>
          <table:table-cell office:value-type="string" table:style-name="ce1">
            <text:p>MWh ESM</text:p>
          </table:table-cell>
          <table:table-cell office:value-type="string" table:style-name="ce1">
            <text:p>FACT. ESM</text:p>
          </table:table-cell>
          <table:table-cell office:value-type="string" table:style-name="ce1">
            <text:p>Clientes GYE</text:p>
          </table:table-cell>
          <table:table-cell office:value-type="string" table:style-name="ce1">
            <text:p>MWh GYE</text:p>
          </table:table-cell>
          <table:table-cell office:value-type="string" table:style-name="ce1">
            <text:p>FACT. GYE</text:p>
          </table:table-cell>
          <table:table-cell office:value-type="string" table:style-name="ce1">
            <text:p>Clientes GLR</text:p>
          </table:table-cell>
          <table:table-cell office:value-type="string" table:style-name="ce1">
            <text:p>MWh GLR</text:p>
          </table:table-cell>
          <table:table-cell office:value-type="string" table:style-name="ce1">
            <text:p>FACT. GLR</text:p>
          </table:table-cell>
          <table:table-cell office:value-type="string" table:style-name="ce1">
            <text:p>Clientes LRS</text:p>
          </table:table-cell>
          <table:table-cell office:value-type="string" table:style-name="ce1">
            <text:p>MWh LRS</text:p>
          </table:table-cell>
          <table:table-cell office:value-type="string" table:style-name="ce1">
            <text:p>FACT. LRS</text:p>
          </table:table-cell>
          <table:table-cell office:value-type="string" table:style-name="ce1">
            <text:p>Clientes MAN</text:p>
          </table:table-cell>
          <table:table-cell office:value-type="string" table:style-name="ce1">
            <text:p>MWh MAN</text:p>
          </table:table-cell>
          <table:table-cell office:value-type="string" table:style-name="ce1">
            <text:p>FACT. MAN</text:p>
          </table:table-cell>
          <table:table-cell office:value-type="string" table:style-name="ce1">
            <text:p>Clientes MLG</text:p>
          </table:table-cell>
          <table:table-cell office:value-type="string" table:style-name="ce1">
            <text:p>MWh MLG</text:p>
          </table:table-cell>
          <table:table-cell office:value-type="string" table:style-name="ce1">
            <text:p>FACT. MLG</text:p>
          </table:table-cell>
          <table:table-cell office:value-type="string" table:style-name="ce1">
            <text:p>Clientes STE</text:p>
          </table:table-cell>
          <table:table-cell office:value-type="string" table:style-name="ce1">
            <text:p>MWh STE</text:p>
          </table:table-cell>
          <table:table-cell office:value-type="string" table:style-name="ce1">
            <text:p>FACT. STE</text:p>
          </table:table-cell>
          <table:table-cell office:value-type="string" table:style-name="ce1">
            <text:p>Clientes STD</text:p>
          </table:table-cell>
          <table:table-cell office:value-type="string" table:style-name="ce1">
            <text:p>MWh STD</text:p>
          </table:table-cell>
          <table:table-cell office:value-type="string" table:style-name="ce1">
            <text:p>FACT. STD</text:p>
          </table:table-cell>
          <table:table-cell office:value-type="string" table:style-name="ce1">
            <text:p>Clientes SUC</text:p>
          </table:table-cell>
          <table:table-cell office:value-type="string" table:style-name="ce1">
            <text:p>MWh SUC</text:p>
          </table:table-cell>
          <table:table-cell office:value-type="string" table:style-name="ce1">
            <text:p>FACT. 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9.99" table:style-name="ce1">
            <text:p>89,99</text:p>
          </table:table-cell>
          <table:table-cell office:value-type="float" office:value="16800.55" table:style-name="ce2">
            <text:p>16.800,55</text:p>
          </table:table-cell>
          <table:table-cell office:value-type="float" office:value="2" table:style-name="ce1">
            <text:p>2</text:p>
          </table:table-cell>
          <table:table-cell office:value-type="float" office:value="1296.4000000000001" table:style-name="ce2">
            <text:p>1.296,40</text:p>
          </table:table-cell>
          <table:table-cell office:value-type="float" office:value="129615.97" table:style-name="ce2">
            <text:p>129.615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7.96" table:style-name="ce1">
            <text:p>587,96</text:p>
          </table:table-cell>
          <table:table-cell office:value-type="float" office:value="42598.68" table:style-name="ce2">
            <text:p>42.598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9.72" table:style-name="ce1">
            <text:p>159,72</text:p>
          </table:table-cell>
          <table:table-cell office:value-type="float" office:value="1" table:style-name="ce1">
            <text:p>1</text:p>
          </table:table-cell>
          <table:table-cell office:value-type="float" office:value="16.53" table:style-name="ce1">
            <text:p>16,53</text:p>
          </table:table-cell>
          <table:table-cell office:value-type="float" office:value="7754.33" table:style-name="ce2">
            <text:p>7.754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23.41" table:style-name="ce1">
            <text:p>923,41</text:p>
          </table:table-cell>
          <table:table-cell office:value-type="float" office:value="68960.52" table:style-name="ce2">
            <text:p>68.960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36.02" table:style-name="ce2">
            <text:p>1.336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460.26" table:style-name="ce2">
            <text:p>5.460,26</text:p>
          </table:table-cell>
          <table:table-cell office:value-type="float" office:value="332529.33" table:style-name="ce2">
            <text:p>332.529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84.99" table:style-name="ce2">
            <text:p>3.184,99</text:p>
          </table:table-cell>
          <table:table-cell office:value-type="float" office:value="190681.7" table:style-name="ce2">
            <text:p>190.681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5.25" table:style-name="ce1">
            <text:p>215,25</text:p>
          </table:table-cell>
          <table:table-cell office:value-type="float" office:value="11042.43" table:style-name="ce2">
            <text:p>11.042,43</text:p>
          </table:table-cell>
          <table:table-cell office:value-type="float" office:value="2" table:style-name="ce1">
            <text:p>2</text:p>
          </table:table-cell>
          <table:table-cell office:value-type="float" office:value="2975.39" table:style-name="ce2">
            <text:p>2.975,39</text:p>
          </table:table-cell>
          <table:table-cell office:value-type="float" office:value="182899.52" table:style-name="ce2">
            <text:p>182.899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83.13" table:style-name="ce2">
            <text:p>1.383,13</text:p>
          </table:table-cell>
          <table:table-cell office:value-type="float" office:value="88517.09" table:style-name="ce2">
            <text:p>88.517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929.47" table:style-name="ce2">
            <text:p>3.929,47</text:p>
          </table:table-cell>
          <table:table-cell office:value-type="float" office:value="371397.05" table:style-name="ce2">
            <text:p>371.397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47.31" table:style-name="ce2">
            <text:p>1.947,31</text:p>
          </table:table-cell>
          <table:table-cell office:value-type="float" office:value="149314.95000000001" table:style-name="ce2">
            <text:p>149.314,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87.61" table:style-name="ce1">
            <text:p>487,61</text:p>
          </table:table-cell>
          <table:table-cell office:value-type="float" office:value="39766.089999999997" table:style-name="ce2">
            <text:p>39.766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58060.33" table:style-name="ce2">
            <text:p>58.060,33</text:p>
          </table:table-cell>
          <table:table-cell office:value-type="float" office:value="3830574.23" table:style-name="ce2">
            <text:p>3.830.574,23</text:p>
          </table:table-cell>
          <table:table-cell office:value-type="float" office:value="22" table:style-name="ce1">
            <text:p>22</text:p>
          </table:table-cell>
          <table:table-cell office:value-type="float" office:value="22061.26" table:style-name="ce2">
            <text:p>22.061,26</text:p>
          </table:table-cell>
          <table:table-cell office:value-type="float" office:value="1728367.59" table:style-name="ce2">
            <text:p>1.728.367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985.74" table:style-name="ce2">
            <text:p>3.985,74</text:p>
          </table:table-cell>
          <table:table-cell office:value-type="float" office:value="301350.63" table:style-name="ce2">
            <text:p>301.350,63</text:p>
          </table:table-cell>
          <table:table-cell office:value-type="float" office:value="6" table:style-name="ce1">
            <text:p>6</text:p>
          </table:table-cell>
          <table:table-cell office:value-type="float" office:value="12859.85" table:style-name="ce2">
            <text:p>12.859,85</text:p>
          </table:table-cell>
          <table:table-cell office:value-type="float" office:value="995160.15" table:style-name="ce2">
            <text:p>995.160,15</text:p>
          </table:table-cell>
          <table:table-cell office:value-type="float" office:value="4" table:style-name="ce1">
            <text:p>4</text:p>
          </table:table-cell>
          <table:table-cell office:value-type="float" office:value="3385.2" table:style-name="ce2">
            <text:p>3.385,20</text:p>
          </table:table-cell>
          <table:table-cell office:value-type="float" office:value="258583.7" table:style-name="ce2">
            <text:p>258.583,70</text:p>
          </table:table-cell>
          <table:table-cell office:value-type="float" office:value="3" table:style-name="ce1">
            <text:p>3</text:p>
          </table:table-cell>
          <table:table-cell office:value-type="float" office:value="2342.4" table:style-name="ce2">
            <text:p>2.342,40</text:p>
          </table:table-cell>
          <table:table-cell office:value-type="float" office:value="190661.03" table:style-name="ce2">
            <text:p>190.661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92.28" table:style-name="ce1">
            <text:p>992,28</text:p>
          </table:table-cell>
          <table:table-cell office:value-type="float" office:value="64689.27" table:style-name="ce2">
            <text:p>64.689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01.45" table:style-name="ce2">
            <text:p>1.801,45</text:p>
          </table:table-cell>
          <table:table-cell office:value-type="float" office:value="176090.32" table:style-name="ce2">
            <text:p>176.090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768.45" table:style-name="ce2">
            <text:p>3.768,45</text:p>
          </table:table-cell>
          <table:table-cell office:value-type="float" office:value="338984.29" table:style-name="ce2">
            <text:p>338.984,29</text:p>
          </table:table-cell>
          <table:table-cell office:value-type="float" office:value="6" table:style-name="ce1">
            <text:p>6</text:p>
          </table:table-cell>
          <table:table-cell office:value-type="float" office:value="3800.62" table:style-name="ce2">
            <text:p>3.800,62</text:p>
          </table:table-cell>
          <table:table-cell office:value-type="float" office:value="376299.05" table:style-name="ce2">
            <text:p>376.299,05</text:p>
          </table:table-cell>
          <table:table-cell office:value-type="float" office:value="1" table:style-name="ce1">
            <text:p>1</text:p>
          </table:table-cell>
          <table:table-cell office:value-type="float" office:value="459.12" table:style-name="ce1">
            <text:p>459,12</text:p>
          </table:table-cell>
          <table:table-cell office:value-type="float" office:value="45637.919999999998" table:style-name="ce2">
            <text:p>45.63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8" table:style-name="ce1">
            <text:p>348</text:p>
          </table:table-cell>
          <table:table-cell office:value-type="float" office:value="43165.41" table:style-name="ce2">
            <text:p>43.165,41</text:p>
          </table:table-cell>
          <table:table-cell office:value-type="float" office:value="1" table:style-name="ce1">
            <text:p>1</text:p>
          </table:table-cell>
          <table:table-cell office:value-type="float" office:value="360" table:style-name="ce1">
            <text:p>360</text:p>
          </table:table-cell>
          <table:table-cell office:value-type="float" office:value="35607.01" table:style-name="ce2">
            <text:p>35.607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28.94" table:style-name="ce2">
            <text:p>1.828,94</text:p>
          </table:table-cell>
          <table:table-cell office:value-type="float" office:value="131425.26999999999" table:style-name="ce2">
            <text:p>131.425,27</text:p>
          </table:table-cell>
          <table:table-cell office:value-type="float" office:value="1" table:style-name="ce1">
            <text:p>1</text:p>
          </table:table-cell>
          <table:table-cell office:value-type="float" office:value="382.78" table:style-name="ce1">
            <text:p>382,78</text:p>
          </table:table-cell>
          <table:table-cell office:value-type="float" office:value="30916.84" table:style-name="ce2">
            <text:p>30.916,84</text:p>
          </table:table-cell>
          <table:table-cell office:value-type="float" office:value="6" table:style-name="ce1">
            <text:p>6</text:p>
          </table:table-cell>
          <table:table-cell office:value-type="float" office:value="3611.01" table:style-name="ce2">
            <text:p>3.611,01</text:p>
          </table:table-cell>
          <table:table-cell office:value-type="float" office:value="230639.61" table:style-name="ce2">
            <text:p>230.639,61</text:p>
          </table:table-cell>
          <table:table-cell office:value-type="float" office:value="2" table:style-name="ce1">
            <text:p>2</text:p>
          </table:table-cell>
          <table:table-cell office:value-type="float" office:value="306.33999999999997" table:style-name="ce1">
            <text:p>306,34</text:p>
          </table:table-cell>
          <table:table-cell office:value-type="float" office:value="21539.37" table:style-name="ce2">
            <text:p>21.539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2.39999999999998" table:style-name="ce1">
            <text:p>302,4</text:p>
          </table:table-cell>
          <table:table-cell office:value-type="float" office:value="22501.119999999999" table:style-name="ce2">
            <text:p>22.501,12</text:p>
          </table:table-cell>
          <table:table-cell office:value-type="float" office:value="2" table:style-name="ce1">
            <text:p>2</text:p>
          </table:table-cell>
          <table:table-cell office:value-type="float" office:value="880.01" table:style-name="ce1">
            <text:p>880,01</text:p>
          </table:table-cell>
          <table:table-cell office:value-type="float" office:value="66773.509999999995" table:style-name="ce2">
            <text:p>66.773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91.4" table:style-name="ce2">
            <text:p>2.791,40</text:p>
          </table:table-cell>
          <table:table-cell office:value-type="float" office:value="115320.71" table:style-name="ce2">
            <text:p>115.320,71</text:p>
          </table:table-cell>
          <table:table-cell office:value-type="float" office:value="1" table:style-name="ce1">
            <text:p>1</text:p>
          </table:table-cell>
          <table:table-cell office:value-type="float" office:value="583.20000000000005" table:style-name="ce1">
            <text:p>583,2</text:p>
          </table:table-cell>
          <table:table-cell office:value-type="float" office:value="24450.3" table:style-name="ce2">
            <text:p>24.450,30</text:p>
          </table:table-cell>
          <table:table-cell office:value-type="float" office:value="1" table:style-name="ce1">
            <text:p>1</text:p>
          </table:table-cell>
          <table:table-cell office:value-type="float" office:value="11914.18" table:style-name="ce2">
            <text:p>11.914,18</text:p>
          </table:table-cell>
          <table:table-cell office:value-type="float" office:value="494267.04" table:style-name="ce2">
            <text:p>494.267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590.8799999999992" table:style-name="ce2">
            <text:p>8.590,88</text:p>
          </table:table-cell>
          <table:table-cell office:value-type="float" office:value="359228.57" table:style-name="ce2">
            <text:p>359.228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7" table:style-name="ce1">
            <text:p>357</text:p>
          </table:table-cell>
          <table:table-cell office:value-type="float" office:value="23814" table:style-name="ce2">
            <text:p>23.814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70.23" table:style-name="ce1">
            <text:p>570,23</text:p>
          </table:table-cell>
          <table:table-cell office:value-type="float" office:value="37956.42" table:style-name="ce2">
            <text:p>37.956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11.65" table:style-name="ce2">
            <text:p>1.511,65</text:p>
          </table:table-cell>
          <table:table-cell office:value-type="float" office:value="110973.05" table:style-name="ce2">
            <text:p>110.973,05</text:p>
          </table:table-cell>
          <table:table-cell office:value-type="float" office:value="1" table:style-name="ce1">
            <text:p>1</text:p>
          </table:table-cell>
          <table:table-cell office:value-type="float" office:value="7864.81" table:style-name="ce2">
            <text:p>7.864,81</text:p>
          </table:table-cell>
          <table:table-cell office:value-type="float" office:value="793947.59" table:style-name="ce2">
            <text:p>793.947,59</text:p>
          </table:table-cell>
          <table:table-cell office:value-type="float" office:value="1" table:style-name="ce1">
            <text:p>1</text:p>
          </table:table-cell>
          <table:table-cell office:value-type="float" office:value="3813.8" table:style-name="ce2">
            <text:p>3.813,80</text:p>
          </table:table-cell>
          <table:table-cell office:value-type="float" office:value="325916.37" table:style-name="ce2">
            <text:p>325.916,37</text:p>
          </table:table-cell>
          <table:table-cell office:value-type="float" office:value="1" table:style-name="ce1">
            <text:p>1</text:p>
          </table:table-cell>
          <table:table-cell office:value-type="float" office:value="14322.51" table:style-name="ce2">
            <text:p>14.322,51</text:p>
          </table:table-cell>
          <table:table-cell office:value-type="float" office:value="1244512.3999999999" table:style-name="ce2">
            <text:p>1.244.512,40</text:p>
          </table:table-cell>
          <table:table-cell office:value-type="float" office:value="1" table:style-name="ce1">
            <text:p>1</text:p>
          </table:table-cell>
          <table:table-cell office:value-type="float" office:value="8581.9599999999991" table:style-name="ce2">
            <text:p>8.581,96</text:p>
          </table:table-cell>
          <table:table-cell office:value-type="float" office:value="1381776.07" table:style-name="ce2">
            <text:p>1.381.776,07</text:p>
          </table:table-cell>
          <table:table-cell office:value-type="float" office:value="1" table:style-name="ce1">
            <text:p>1</text:p>
          </table:table-cell>
          <table:table-cell office:value-type="float" office:value="2524.19" table:style-name="ce2">
            <text:p>2.524,19</text:p>
          </table:table-cell>
          <table:table-cell office:value-type="float" office:value="232109.81" table:style-name="ce2">
            <text:p>232.109,81</text:p>
          </table:table-cell>
          <table:table-cell office:value-type="float" office:value="1" table:style-name="ce1">
            <text:p>1</text:p>
          </table:table-cell>
          <table:table-cell office:value-type="float" office:value="10571.06" table:style-name="ce2">
            <text:p>10.571,06</text:p>
          </table:table-cell>
          <table:table-cell office:value-type="float" office:value="698054.86" table:style-name="ce2">
            <text:p>698.054,86</text:p>
          </table:table-cell>
          <table:table-cell office:value-type="float" office:value="1" table:style-name="ce1">
            <text:p>1</text:p>
          </table:table-cell>
          <table:table-cell office:value-type="float" office:value="3694.5" table:style-name="ce2">
            <text:p>3.694,50</text:p>
          </table:table-cell>
          <table:table-cell office:value-type="float" office:value="363089.25" table:style-name="ce2">
            <text:p>363.089,25</text:p>
          </table:table-cell>
          <table:table-cell office:value-type="float" office:value="258" table:style-name="ce1">
            <text:p>258</text:p>
          </table:table-cell>
          <table:table-cell office:value-type="float" office:value="3669.71" table:style-name="ce2">
            <text:p>3.669,71</text:p>
          </table:table-cell>
          <table:table-cell office:value-type="float" office:value="551667.25" table:style-name="ce2">
            <text:p>551.667,25</text:p>
          </table:table-cell>
          <table:table-cell office:value-type="float" office:value="1" table:style-name="ce1">
            <text:p>1</text:p>
          </table:table-cell>
          <table:table-cell office:value-type="float" office:value="6239.11" table:style-name="ce2">
            <text:p>6.239,11</text:p>
          </table:table-cell>
          <table:table-cell office:value-type="float" office:value="682335.05" table:style-name="ce2">
            <text:p>682.335,05</text:p>
          </table:table-cell>
          <table:table-cell office:value-type="float" office:value="1" table:style-name="ce1">
            <text:p>1</text:p>
          </table:table-cell>
          <table:table-cell office:value-type="float" office:value="3130.67" table:style-name="ce2">
            <text:p>3.130,67</text:p>
          </table:table-cell>
          <table:table-cell office:value-type="float" office:value="245636.71" table:style-name="ce2">
            <text:p>245.636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83" table:style-name="ce1">
            <text:p>8,83</text:p>
          </table:table-cell>
          <table:table-cell office:value-type="float" office:value="950.15" table:style-name="ce1">
            <text:p>950,15</text:p>
          </table:table-cell>
          <table:table-cell office:value-type="float" office:value="3" table:style-name="ce1">
            <text:p>3</text:p>
          </table:table-cell>
          <table:table-cell office:value-type="float" office:value="14.32" table:style-name="ce1">
            <text:p>14,32</text:p>
          </table:table-cell>
          <table:table-cell office:value-type="float" office:value="1756.69" table:style-name="ce2">
            <text:p>1.756,69</text:p>
          </table:table-cell>
          <table:table-cell office:value-type="float" office:value="4" table:style-name="ce1">
            <text:p>4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2179.6" table:style-name="ce2">
            <text:p>2.179,60</text:p>
          </table:table-cell>
          <table:table-cell office:value-type="float" office:value="1" table:style-name="ce1">
            <text:p>1</text:p>
          </table:table-cell>
          <table:table-cell office:value-type="float" office:value="2.75" table:style-name="ce1">
            <text:p>2,75</text:p>
          </table:table-cell>
          <table:table-cell office:value-type="float" office:value="347.39" table:style-name="ce1">
            <text:p>347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86" table:style-name="ce1">
            <text:p>8,86</text:p>
          </table:table-cell>
          <table:table-cell office:value-type="float" office:value="931.7" table:style-name="ce1">
            <text:p>931,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2.97" table:style-name="ce1">
            <text:p>22,97</text:p>
          </table:table-cell>
          <table:table-cell office:value-type="float" office:value="2295.9899999999998" table:style-name="ce2">
            <text:p>2.295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106.68" table:style-name="ce1">
            <text:p>106,68</text:p>
          </table:table-cell>
          <table:table-cell office:value-type="float" office:value="14409.38" table:style-name="ce2">
            <text:p>14.409,38</text:p>
          </table:table-cell>
          <table:table-cell office:value-type="float" office:value="4207" table:style-name="ce3">
            <text:p>4.207</text:p>
          </table:table-cell>
          <table:table-cell office:value-type="float" office:value="13843.05" table:style-name="ce2">
            <text:p>13.843,05</text:p>
          </table:table-cell>
          <table:table-cell office:value-type="float" office:value="1566600.98" table:style-name="ce2">
            <text:p>1.566.600,98</text:p>
          </table:table-cell>
          <table:table-cell office:value-type="float" office:value="1124" table:style-name="ce3">
            <text:p>1.124</text:p>
          </table:table-cell>
          <table:table-cell office:value-type="float" office:value="3790.37" table:style-name="ce2">
            <text:p>3.790,37</text:p>
          </table:table-cell>
          <table:table-cell office:value-type="float" office:value="436172.27" table:style-name="ce2">
            <text:p>436.172,27</text:p>
          </table:table-cell>
          <table:table-cell office:value-type="float" office:value="70" table:style-name="ce1">
            <text:p>70</text:p>
          </table:table-cell>
          <table:table-cell office:value-type="float" office:value="139.80000000000001" table:style-name="ce1">
            <text:p>139,8</text:p>
          </table:table-cell>
          <table:table-cell office:value-type="float" office:value="16664.759999999998" table:style-name="ce2">
            <text:p>16.664,76</text:p>
          </table:table-cell>
          <table:table-cell office:value-type="float" office:value="128" table:style-name="ce1">
            <text:p>128</text:p>
          </table:table-cell>
          <table:table-cell office:value-type="float" office:value="283.45999999999998" table:style-name="ce1">
            <text:p>283,46</text:p>
          </table:table-cell>
          <table:table-cell office:value-type="float" office:value="32525.32" table:style-name="ce2">
            <text:p>32.525,32</text:p>
          </table:table-cell>
          <table:table-cell office:value-type="float" office:value="349" table:style-name="ce1">
            <text:p>349</text:p>
          </table:table-cell>
          <table:table-cell office:value-type="float" office:value="863.6" table:style-name="ce1">
            <text:p>863,6</text:p>
          </table:table-cell>
          <table:table-cell office:value-type="float" office:value="97488.87" table:style-name="ce2">
            <text:p>97.488,87</text:p>
          </table:table-cell>
          <table:table-cell office:value-type="float" office:value="50" table:style-name="ce1">
            <text:p>50</text:p>
          </table:table-cell>
          <table:table-cell office:value-type="float" office:value="135.29" table:style-name="ce1">
            <text:p>135,29</text:p>
          </table:table-cell>
          <table:table-cell office:value-type="float" office:value="14972.41" table:style-name="ce2">
            <text:p>14.972,41</text:p>
          </table:table-cell>
          <table:table-cell office:value-type="float" office:value="34" table:style-name="ce1">
            <text:p>34</text:p>
          </table:table-cell>
          <table:table-cell office:value-type="float" office:value="73.42" table:style-name="ce1">
            <text:p>73,42</text:p>
          </table:table-cell>
          <table:table-cell office:value-type="float" office:value="8330.43" table:style-name="ce2">
            <text:p>8.330,43</text:p>
          </table:table-cell>
          <table:table-cell office:value-type="float" office:value="87" table:style-name="ce1">
            <text:p>87</text:p>
          </table:table-cell>
          <table:table-cell office:value-type="float" office:value="113.6" table:style-name="ce1">
            <text:p>113,6</text:p>
          </table:table-cell>
          <table:table-cell office:value-type="float" office:value="13646.78" table:style-name="ce2">
            <text:p>13.646,7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23.3" table:style-name="ce1">
            <text:p>323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09" table:style-name="ce1">
            <text:p>3,09</text:p>
          </table:table-cell>
          <table:table-cell office:value-type="float" office:value="482.17" table:style-name="ce1">
            <text:p>482,17</text:p>
          </table:table-cell>
          <table:table-cell office:value-type="float" office:value="518" table:style-name="ce1">
            <text:p>518</text:p>
          </table:table-cell>
          <table:table-cell office:value-type="float" office:value="1219.0899999999999" table:style-name="ce2">
            <text:p>1.219,09</text:p>
          </table:table-cell>
          <table:table-cell office:value-type="float" office:value="141387.99" table:style-name="ce2">
            <text:p>141.387,99</text:p>
          </table:table-cell>
          <table:table-cell office:value-type="float" office:value="18" table:style-name="ce1">
            <text:p>18</text:p>
          </table:table-cell>
          <table:table-cell office:value-type="float" office:value="27.67" table:style-name="ce1">
            <text:p>27,67</text:p>
          </table:table-cell>
          <table:table-cell office:value-type="float" office:value="3612.06" table:style-name="ce2">
            <text:p>3.612,06</text:p>
          </table:table-cell>
          <table:table-cell office:value-type="float" office:value="5" table:style-name="ce1">
            <text:p>5</text:p>
          </table:table-cell>
          <table:table-cell office:value-type="float" office:value="1.99" table:style-name="ce1">
            <text:p>1,99</text:p>
          </table:table-cell>
          <table:table-cell office:value-type="float" office:value="383.92" table:style-name="ce1">
            <text:p>383,92</text:p>
          </table:table-cell>
          <table:table-cell office:value-type="float" office:value="57" table:style-name="ce1">
            <text:p>57</text:p>
          </table:table-cell>
          <table:table-cell office:value-type="float" office:value="68.349999999999994" table:style-name="ce1">
            <text:p>68,35</text:p>
          </table:table-cell>
          <table:table-cell office:value-type="float" office:value="9458.07" table:style-name="ce2">
            <text:p>9.458,07</text:p>
          </table:table-cell>
          <table:table-cell office:value-type="float" office:value="51" table:style-name="ce1">
            <text:p>51</text:p>
          </table:table-cell>
          <table:table-cell office:value-type="float" office:value="23.31" table:style-name="ce1">
            <text:p>23,31</text:p>
          </table:table-cell>
          <table:table-cell office:value-type="float" office:value="3093.04" table:style-name="ce2">
            <text:p>3.093,04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,75</text:p>
          </table:table-cell>
          <table:table-cell office:value-type="float" office:value="87.91" table:style-name="ce1">
            <text:p>87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.74" table:style-name="ce1">
            <text:p>5,74</text:p>
          </table:table-cell>
          <table:table-cell office:value-type="float" office:value="727.67" table:style-name="ce1">
            <text:p>727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75" table:style-name="ce1">
            <text:p>3,75</text:p>
          </table:table-cell>
          <table:table-cell office:value-type="float" office:value="317.12" table:style-name="ce1">
            <text:p>317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0.17" table:style-name="ce1">
            <text:p>30,17</text:p>
          </table:table-cell>
          <table:table-cell office:value-type="float" office:value="2276.9499999999998" table:style-name="ce2">
            <text:p>2.276,95</text:p>
          </table:table-cell>
          <table:table-cell office:value-type="float" office:value="33" table:style-name="ce1">
            <text:p>33</text:p>
          </table:table-cell>
          <table:table-cell office:value-type="float" office:value="99.89" table:style-name="ce1">
            <text:p>99,89</text:p>
          </table:table-cell>
          <table:table-cell office:value-type="float" office:value="7714.29" table:style-name="ce2">
            <text:p>7.714,29</text:p>
          </table:table-cell>
          <table:table-cell office:value-type="float" office:value="8" table:style-name="ce1">
            <text:p>8</text:p>
          </table:table-cell>
          <table:table-cell office:value-type="float" office:value="8.89" table:style-name="ce1">
            <text:p>8,89</text:p>
          </table:table-cell>
          <table:table-cell office:value-type="float" office:value="903.86" table:style-name="ce1">
            <text:p>903,86</text:p>
          </table:table-cell>
          <table:table-cell office:value-type="float" office:value="5" table:style-name="ce1">
            <text:p>5</text:p>
          </table:table-cell>
          <table:table-cell office:value-type="float" office:value="7.28" table:style-name="ce1">
            <text:p>7,28</text:p>
          </table:table-cell>
          <table:table-cell office:value-type="float" office:value="654.14" table:style-name="ce1">
            <text:p>654,14</text:p>
          </table:table-cell>
          <table:table-cell office:value-type="float" office:value="1" table:style-name="ce1">
            <text:p>1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94.15" table:style-name="ce1">
            <text:p>194,15</text:p>
          </table:table-cell>
          <table:table-cell office:value-type="float" office:value="10" table:style-name="ce1">
            <text:p>10</text:p>
          </table:table-cell>
          <table:table-cell office:value-type="float" office:value="23.78" table:style-name="ce1">
            <text:p>23,78</text:p>
          </table:table-cell>
          <table:table-cell office:value-type="float" office:value="1991.8" table:style-name="ce2">
            <text:p>1.991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86" table:style-name="ce1">
            <text:p>0,86</text:p>
          </table:table-cell>
          <table:table-cell office:value-type="float" office:value="92.2" table:style-name="ce1">
            <text:p>92,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84.98" table:style-name="ce1">
            <text:p>184,98</text:p>
          </table:table-cell>
          <table:table-cell office:value-type="float" office:value="14936.7" table:style-name="ce2">
            <text:p>14.936,70</text:p>
          </table:table-cell>
          <table:table-cell office:value-type="float" office:value="5" table:style-name="ce1">
            <text:p>5</text:p>
          </table:table-cell>
          <table:table-cell office:value-type="float" office:value="12.27" table:style-name="ce1">
            <text:p>12,27</text:p>
          </table:table-cell>
          <table:table-cell office:value-type="float" office:value="1167.73" table:style-name="ce2">
            <text:p>1.167,73</text:p>
          </table:table-cell>
          <table:table-cell office:value-type="float" office:value="2" table:style-name="ce1">
            <text:p>2</text:p>
          </table:table-cell>
          <table:table-cell office:value-type="float" office:value="17.75" table:style-name="ce1">
            <text:p>17,75</text:p>
          </table:table-cell>
          <table:table-cell office:value-type="float" office:value="1358.4" table:style-name="ce2">
            <text:p>1.358,40</text:p>
          </table:table-cell>
          <table:table-cell office:value-type="float" office:value="5" table:style-name="ce1">
            <text:p>5</text:p>
          </table:table-cell>
          <table:table-cell office:value-type="float" office:value="12.92" table:style-name="ce1">
            <text:p>12,92</text:p>
          </table:table-cell>
          <table:table-cell office:value-type="float" office:value="1060.2" table:style-name="ce2">
            <text:p>1.060,20</text:p>
          </table:table-cell>
          <table:table-cell office:value-type="float" office:value="1" table:style-name="ce1">
            <text:p>1</text:p>
          </table:table-cell>
          <table:table-cell office:value-type="float" office:value="0.83" table:style-name="ce1">
            <text:p>0,83</text:p>
          </table:table-cell>
          <table:table-cell office:value-type="float" office:value="79.430000000000007" table:style-name="ce1">
            <text:p>79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88" table:style-name="ce1">
            <text:p>1,88</text:p>
          </table:table-cell>
          <table:table-cell office:value-type="float" office:value="174.63" table:style-name="ce1">
            <text:p>174,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4.33" table:style-name="ce1">
            <text:p>4,33</text:p>
          </table:table-cell>
          <table:table-cell office:value-type="float" office:value="380.13" table:style-name="ce1">
            <text:p>380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800.02" table:style-name="ce1">
            <text:p>800,02</text:p>
          </table:table-cell>
          <table:table-cell office:value-type="float" office:value="55" table:style-name="ce1">
            <text:p>55</text:p>
          </table:table-cell>
          <table:table-cell office:value-type="float" office:value="124.99" table:style-name="ce1">
            <text:p>124,99</text:p>
          </table:table-cell>
          <table:table-cell office:value-type="float" office:value="9709.6299999999992" table:style-name="ce2">
            <text:p>9.709,63</text:p>
          </table:table-cell>
          <table:table-cell office:value-type="float" office:value="3" table:style-name="ce1">
            <text:p>3</text:p>
          </table:table-cell>
          <table:table-cell office:value-type="float" office:value="4.92" table:style-name="ce1">
            <text:p>4,92</text:p>
          </table:table-cell>
          <table:table-cell office:value-type="float" office:value="503.83" table:style-name="ce1">
            <text:p>503,83</text:p>
          </table:table-cell>
          <table:table-cell office:value-type="float" office:value="8" table:style-name="ce1">
            <text:p>8</text:p>
          </table:table-cell>
          <table:table-cell office:value-type="float" office:value="11.32" table:style-name="ce1">
            <text:p>11,32</text:p>
          </table:table-cell>
          <table:table-cell office:value-type="float" office:value="1033.3399999999999" table:style-name="ce2">
            <text:p>1.033,34</text:p>
          </table:table-cell>
          <table:table-cell office:value-type="float" office:value="7" table:style-name="ce1">
            <text:p>7</text:p>
          </table:table-cell>
          <table:table-cell office:value-type="float" office:value="13.07" table:style-name="ce1">
            <text:p>13,07</text:p>
          </table:table-cell>
          <table:table-cell office:value-type="float" office:value="1118.81" table:style-name="ce2">
            <text:p>1.118,81</text:p>
          </table:table-cell>
          <table:table-cell office:value-type="float" office:value="19" table:style-name="ce1">
            <text:p>19</text:p>
          </table:table-cell>
          <table:table-cell office:value-type="float" office:value="51.59" table:style-name="ce1">
            <text:p>51,59</text:p>
          </table:table-cell>
          <table:table-cell office:value-type="float" office:value="4165.55" table:style-name="ce2">
            <text:p>4.165,55</text:p>
          </table:table-cell>
          <table:table-cell office:value-type="float" office:value="2" table:style-name="ce1">
            <text:p>2</text:p>
          </table:table-cell>
          <table:table-cell office:value-type="float" office:value="1.94" table:style-name="ce1">
            <text:p>1,94</text:p>
          </table:table-cell>
          <table:table-cell office:value-type="float" office:value="148.87" table:style-name="ce1">
            <text:p>148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29" table:style-name="ce1">
            <text:p>3,29</text:p>
          </table:table-cell>
          <table:table-cell office:value-type="float" office:value="405.38" table:style-name="ce1">
            <text:p>405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29" table:style-name="ce1">
            <text:p>3,29</text:p>
          </table:table-cell>
          <table:table-cell office:value-type="float" office:value="244.08" table:style-name="ce1">
            <text:p>244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" table:style-name="ce1">
            <text:p>3,14</text:p>
          </table:table-cell>
          <table:table-cell office:value-type="float" office:value="276.12" table:style-name="ce1">
            <text:p>276,12</text:p>
          </table:table-cell>
          <table:table-cell office:value-type="float" office:value="4" table:style-name="ce1">
            <text:p>4</text:p>
          </table:table-cell>
          <table:table-cell office:value-type="float" office:value="7.84" table:style-name="ce1">
            <text:p>7,84</text:p>
          </table:table-cell>
          <table:table-cell office:value-type="float" office:value="596.57000000000005" table:style-name="ce1">
            <text:p>596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,3</text:p>
          </table:table-cell>
          <table:table-cell office:value-type="float" office:value="56.18" table:style-name="ce1">
            <text:p>56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7.21" table:style-name="ce1">
            <text:p>17,21</text:p>
          </table:table-cell>
          <table:table-cell office:value-type="float" office:value="1496.82" table:style-name="ce2">
            <text:p>1.496,82</text:p>
          </table:table-cell>
          <table:table-cell office:value-type="float" office:value="10" table:style-name="ce1">
            <text:p>10</text:p>
          </table:table-cell>
          <table:table-cell office:value-type="float" office:value="55.88" table:style-name="ce1">
            <text:p>55,88</text:p>
          </table:table-cell>
          <table:table-cell office:value-type="float" office:value="5163.96" table:style-name="ce2">
            <text:p>5.163,96</text:p>
          </table:table-cell>
          <table:table-cell office:value-type="float" office:value="51" table:style-name="ce1">
            <text:p>51</text:p>
          </table:table-cell>
          <table:table-cell office:value-type="float" office:value="55.17" table:style-name="ce1">
            <text:p>55,17</text:p>
          </table:table-cell>
          <table:table-cell office:value-type="float" office:value="5405.21" table:style-name="ce2">
            <text:p>5.405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9.68" table:style-name="ce1">
            <text:p>29,68</text:p>
          </table:table-cell>
          <table:table-cell office:value-type="float" office:value="2546.02" table:style-name="ce2">
            <text:p>2.546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84" table:style-name="ce1">
            <text:p>7,84</text:p>
          </table:table-cell>
          <table:table-cell office:value-type="float" office:value="607.83000000000004" table:style-name="ce1">
            <text:p>607,83</text:p>
          </table:table-cell>
          <table:table-cell office:value-type="float" office:value="28" table:style-name="ce1">
            <text:p>28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1700.54" table:style-name="ce2">
            <text:p>1.700,5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54" table:style-name="ce1">
            <text:p>2,54</text:p>
          </table:table-cell>
          <table:table-cell office:value-type="float" office:value="447.53" table:style-name="ce1">
            <text:p>447,53</text:p>
          </table:table-cell>
          <table:table-cell office:value-type="float" office:value="45" table:style-name="ce1">
            <text:p>45</text:p>
          </table:table-cell>
          <table:table-cell office:value-type="float" office:value="163.6" table:style-name="ce1">
            <text:p>163,6</text:p>
          </table:table-cell>
          <table:table-cell office:value-type="float" office:value="15236.67" table:style-name="ce2">
            <text:p>15.236,67</text:p>
          </table:table-cell>
          <table:table-cell office:value-type="float" office:value="366" table:style-name="ce1">
            <text:p>366</text:p>
          </table:table-cell>
          <table:table-cell office:value-type="float" office:value="222.8" table:style-name="ce1">
            <text:p>222,8</text:p>
          </table:table-cell>
          <table:table-cell office:value-type="float" office:value="23382.12" table:style-name="ce2">
            <text:p>23.382,12</text:p>
          </table:table-cell>
          <table:table-cell office:value-type="float" office:value="12" table:style-name="ce1">
            <text:p>12</text:p>
          </table:table-cell>
          <table:table-cell office:value-type="float" office:value="31.14" table:style-name="ce1">
            <text:p>31,14</text:p>
          </table:table-cell>
          <table:table-cell office:value-type="float" office:value="3204.15" table:style-name="ce2">
            <text:p>3.204,15</text:p>
          </table:table-cell>
          <table:table-cell office:value-type="float" office:value="42" table:style-name="ce1">
            <text:p>42</text:p>
          </table:table-cell>
          <table:table-cell office:value-type="float" office:value="220.35" table:style-name="ce1">
            <text:p>220,35</text:p>
          </table:table-cell>
          <table:table-cell office:value-type="float" office:value="19258.03" table:style-name="ce2">
            <text:p>19.258,03</text:p>
          </table:table-cell>
          <table:table-cell office:value-type="float" office:value="17" table:style-name="ce1">
            <text:p>17</text:p>
          </table:table-cell>
          <table:table-cell office:value-type="float" office:value="87.8" table:style-name="ce1">
            <text:p>87,8</text:p>
          </table:table-cell>
          <table:table-cell office:value-type="float" office:value="8616.82" table:style-name="ce2">
            <text:p>8.616,82</text:p>
          </table:table-cell>
          <table:table-cell office:value-type="float" office:value="8" table:style-name="ce1">
            <text:p>8</text:p>
          </table:table-cell>
          <table:table-cell office:value-type="float" office:value="16.29" table:style-name="ce1">
            <text:p>16,29</text:p>
          </table:table-cell>
          <table:table-cell office:value-type="float" office:value="1543.65" table:style-name="ce2">
            <text:p>1.543,65</text:p>
          </table:table-cell>
          <table:table-cell office:value-type="float" office:value="1" table:style-name="ce1">
            <text:p>1</text:p>
          </table:table-cell>
          <table:table-cell office:value-type="float" office:value="5.95" table:style-name="ce1">
            <text:p>5,95</text:p>
          </table:table-cell>
          <table:table-cell office:value-type="float" office:value="517.5" table:style-name="ce1">
            <text:p>517,5</text:p>
          </table:table-cell>
          <table:table-cell office:value-type="float" office:value="22" table:style-name="ce1">
            <text:p>22</text:p>
          </table:table-cell>
          <table:table-cell office:value-type="float" office:value="16.93" table:style-name="ce1">
            <text:p>16,93</text:p>
          </table:table-cell>
          <table:table-cell office:value-type="float" office:value="1672.08" table:style-name="ce2">
            <text:p>1.672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8.78" table:style-name="ce1">
            <text:p>38,78</text:p>
          </table:table-cell>
          <table:table-cell office:value-type="float" office:value="3984.8" table:style-name="ce2">
            <text:p>3.984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3.46" table:style-name="ce1">
            <text:p>53,46</text:p>
          </table:table-cell>
          <table:table-cell office:value-type="float" office:value="5532.35" table:style-name="ce2">
            <text:p>5.532,35</text:p>
          </table:table-cell>
          <table:table-cell office:value-type="float" office:value="309" table:style-name="ce1">
            <text:p>309</text:p>
          </table:table-cell>
          <table:table-cell office:value-type="float" office:value="836.84" table:style-name="ce1">
            <text:p>836,84</text:p>
          </table:table-cell>
          <table:table-cell office:value-type="float" office:value="84326.84" table:style-name="ce2">
            <text:p>84.326,84</text:p>
          </table:table-cell>
          <table:table-cell office:value-type="float" office:value="72" table:style-name="ce1">
            <text:p>72</text:p>
          </table:table-cell>
          <table:table-cell office:value-type="float" office:value="100.83" table:style-name="ce1">
            <text:p>100,83</text:p>
          </table:table-cell>
          <table:table-cell office:value-type="float" office:value="11764.63" table:style-name="ce2">
            <text:p>11.764,63</text:p>
          </table:table-cell>
          <table:table-cell office:value-type="float" office:value="28" table:style-name="ce1">
            <text:p>28</text:p>
          </table:table-cell>
          <table:table-cell office:value-type="float" office:value="62.9" table:style-name="ce1">
            <text:p>62,9</text:p>
          </table:table-cell>
          <table:table-cell office:value-type="float" office:value="7268.22" table:style-name="ce2">
            <text:p>7.268,22</text:p>
          </table:table-cell>
          <table:table-cell office:value-type="float" office:value="93" table:style-name="ce1">
            <text:p>93</text:p>
          </table:table-cell>
          <table:table-cell office:value-type="float" office:value="200.99" table:style-name="ce1">
            <text:p>200,99</text:p>
          </table:table-cell>
          <table:table-cell office:value-type="float" office:value="20728.88" table:style-name="ce2">
            <text:p>20.728,88</text:p>
          </table:table-cell>
          <table:table-cell office:value-type="float" office:value="56" table:style-name="ce1">
            <text:p>56</text:p>
          </table:table-cell>
          <table:table-cell office:value-type="float" office:value="192.68" table:style-name="ce1">
            <text:p>192,68</text:p>
          </table:table-cell>
          <table:table-cell office:value-type="float" office:value="20104.009999999998" table:style-name="ce2">
            <text:p>20.104,01</text:p>
          </table:table-cell>
          <table:table-cell office:value-type="float" office:value="12" table:style-name="ce1">
            <text:p>12</text:p>
          </table:table-cell>
          <table:table-cell office:value-type="float" office:value="15.62" table:style-name="ce1">
            <text:p>15,62</text:p>
          </table:table-cell>
          <table:table-cell office:value-type="float" office:value="1717.1" table:style-name="ce2">
            <text:p>1.717,10</text:p>
          </table:table-cell>
          <table:table-cell office:value-type="float" office:value="3" table:style-name="ce1">
            <text:p>3</text:p>
          </table:table-cell>
          <table:table-cell office:value-type="float" office:value="6.24" table:style-name="ce1">
            <text:p>6,24</text:p>
          </table:table-cell>
          <table:table-cell office:value-type="float" office:value="605.76" table:style-name="ce1">
            <text:p>605,7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3100.06" table:style-name="ce2">
            <text:p>3.100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1.87" table:style-name="ce1">
            <text:p>1,87</text:p>
          </table:table-cell>
          <table:table-cell office:value-type="float" office:value="217.96" table:style-name="ce1">
            <text:p>21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1" table:style-name="ce1">
            <text:p>2,1</text:p>
          </table:table-cell>
          <table:table-cell office:value-type="float" office:value="342.38" table:style-name="ce1">
            <text:p>342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44" table:style-name="ce1">
            <text:p>6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.89" table:style-name="ce1">
            <text:p>3,89</text:p>
          </table:table-cell>
          <table:table-cell office:value-type="float" office:value="528.33000000000004" table:style-name="ce1">
            <text:p>528,3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2.72" table:style-name="ce1">
            <text:p>22,72</text:p>
          </table:table-cell>
          <table:table-cell office:value-type="float" office:value="2527.4299999999998" table:style-name="ce2">
            <text:p>2.527,43</text:p>
          </table:table-cell>
          <table:table-cell office:value-type="float" office:value="6" table:style-name="ce1">
            <text:p>6</text:p>
          </table:table-cell>
          <table:table-cell office:value-type="float" office:value="0.74" table:style-name="ce1">
            <text:p>0,74</text:p>
          </table:table-cell>
          <table:table-cell office:value-type="float" office:value="216.68" table:style-name="ce1">
            <text:p>216,68</text:p>
          </table:table-cell>
          <table:table-cell office:value-type="float" office:value="1" table:style-name="ce1">
            <text:p>1</text:p>
          </table:table-cell>
          <table:table-cell office:value-type="float" office:value="1.88" table:style-name="ce1">
            <text:p>1,88</text:p>
          </table:table-cell>
          <table:table-cell office:value-type="float" office:value="199.31" table:style-name="ce1">
            <text:p>199,31</text:p>
          </table:table-cell>
          <table:table-cell office:value-type="float" office:value="2" table:style-name="ce1">
            <text:p>2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567.36" table:style-name="ce1">
            <text:p>567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.09" table:style-name="ce1">
            <text:p>6,09</text:p>
          </table:table-cell>
          <table:table-cell office:value-type="float" office:value="647.34" table:style-name="ce1">
            <text:p>647,34</text:p>
          </table:table-cell>
          <table:table-cell office:value-type="float" office:value="2" table:style-name="ce1">
            <text:p>2</text:p>
          </table:table-cell>
          <table:table-cell office:value-type="float" office:value="0.44" table:style-name="ce1">
            <text:p>0,44</text:p>
          </table:table-cell>
          <table:table-cell office:value-type="float" office:value="138.77000000000001" table:style-name="ce1">
            <text:p>138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.22" table:style-name="ce1">
            <text:p>7,22</text:p>
          </table:table-cell>
          <table:table-cell office:value-type="float" office:value="673.3" table:style-name="ce1">
            <text:p>673,3</text:p>
          </table:table-cell>
          <table:table-cell office:value-type="float" office:value="234" table:style-name="ce1">
            <text:p>234</text:p>
          </table:table-cell>
          <table:table-cell office:value-type="float" office:value="480.98" table:style-name="ce1">
            <text:p>480,98</text:p>
          </table:table-cell>
          <table:table-cell office:value-type="float" office:value="49967.17" table:style-name="ce2">
            <text:p>49.967,17</text:p>
          </table:table-cell>
          <table:table-cell office:value-type="float" office:value="86" table:style-name="ce1">
            <text:p>86</text:p>
          </table:table-cell>
          <table:table-cell office:value-type="float" office:value="280.48" table:style-name="ce1">
            <text:p>280,48</text:p>
          </table:table-cell>
          <table:table-cell office:value-type="float" office:value="31428.6" table:style-name="ce2">
            <text:p>31.428,60</text:p>
          </table:table-cell>
          <table:table-cell office:value-type="float" office:value="1" table:style-name="ce1">
            <text:p>1</text:p>
          </table:table-cell>
          <table:table-cell office:value-type="float" office:value="4.93" table:style-name="ce1">
            <text:p>4,93</text:p>
          </table:table-cell>
          <table:table-cell office:value-type="float" office:value="481.79" table:style-name="ce1">
            <text:p>481,79</text:p>
          </table:table-cell>
          <table:table-cell office:value-type="float" office:value="23" table:style-name="ce1">
            <text:p>23</text:p>
          </table:table-cell>
          <table:table-cell office:value-type="float" office:value="48.91" table:style-name="ce1">
            <text:p>48,91</text:p>
          </table:table-cell>
          <table:table-cell office:value-type="float" office:value="4952.62" table:style-name="ce2">
            <text:p>4.952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85.94" table:style-name="ce1">
            <text:p>85,94</text:p>
          </table:table-cell>
          <table:table-cell office:value-type="float" office:value="6755.58" table:style-name="ce2">
            <text:p>6.755,5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.42" table:style-name="ce1">
            <text:p>9,42</text:p>
          </table:table-cell>
          <table:table-cell office:value-type="float" office:value="874.09" table:style-name="ce1">
            <text:p>874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7.93" table:style-name="ce1">
            <text:p>27,93</text:p>
          </table:table-cell>
          <table:table-cell office:value-type="float" office:value="1126.26" table:style-name="ce2">
            <text:p>1.126,26</text:p>
          </table:table-cell>
          <table:table-cell office:value-type="float" office:value="4" table:style-name="ce1">
            <text:p>4</text:p>
          </table:table-cell>
          <table:table-cell office:value-type="float" office:value="2.67" table:style-name="ce1">
            <text:p>2,67</text:p>
          </table:table-cell>
          <table:table-cell office:value-type="float" office:value="109.6" table:style-name="ce1">
            <text:p>109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08" table:style-name="ce1">
            <text:p>6,08</text:p>
          </table:table-cell>
          <table:table-cell office:value-type="float" office:value="248.88" table:style-name="ce1">
            <text:p>248,88</text:p>
          </table:table-cell>
          <table:table-cell office:value-type="float" office:value="1" table:style-name="ce1">
            <text:p>1</text:p>
          </table:table-cell>
          <table:table-cell office:value-type="float" office:value="12.23" table:style-name="ce1">
            <text:p>12,23</text:p>
          </table:table-cell>
          <table:table-cell office:value-type="float" office:value="490.02" table:style-name="ce1">
            <text:p>490,02</text:p>
          </table:table-cell>
          <table:table-cell office:value-type="float" office:value="12" table:style-name="ce1">
            <text:p>12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340.52" table:style-name="ce1">
            <text:p>340,52</text:p>
          </table:table-cell>
          <table:table-cell office:value-type="float" office:value="7" table:style-name="ce1">
            <text:p>7</text:p>
          </table:table-cell>
          <table:table-cell office:value-type="float" office:value="37.15" table:style-name="ce1">
            <text:p>37,15</text:p>
          </table:table-cell>
          <table:table-cell office:value-type="float" office:value="1534.21" table:style-name="ce2">
            <text:p>1.534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8.28" table:style-name="ce1">
            <text:p>18,28</text:p>
          </table:table-cell>
          <table:table-cell office:value-type="float" office:value="740.34" table:style-name="ce1">
            <text:p>740,34</text:p>
          </table:table-cell>
          <table:table-cell office:value-type="float" office:value="54" table:style-name="ce1">
            <text:p>54</text:p>
          </table:table-cell>
          <table:table-cell office:value-type="float" office:value="38.770000000000003" table:style-name="ce1">
            <text:p>38,77</text:p>
          </table:table-cell>
          <table:table-cell office:value-type="float" office:value="1588.6" table:style-name="ce2">
            <text:p>1.588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.2" table:style-name="ce1">
            <text:p>14,2</text:p>
          </table:table-cell>
          <table:table-cell office:value-type="float" office:value="579.74" table:style-name="ce1">
            <text:p>579,74</text:p>
          </table:table-cell>
          <table:table-cell office:value-type="float" office:value="12" table:style-name="ce1">
            <text:p>12</text:p>
          </table:table-cell>
          <table:table-cell office:value-type="float" office:value="7.18" table:style-name="ce1">
            <text:p>7,18</text:p>
          </table:table-cell>
          <table:table-cell office:value-type="float" office:value="295.44" table:style-name="ce1">
            <text:p>295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6" table:style-name="ce1">
            <text:p>646</text:p>
          </table:table-cell>
          <table:table-cell office:value-type="float" office:value="299.10000000000002" table:style-name="ce1">
            <text:p>299,1</text:p>
          </table:table-cell>
          <table:table-cell office:value-type="float" office:value="12415.42" table:style-name="ce2">
            <text:p>12.415,42</text:p>
          </table:table-cell>
          <table:table-cell office:value-type="float" office:value="48" table:style-name="ce1">
            <text:p>48</text:p>
          </table:table-cell>
          <table:table-cell office:value-type="float" office:value="23.42" table:style-name="ce1">
            <text:p>23,42</text:p>
          </table:table-cell>
          <table:table-cell office:value-type="float" office:value="970.44" table:style-name="ce1">
            <text:p>970,44</text:p>
          </table:table-cell>
          <table:table-cell office:value-type="float" office:value="997" table:style-name="ce1">
            <text:p>997</text:p>
          </table:table-cell>
          <table:table-cell office:value-type="float" office:value="591.04999999999995" table:style-name="ce1">
            <text:p>591,05</text:p>
          </table:table-cell>
          <table:table-cell office:value-type="float" office:value="24195.62" table:style-name="ce2">
            <text:p>24.195,62</text:p>
          </table:table-cell>
          <table:table-cell office:value-type="float" office:value="17" table:style-name="ce1">
            <text:p>17</text:p>
          </table:table-cell>
          <table:table-cell office:value-type="float" office:value="30.72" table:style-name="ce1">
            <text:p>30,72</text:p>
          </table:table-cell>
          <table:table-cell office:value-type="float" office:value="1267.6099999999999" table:style-name="ce2">
            <text:p>1.267,61</text:p>
          </table:table-cell>
          <table:table-cell office:value-type="float" office:value="15" table:style-name="ce1">
            <text:p>15</text:p>
          </table:table-cell>
          <table:table-cell office:value-type="float" office:value="6.25" table:style-name="ce1">
            <text:p>6,25</text:p>
          </table:table-cell>
          <table:table-cell office:value-type="float" office:value="260.54000000000002" table:style-name="ce1">
            <text:p>260,54</text:p>
          </table:table-cell>
          <table:table-cell office:value-type="float" office:value="32" table:style-name="ce1">
            <text:p>32</text:p>
          </table:table-cell>
          <table:table-cell office:value-type="float" office:value="29.68" table:style-name="ce1">
            <text:p>29,68</text:p>
          </table:table-cell>
          <table:table-cell office:value-type="float" office:value="1209.44" table:style-name="ce2">
            <text:p>1.209,44</text:p>
          </table:table-cell>
          <table:table-cell office:value-type="float" office:value="104" table:style-name="ce1">
            <text:p>104</text:p>
          </table:table-cell>
          <table:table-cell office:value-type="float" office:value="70.89" table:style-name="ce1">
            <text:p>70,89</text:p>
          </table:table-cell>
          <table:table-cell office:value-type="float" office:value="2908.48" table:style-name="ce2">
            <text:p>2.908,4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4" table:style-name="ce1">
            <text:p>4,54</text:p>
          </table:table-cell>
          <table:table-cell office:value-type="float" office:value="440.46" table:style-name="ce1">
            <text:p>440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4" table:style-name="ce1">
            <text:p>6,4</text:p>
          </table:table-cell>
          <table:table-cell office:value-type="float" office:value="541.46" table:style-name="ce1">
            <text:p>541,46</text:p>
          </table:table-cell>
          <table:table-cell office:value-type="float" office:value="1" table:style-name="ce1">
            <text:p>1</text:p>
          </table:table-cell>
          <table:table-cell office:value-type="float" office:value="30.32" table:style-name="ce1">
            <text:p>30,32</text:p>
          </table:table-cell>
          <table:table-cell office:value-type="float" office:value="2258.35" table:style-name="ce2">
            <text:p>2.258,35</text:p>
          </table:table-cell>
          <table:table-cell office:value-type="float" office:value="6" table:style-name="ce1">
            <text:p>6</text:p>
          </table:table-cell>
          <table:table-cell office:value-type="float" office:value="32.64" table:style-name="ce1">
            <text:p>32,64</text:p>
          </table:table-cell>
          <table:table-cell office:value-type="float" office:value="3526.4" table:style-name="ce2">
            <text:p>3.526,40</text:p>
          </table:table-cell>
          <table:table-cell office:value-type="float" office:value="25" table:style-name="ce1">
            <text:p>25</text:p>
          </table:table-cell>
          <table:table-cell office:value-type="float" office:value="354.03" table:style-name="ce1">
            <text:p>354,03</text:p>
          </table:table-cell>
          <table:table-cell office:value-type="float" office:value="31276.51" table:style-name="ce2">
            <text:p>31.276,51</text:p>
          </table:table-cell>
          <table:table-cell office:value-type="float" office:value="1" table:style-name="ce1">
            <text:p>1</text:p>
          </table:table-cell>
          <table:table-cell office:value-type="float" office:value="7.63" table:style-name="ce1">
            <text:p>7,63</text:p>
          </table:table-cell>
          <table:table-cell office:value-type="float" office:value="663.43" table:style-name="ce1">
            <text:p>663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802.6" table:style-name="ce1">
            <text:p>802,6</text:p>
          </table:table-cell>
          <table:table-cell office:value-type="float" office:value="74295" table:style-name="ce2">
            <text:p>74.295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42" table:style-name="ce1">
            <text:p>5,42</text:p>
          </table:table-cell>
          <table:table-cell office:value-type="float" office:value="522.82000000000005" table:style-name="ce1">
            <text:p>522,8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466.92" table:style-name="ce1">
            <text:p>466,92</text:p>
          </table:table-cell>
          <table:table-cell office:value-type="float" office:value="47620.77" table:style-name="ce2">
            <text:p>47.620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54" table:style-name="ce1">
            <text:p>10,54</text:p>
          </table:table-cell>
          <table:table-cell office:value-type="float" office:value="1311.18" table:style-name="ce2">
            <text:p>1.311,18</text:p>
          </table:table-cell>
          <table:table-cell office:value-type="float" office:value="23" table:style-name="ce1">
            <text:p>23</text:p>
          </table:table-cell>
          <table:table-cell office:value-type="float" office:value="149.69" table:style-name="ce1">
            <text:p>149,69</text:p>
          </table:table-cell>
          <table:table-cell office:value-type="float" office:value="15615.35" table:style-name="ce2">
            <text:p>15.615,35</text:p>
          </table:table-cell>
          <table:table-cell office:value-type="float" office:value="2" table:style-name="ce1">
            <text:p>2</text:p>
          </table:table-cell>
          <table:table-cell office:value-type="float" office:value="5.54" table:style-name="ce1">
            <text:p>5,54</text:p>
          </table:table-cell>
          <table:table-cell office:value-type="float" office:value="555.57000000000005" table:style-name="ce1">
            <text:p>555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4" table:style-name="ce1">
            <text:p>564</text:p>
          </table:table-cell>
          <table:table-cell office:value-type="float" office:value="2105.04" table:style-name="ce2">
            <text:p>2.105,04</text:p>
          </table:table-cell>
          <table:table-cell office:value-type="float" office:value="224839" table:style-name="ce2">
            <text:p>224.839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,6</text:p>
          </table:table-cell>
          <table:table-cell office:value-type="float" office:value="50.08" table:style-name="ce1">
            <text:p>5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9.16" table:style-name="ce1">
            <text:p>59,16</text:p>
          </table:table-cell>
          <table:table-cell office:value-type="float" office:value="6203.22" table:style-name="ce2">
            <text:p>6.203,22</text:p>
          </table:table-cell>
          <table:table-cell office:value-type="float" office:value="13" table:style-name="ce1">
            <text:p>13</text:p>
          </table:table-cell>
          <table:table-cell office:value-type="float" office:value="5.94" table:style-name="ce1">
            <text:p>5,94</text:p>
          </table:table-cell>
          <table:table-cell office:value-type="float" office:value="656.22" table:style-name="ce1">
            <text:p>656,22</text:p>
          </table:table-cell>
          <table:table-cell office:value-type="float" office:value="3" table:style-name="ce1">
            <text:p>3</text:p>
          </table:table-cell>
          <table:table-cell office:value-type="float" office:value="3.16" table:style-name="ce1">
            <text:p>3,16</text:p>
          </table:table-cell>
          <table:table-cell office:value-type="float" office:value="302.83" table:style-name="ce1">
            <text:p>302,83</text:p>
          </table:table-cell>
          <table:table-cell office:value-type="float" office:value="2" table:style-name="ce1">
            <text:p>2</text:p>
          </table:table-cell>
          <table:table-cell office:value-type="float" office:value="3.59" table:style-name="ce1">
            <text:p>3,59</text:p>
          </table:table-cell>
          <table:table-cell office:value-type="float" office:value="310.98" table:style-name="ce1">
            <text:p>310,98</text:p>
          </table:table-cell>
          <table:table-cell office:value-type="float" office:value="15" table:style-name="ce1">
            <text:p>15</text:p>
          </table:table-cell>
          <table:table-cell office:value-type="float" office:value="13.57" table:style-name="ce1">
            <text:p>13,57</text:p>
          </table:table-cell>
          <table:table-cell office:value-type="float" office:value="1801.1" table:style-name="ce2">
            <text:p>1.801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4.54" table:style-name="ce1">
            <text:p>44,54</text:p>
          </table:table-cell>
          <table:table-cell office:value-type="float" office:value="4055.08" table:style-name="ce2">
            <text:p>4.055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,7</text:p>
          </table:table-cell>
          <table:table-cell office:value-type="float" office:value="125.02" table:style-name="ce1">
            <text:p>125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74.02" table:style-name="ce1">
            <text:p>174,02</text:p>
          </table:table-cell>
          <table:table-cell office:value-type="float" office:value="13513.29" table:style-name="ce2">
            <text:p>13.513,29</text:p>
          </table:table-cell>
          <table:table-cell office:value-type="float" office:value="2" table:style-name="ce1">
            <text:p>2</text:p>
          </table:table-cell>
          <table:table-cell office:value-type="float" office:value="49.6" table:style-name="ce1">
            <text:p>49,6</text:p>
          </table:table-cell>
          <table:table-cell office:value-type="float" office:value="3666.28" table:style-name="ce2">
            <text:p>3.666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9.69" table:style-name="ce1">
            <text:p>9,69</text:p>
          </table:table-cell>
          <table:table-cell office:value-type="float" office:value="786.66" table:style-name="ce1">
            <text:p>786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56" table:style-name="ce1">
            <text:p>2,56</text:p>
          </table:table-cell>
          <table:table-cell office:value-type="float" office:value="295.64999999999998" table:style-name="ce1">
            <text:p>295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3.38" table:style-name="ce1">
            <text:p>73,38</text:p>
          </table:table-cell>
          <table:table-cell office:value-type="float" office:value="6789.37" table:style-name="ce2">
            <text:p>6.789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793.3" table:style-name="ce1">
            <text:p>793,3</text:p>
          </table:table-cell>
          <table:table-cell office:value-type="float" office:value="77812.800000000003" table:style-name="ce2">
            <text:p>77.812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.03" table:style-name="ce1">
            <text:p>11,03</text:p>
          </table:table-cell>
          <table:table-cell office:value-type="float" office:value="1359.16" table:style-name="ce2">
            <text:p>1.359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8.04" table:style-name="ce1">
            <text:p>178,04</text:p>
          </table:table-cell>
          <table:table-cell office:value-type="float" office:value="14885.06" table:style-name="ce2">
            <text:p>14.885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9.64" table:style-name="ce1">
            <text:p>29,64</text:p>
          </table:table-cell>
          <table:table-cell office:value-type="float" office:value="2604.89" table:style-name="ce2">
            <text:p>2.604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2.48" table:style-name="ce1">
            <text:p>72,48</text:p>
          </table:table-cell>
          <table:table-cell office:value-type="float" office:value="4633.07" table:style-name="ce2">
            <text:p>4.633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04" table:style-name="ce1">
            <text:p>4,04</text:p>
          </table:table-cell>
          <table:table-cell office:value-type="float" office:value="363.96" table:style-name="ce1">
            <text:p>363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801.61" table:style-name="ce1">
            <text:p>801,61</text:p>
          </table:table-cell>
          <table:table-cell office:value-type="float" office:value="52106.69" table:style-name="ce2">
            <text:p>52.106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1" table:style-name="ce1">
            <text:p>1</text:p>
          </table:table-cell>
          <table:table-cell office:value-type="float" office:value="0.13" table:style-name="ce1">
            <text:p>0,13</text:p>
          </table:table-cell>
          <table:table-cell office:value-type="float" office:value="11.65" table:style-name="ce1">
            <text:p>11,65</text:p>
          </table:table-cell>
          <table:table-cell office:value-type="float" office:value="2" table:style-name="ce1">
            <text:p>2</text:p>
          </table:table-cell>
          <table:table-cell office:value-type="float" office:value="0.71" table:style-name="ce1">
            <text:p>0,71</text:p>
          </table:table-cell>
          <table:table-cell office:value-type="float" office:value="75.430000000000007" table:style-name="ce1">
            <text:p>75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5.61" table:style-name="ce1">
            <text:p>15,61</text:p>
          </table:table-cell>
          <table:table-cell office:value-type="float" office:value="1351.32" table:style-name="ce2">
            <text:p>1.351,32</text:p>
          </table:table-cell>
          <table:table-cell office:value-type="float" office:value="16" table:style-name="ce1">
            <text:p>16</text:p>
          </table:table-cell>
          <table:table-cell office:value-type="float" office:value="7.89" table:style-name="ce1">
            <text:p>7,89</text:p>
          </table:table-cell>
          <table:table-cell office:value-type="float" office:value="970.9" table:style-name="ce1">
            <text:p>970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1" table:style-name="ce1">
            <text:p>0,21</text:p>
          </table:table-cell>
          <table:table-cell office:value-type="float" office:value="49.89" table:style-name="ce1">
            <text:p>49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51" table:style-name="ce1">
            <text:p>3,51</text:p>
          </table:table-cell>
          <table:table-cell office:value-type="float" office:value="396.01" table:style-name="ce1">
            <text:p>396,01</text:p>
          </table:table-cell>
          <table:table-cell office:value-type="float" office:value="239" table:style-name="ce1">
            <text:p>239</text:p>
          </table:table-cell>
          <table:table-cell office:value-type="float" office:value="123.3" table:style-name="ce1">
            <text:p>123,3</text:p>
          </table:table-cell>
          <table:table-cell office:value-type="float" office:value="12566.52" table:style-name="ce2">
            <text:p>12.566,52</text:p>
          </table:table-cell>
          <table:table-cell office:value-type="float" office:value="20" table:style-name="ce1">
            <text:p>20</text:p>
          </table:table-cell>
          <table:table-cell office:value-type="float" office:value="10.01" table:style-name="ce1">
            <text:p>10,01</text:p>
          </table:table-cell>
          <table:table-cell office:value-type="float" office:value="1045.45" table:style-name="ce2">
            <text:p>1.045,45</text:p>
          </table:table-cell>
          <table:table-cell office:value-type="float" office:value="8" table:style-name="ce1">
            <text:p>8</text:p>
          </table:table-cell>
          <table:table-cell office:value-type="float" office:value="1.98" table:style-name="ce1">
            <text:p>1,98</text:p>
          </table:table-cell>
          <table:table-cell office:value-type="float" office:value="198.21" table:style-name="ce1">
            <text:p>198,21</text:p>
          </table:table-cell>
          <table:table-cell office:value-type="float" office:value="9" table:style-name="ce1">
            <text:p>9</text:p>
          </table:table-cell>
          <table:table-cell office:value-type="float" office:value="2.98" table:style-name="ce1">
            <text:p>2,98</text:p>
          </table:table-cell>
          <table:table-cell office:value-type="float" office:value="299.44" table:style-name="ce1">
            <text:p>299,44</text:p>
          </table:table-cell>
          <table:table-cell office:value-type="float" office:value="27" table:style-name="ce1">
            <text:p>27</text:p>
          </table:table-cell>
          <table:table-cell office:value-type="float" office:value="10.99" table:style-name="ce1">
            <text:p>10,99</text:p>
          </table:table-cell>
          <table:table-cell office:value-type="float" office:value="1121.1199999999999" table:style-name="ce2">
            <text:p>1.121,12</text:p>
          </table:table-cell>
          <table:table-cell office:value-type="float" office:value="56" table:style-name="ce1">
            <text:p>56</text:p>
          </table:table-cell>
          <table:table-cell office:value-type="float" office:value="20.6" table:style-name="ce1">
            <text:p>20,6</text:p>
          </table:table-cell>
          <table:table-cell office:value-type="float" office:value="2135.06" table:style-name="ce2">
            <text:p>2.135,06</text:p>
          </table:table-cell>
          <table:table-cell office:value-type="float" office:value="4" table:style-name="ce1">
            <text:p>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207.36" table:style-name="ce1">
            <text:p>207,36</text:p>
          </table:table-cell>
          <table:table-cell office:value-type="float" office:value="14" table:style-name="ce1">
            <text:p>14</text:p>
          </table:table-cell>
          <table:table-cell office:value-type="float" office:value="7.99" table:style-name="ce1">
            <text:p>7,99</text:p>
          </table:table-cell>
          <table:table-cell office:value-type="float" office:value="813.09" table:style-name="ce1">
            <text:p>813,09</text:p>
          </table:table-cell>
          <table:table-cell office:value-type="float" office:value="2" table:style-name="ce1">
            <text:p>2</text:p>
          </table:table-cell>
          <table:table-cell office:value-type="float" office:value="0.31" table:style-name="ce1">
            <text:p>0,31</text:p>
          </table:table-cell>
          <table:table-cell office:value-type="float" office:value="31.06" table:style-name="ce1">
            <text:p>31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65" table:style-name="ce3">
            <text:p>3.365</text:p>
          </table:table-cell>
          <table:table-cell office:value-type="float" office:value="844.44" table:style-name="ce1">
            <text:p>844,44</text:p>
          </table:table-cell>
          <table:table-cell office:value-type="float" office:value="86219.54" table:style-name="ce2">
            <text:p>86.219,54</text:p>
          </table:table-cell>
          <table:table-cell office:value-type="float" office:value="19885" table:style-name="ce3">
            <text:p>19.885</text:p>
          </table:table-cell>
          <table:table-cell office:value-type="float" office:value="6627.44" table:style-name="ce2">
            <text:p>6.627,44</text:p>
          </table:table-cell>
          <table:table-cell office:value-type="float" office:value="671795.8" table:style-name="ce2">
            <text:p>671.795,80</text:p>
          </table:table-cell>
          <table:table-cell office:value-type="float" office:value="7586" table:style-name="ce3">
            <text:p>7.586</text:p>
          </table:table-cell>
          <table:table-cell office:value-type="float" office:value="2678.95" table:style-name="ce2">
            <text:p>2.678,95</text:p>
          </table:table-cell>
          <table:table-cell office:value-type="float" office:value="272278.38" table:style-name="ce2">
            <text:p>272.278,38</text:p>
          </table:table-cell>
          <table:table-cell office:value-type="float" office:value="69383" table:style-name="ce3">
            <text:p>69.383</text:p>
          </table:table-cell>
          <table:table-cell office:value-type="float" office:value="29955.88" table:style-name="ce2">
            <text:p>29.955,88</text:p>
          </table:table-cell>
          <table:table-cell office:value-type="float" office:value="3118089.46" table:style-name="ce2">
            <text:p>3.118.089,46</text:p>
          </table:table-cell>
          <table:table-cell office:value-type="float" office:value="16892" table:style-name="ce3">
            <text:p>16.892</text:p>
          </table:table-cell>
          <table:table-cell office:value-type="float" office:value="8844.1200000000008" table:style-name="ce2">
            <text:p>8.844,12</text:p>
          </table:table-cell>
          <table:table-cell office:value-type="float" office:value="794608.56" table:style-name="ce2">
            <text:p>794.608,56</text:p>
          </table:table-cell>
          <table:table-cell office:value-type="float" office:value="6905" table:style-name="ce3">
            <text:p>6.905</text:p>
          </table:table-cell>
          <table:table-cell office:value-type="float" office:value="2639.56" table:style-name="ce2">
            <text:p>2.639,56</text:p>
          </table:table-cell>
          <table:table-cell office:value-type="float" office:value="268219.75" table:style-name="ce2">
            <text:p>268.219,75</text:p>
          </table:table-cell>
          <table:table-cell office:value-type="float" office:value="15931" table:style-name="ce3">
            <text:p>15.931</text:p>
          </table:table-cell>
          <table:table-cell office:value-type="float" office:value="6857.61" table:style-name="ce2">
            <text:p>6.857,61</text:p>
          </table:table-cell>
          <table:table-cell office:value-type="float" office:value="693306.48" table:style-name="ce2">
            <text:p>693.306,48</text:p>
          </table:table-cell>
          <table:table-cell office:value-type="float" office:value="11040" table:style-name="ce3">
            <text:p>11.040</text:p>
          </table:table-cell>
          <table:table-cell office:value-type="float" office:value="3726.25" table:style-name="ce2">
            <text:p>3.726,25</text:p>
          </table:table-cell>
          <table:table-cell office:value-type="float" office:value="378877.39" table:style-name="ce2">
            <text:p>378.877,39</text:p>
          </table:table-cell>
          <table:table-cell office:value-type="float" office:value="8871" table:style-name="ce3">
            <text:p>8.871</text:p>
          </table:table-cell>
          <table:table-cell office:value-type="float" office:value="3188.33" table:style-name="ce2">
            <text:p>3.188,33</text:p>
          </table:table-cell>
          <table:table-cell office:value-type="float" office:value="323815.94" table:style-name="ce2">
            <text:p>323.815,94</text:p>
          </table:table-cell>
          <table:table-cell office:value-type="float" office:value="24270" table:style-name="ce3">
            <text:p>24.270</text:p>
          </table:table-cell>
          <table:table-cell office:value-type="float" office:value="7479.73" table:style-name="ce2">
            <text:p>7.479,73</text:p>
          </table:table-cell>
          <table:table-cell office:value-type="float" office:value="757687.43" table:style-name="ce2">
            <text:p>757.687,43</text:p>
          </table:table-cell>
          <table:table-cell office:value-type="float" office:value="11479" table:style-name="ce3">
            <text:p>11.479</text:p>
          </table:table-cell>
          <table:table-cell office:value-type="float" office:value="3473.13" table:style-name="ce2">
            <text:p>3.473,13</text:p>
          </table:table-cell>
          <table:table-cell office:value-type="float" office:value="353350.08" table:style-name="ce2">
            <text:p>353.350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8" table:style-name="ce1">
            <text:p>98</text:p>
          </table:table-cell>
          <table:table-cell office:value-type="float" office:value="16.88" table:style-name="ce1">
            <text:p>16,88</text:p>
          </table:table-cell>
          <table:table-cell office:value-type="float" office:value="1410.64" table:style-name="ce2">
            <text:p>1.410,64</text:p>
          </table:table-cell>
          <table:table-cell office:value-type="float" office:value="953" table:style-name="ce1">
            <text:p>953</text:p>
          </table:table-cell>
          <table:table-cell office:value-type="float" office:value="296.52" table:style-name="ce1">
            <text:p>296,52</text:p>
          </table:table-cell>
          <table:table-cell office:value-type="float" office:value="25080.04" table:style-name="ce2">
            <text:p>25.080,04</text:p>
          </table:table-cell>
          <table:table-cell office:value-type="float" office:value="254" table:style-name="ce1">
            <text:p>254</text:p>
          </table:table-cell>
          <table:table-cell office:value-type="float" office:value="62.67" table:style-name="ce1">
            <text:p>62,67</text:p>
          </table:table-cell>
          <table:table-cell office:value-type="float" office:value="5245.03" table:style-name="ce2">
            <text:p>5.245,03</text:p>
          </table:table-cell>
          <table:table-cell office:value-type="float" office:value="935" table:style-name="ce1">
            <text:p>935</text:p>
          </table:table-cell>
          <table:table-cell office:value-type="float" office:value="511.74" table:style-name="ce1">
            <text:p>511,74</text:p>
          </table:table-cell>
          <table:table-cell office:value-type="float" office:value="46941.78" table:style-name="ce2">
            <text:p>46.941,78</text:p>
          </table:table-cell>
          <table:table-cell office:value-type="float" office:value="193" table:style-name="ce1">
            <text:p>193</text:p>
          </table:table-cell>
          <table:table-cell office:value-type="float" office:value="84.81" table:style-name="ce1">
            <text:p>84,81</text:p>
          </table:table-cell>
          <table:table-cell office:value-type="float" office:value="7162.07" table:style-name="ce2">
            <text:p>7.162,07</text:p>
          </table:table-cell>
          <table:table-cell office:value-type="float" office:value="199" table:style-name="ce1">
            <text:p>199</text:p>
          </table:table-cell>
          <table:table-cell office:value-type="float" office:value="44.82" table:style-name="ce1">
            <text:p>44,82</text:p>
          </table:table-cell>
          <table:table-cell office:value-type="float" office:value="3761.04" table:style-name="ce2">
            <text:p>3.761,04</text:p>
          </table:table-cell>
          <table:table-cell office:value-type="float" office:value="320" table:style-name="ce1">
            <text:p>320</text:p>
          </table:table-cell>
          <table:table-cell office:value-type="float" office:value="148" table:style-name="ce1">
            <text:p>148</text:p>
          </table:table-cell>
          <table:table-cell office:value-type="float" office:value="12687.4" table:style-name="ce2">
            <text:p>12.687,40</text:p>
          </table:table-cell>
          <table:table-cell office:value-type="float" office:value="24" table:style-name="ce1">
            <text:p>24</text:p>
          </table:table-cell>
          <table:table-cell office:value-type="float" office:value="7.47" table:style-name="ce1">
            <text:p>7,47</text:p>
          </table:table-cell>
          <table:table-cell office:value-type="float" office:value="627.41999999999996" table:style-name="ce1">
            <text:p>627,42</text:p>
          </table:table-cell>
          <table:table-cell office:value-type="float" office:value="88" table:style-name="ce1">
            <text:p>88</text:p>
          </table:table-cell>
          <table:table-cell office:value-type="float" office:value="31.14" table:style-name="ce1">
            <text:p>31,14</text:p>
          </table:table-cell>
          <table:table-cell office:value-type="float" office:value="2597.4" table:style-name="ce2">
            <text:p>2.597,40</text:p>
          </table:table-cell>
          <table:table-cell office:value-type="float" office:value="91" table:style-name="ce1">
            <text:p>91</text:p>
          </table:table-cell>
          <table:table-cell office:value-type="float" office:value="26.99" table:style-name="ce1">
            <text:p>26,99</text:p>
          </table:table-cell>
          <table:table-cell office:value-type="float" office:value="2250.59" table:style-name="ce2">
            <text:p>2.250,59</text:p>
          </table:table-cell>
          <table:table-cell office:value-type="float" office:value="244" table:style-name="ce1">
            <text:p>244</text:p>
          </table:table-cell>
          <table:table-cell office:value-type="float" office:value="73.040000000000006" table:style-name="ce1">
            <text:p>73,04</text:p>
          </table:table-cell>
          <table:table-cell office:value-type="float" office:value="6088.11" table:style-name="ce2">
            <text:p>6.088,1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32.96" table:style-name="ce1">
            <text:p>32,96</text:p>
          </table:table-cell>
          <table:table-cell office:value-type="float" office:value="1706.01" table:style-name="ce2">
            <text:p>1.706,01</text:p>
          </table:table-cell>
          <table:table-cell office:value-type="float" office:value="161" table:style-name="ce1">
            <text:p>161</text:p>
          </table:table-cell>
          <table:table-cell office:value-type="float" office:value="86.41" table:style-name="ce1">
            <text:p>86,41</text:p>
          </table:table-cell>
          <table:table-cell office:value-type="float" office:value="4745.12" table:style-name="ce2">
            <text:p>4.745,12</text:p>
          </table:table-cell>
          <table:table-cell office:value-type="float" office:value="114" table:style-name="ce1">
            <text:p>114</text:p>
          </table:table-cell>
          <table:table-cell office:value-type="float" office:value="48.4" table:style-name="ce1">
            <text:p>48,4</text:p>
          </table:table-cell>
          <table:table-cell office:value-type="float" office:value="2579.37" table:style-name="ce2">
            <text:p>2.579,37</text:p>
          </table:table-cell>
          <table:table-cell office:value-type="float" office:value="55" table:style-name="ce1">
            <text:p>55</text:p>
          </table:table-cell>
          <table:table-cell office:value-type="float" office:value="58.22" table:style-name="ce1">
            <text:p>58,22</text:p>
          </table:table-cell>
          <table:table-cell office:value-type="float" office:value="5803.68" table:style-name="ce2">
            <text:p>5.803,68</text:p>
          </table:table-cell>
          <table:table-cell office:value-type="float" office:value="109" table:style-name="ce1">
            <text:p>109</text:p>
          </table:table-cell>
          <table:table-cell office:value-type="float" office:value="82.99" table:style-name="ce1">
            <text:p>82,99</text:p>
          </table:table-cell>
          <table:table-cell office:value-type="float" office:value="4611.3999999999996" table:style-name="ce2">
            <text:p>4.611,40</text:p>
          </table:table-cell>
          <table:table-cell office:value-type="float" office:value="62" table:style-name="ce1">
            <text:p>62</text:p>
          </table:table-cell>
          <table:table-cell office:value-type="float" office:value="31.12" table:style-name="ce1">
            <text:p>31,12</text:p>
          </table:table-cell>
          <table:table-cell office:value-type="float" office:value="1672.43" table:style-name="ce2">
            <text:p>1.672,43</text:p>
          </table:table-cell>
          <table:table-cell office:value-type="float" office:value="168" table:style-name="ce1">
            <text:p>168</text:p>
          </table:table-cell>
          <table:table-cell office:value-type="float" office:value="105.84" table:style-name="ce1">
            <text:p>105,84</text:p>
          </table:table-cell>
          <table:table-cell office:value-type="float" office:value="5844.92" table:style-name="ce2">
            <text:p>5.844,92</text:p>
          </table:table-cell>
          <table:table-cell office:value-type="float" office:value="40" table:style-name="ce1">
            <text:p>40</text:p>
          </table:table-cell>
          <table:table-cell office:value-type="float" office:value="17.16" table:style-name="ce1">
            <text:p>17,16</text:p>
          </table:table-cell>
          <table:table-cell office:value-type="float" office:value="905.74" table:style-name="ce1">
            <text:p>905,74</text:p>
          </table:table-cell>
          <table:table-cell office:value-type="float" office:value="47" table:style-name="ce1">
            <text:p>47</text:p>
          </table:table-cell>
          <table:table-cell office:value-type="float" office:value="25.09" table:style-name="ce1">
            <text:p>25,09</text:p>
          </table:table-cell>
          <table:table-cell office:value-type="float" office:value="1351.24" table:style-name="ce2">
            <text:p>1.351,24</text:p>
          </table:table-cell>
          <table:table-cell office:value-type="float" office:value="126" table:style-name="ce1">
            <text:p>126</text:p>
          </table:table-cell>
          <table:table-cell office:value-type="float" office:value="99.17" table:style-name="ce1">
            <text:p>99,17</text:p>
          </table:table-cell>
          <table:table-cell office:value-type="float" office:value="5509.35" table:style-name="ce2">
            <text:p>5.509,35</text:p>
          </table:table-cell>
          <table:table-cell office:value-type="float" office:value="132" table:style-name="ce1">
            <text:p>132</text:p>
          </table:table-cell>
          <table:table-cell office:value-type="float" office:value="55.69" table:style-name="ce1">
            <text:p>55,69</text:p>
          </table:table-cell>
          <table:table-cell office:value-type="float" office:value="3170.08" table:style-name="ce2">
            <text:p>3.170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.12" table:style-name="ce1">
            <text:p>7,12</text:p>
          </table:table-cell>
          <table:table-cell office:value-type="float" office:value="365.39" table:style-name="ce1">
            <text:p>365,39</text:p>
          </table:table-cell>
          <table:table-cell office:value-type="float" office:value="37" table:style-name="ce1">
            <text:p>37</text:p>
          </table:table-cell>
          <table:table-cell office:value-type="float" office:value="13.55" table:style-name="ce1">
            <text:p>13,55</text:p>
          </table:table-cell>
          <table:table-cell office:value-type="float" office:value="746.95" table:style-name="ce1">
            <text:p>746,95</text:p>
          </table:table-cell>
          <table:table-cell office:value-type="float" office:value="407" table:style-name="ce1">
            <text:p>407</text:p>
          </table:table-cell>
          <table:table-cell office:value-type="float" office:value="223.76" table:style-name="ce1">
            <text:p>223,76</text:p>
          </table:table-cell>
          <table:table-cell office:value-type="float" office:value="21163.94" table:style-name="ce2">
            <text:p>21.163,94</text:p>
          </table:table-cell>
          <table:table-cell office:value-type="float" office:value="50" table:style-name="ce1">
            <text:p>50</text:p>
          </table:table-cell>
          <table:table-cell office:value-type="float" office:value="21.93" table:style-name="ce1">
            <text:p>21,93</text:p>
          </table:table-cell>
          <table:table-cell office:value-type="float" office:value="1180.3399999999999" table:style-name="ce2">
            <text:p>1.180,34</text:p>
          </table:table-cell>
          <table:table-cell office:value-type="float" office:value="30" table:style-name="ce1">
            <text:p>30</text:p>
          </table:table-cell>
          <table:table-cell office:value-type="float" office:value="12.82" table:style-name="ce1">
            <text:p>12,82</text:p>
          </table:table-cell>
          <table:table-cell office:value-type="float" office:value="710.5" table:style-name="ce1">
            <text:p>710,5</text:p>
          </table:table-cell>
          <table:table-cell office:value-type="float" office:value="348" table:style-name="ce1">
            <text:p>348</text:p>
          </table:table-cell>
          <table:table-cell office:value-type="float" office:value="106.65" table:style-name="ce1">
            <text:p>106,65</text:p>
          </table:table-cell>
          <table:table-cell office:value-type="float" office:value="5865.94" table:style-name="ce2">
            <text:p>5.865,94</text:p>
          </table:table-cell>
          <table:table-cell office:value-type="float" office:value="30" table:style-name="ce1">
            <text:p>30</text:p>
          </table:table-cell>
          <table:table-cell office:value-type="float" office:value="7.49" table:style-name="ce1">
            <text:p>7,49</text:p>
          </table:table-cell>
          <table:table-cell office:value-type="float" office:value="369.68" table:style-name="ce1">
            <text:p>369,6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58.13999999999999" table:style-name="ce1">
            <text:p>158,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13.79" table:style-name="ce1">
            <text:p>113,79</text:p>
          </table:table-cell>
          <table:table-cell office:value-type="float" office:value="48" table:style-name="ce1">
            <text:p>48</text:p>
          </table:table-cell>
          <table:table-cell office:value-type="float" office:value="6.65" table:style-name="ce1">
            <text:p>6,65</text:p>
          </table:table-cell>
          <table:table-cell office:value-type="float" office:value="374.52" table:style-name="ce1">
            <text:p>374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6" table:style-name="ce1">
            <text:p>516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2527.3000000000002" table:style-name="ce2">
            <text:p>2.527,30</text:p>
          </table:table-cell>
          <table:table-cell office:value-type="float" office:value="853" table:style-name="ce1">
            <text:p>853</text:p>
          </table:table-cell>
          <table:table-cell office:value-type="float" office:value="209.48" table:style-name="ce1">
            <text:p>209,48</text:p>
          </table:table-cell>
          <table:table-cell office:value-type="float" office:value="11570.22" table:style-name="ce2">
            <text:p>11.570,22</text:p>
          </table:table-cell>
          <table:table-cell office:value-type="float" office:value="829" table:style-name="ce1">
            <text:p>829</text:p>
          </table:table-cell>
          <table:table-cell office:value-type="float" office:value="151.44999999999999" table:style-name="ce1">
            <text:p>151,45</text:p>
          </table:table-cell>
          <table:table-cell office:value-type="float" office:value="8423.14" table:style-name="ce2">
            <text:p>8.423,14</text:p>
          </table:table-cell>
          <table:table-cell office:value-type="float" office:value="394" table:style-name="ce1">
            <text:p>394</text:p>
          </table:table-cell>
          <table:table-cell office:value-type="float" office:value="258.16000000000003" table:style-name="ce1">
            <text:p>258,16</text:p>
          </table:table-cell>
          <table:table-cell office:value-type="float" office:value="24484.77" table:style-name="ce2">
            <text:p>24.484,77</text:p>
          </table:table-cell>
          <table:table-cell office:value-type="float" office:value="818" table:style-name="ce1">
            <text:p>818</text:p>
          </table:table-cell>
          <table:table-cell office:value-type="float" office:value="189.12" table:style-name="ce1">
            <text:p>189,12</text:p>
          </table:table-cell>
          <table:table-cell office:value-type="float" office:value="10522" table:style-name="ce2">
            <text:p>10.522,00</text:p>
          </table:table-cell>
          <table:table-cell office:value-type="float" office:value="255" table:style-name="ce1">
            <text:p>255</text:p>
          </table:table-cell>
          <table:table-cell office:value-type="float" office:value="53.09" table:style-name="ce1">
            <text:p>53,09</text:p>
          </table:table-cell>
          <table:table-cell office:value-type="float" office:value="2908.97" table:style-name="ce2">
            <text:p>2.908,97</text:p>
          </table:table-cell>
          <table:table-cell office:value-type="float" office:value="571" table:style-name="ce1">
            <text:p>571</text:p>
          </table:table-cell>
          <table:table-cell office:value-type="float" office:value="154.79" table:style-name="ce1">
            <text:p>154,79</text:p>
          </table:table-cell>
          <table:table-cell office:value-type="float" office:value="8683.3799999999992" table:style-name="ce2">
            <text:p>8.683,38</text:p>
          </table:table-cell>
          <table:table-cell office:value-type="float" office:value="253" table:style-name="ce1">
            <text:p>253</text:p>
          </table:table-cell>
          <table:table-cell office:value-type="float" office:value="63.7" table:style-name="ce1">
            <text:p>63,7</text:p>
          </table:table-cell>
          <table:table-cell office:value-type="float" office:value="3495.67" table:style-name="ce2">
            <text:p>3.495,67</text:p>
          </table:table-cell>
          <table:table-cell office:value-type="float" office:value="237" table:style-name="ce1">
            <text:p>237</text:p>
          </table:table-cell>
          <table:table-cell office:value-type="float" office:value="76.81" table:style-name="ce1">
            <text:p>76,81</text:p>
          </table:table-cell>
          <table:table-cell office:value-type="float" office:value="4193.3900000000003" table:style-name="ce2">
            <text:p>4.193,39</text:p>
          </table:table-cell>
          <table:table-cell office:value-type="float" office:value="930" table:style-name="ce1">
            <text:p>930</text:p>
          </table:table-cell>
          <table:table-cell office:value-type="float" office:value="122.81" table:style-name="ce1">
            <text:p>122,81</text:p>
          </table:table-cell>
          <table:table-cell office:value-type="float" office:value="6903.3" table:style-name="ce2">
            <text:p>6.903,30</text:p>
          </table:table-cell>
          <table:table-cell office:value-type="float" office:value="760" table:style-name="ce1">
            <text:p>760</text:p>
          </table:table-cell>
          <table:table-cell office:value-type="float" office:value="96.36" table:style-name="ce1">
            <text:p>96,36</text:p>
          </table:table-cell>
          <table:table-cell office:value-type="float" office:value="5459.86" table:style-name="ce2">
            <text:p>5.459,8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63" table:style-name="ce1">
            <text:p>0,63</text:p>
          </table:table-cell>
          <table:table-cell office:value-type="float" office:value="30.34" table:style-name="ce1">
            <text:p>30,34</text:p>
          </table:table-cell>
          <table:table-cell office:value-type="float" office:value="57" table:style-name="ce1">
            <text:p>57</text:p>
          </table:table-cell>
          <table:table-cell office:value-type="float" office:value="14.07" table:style-name="ce1">
            <text:p>14,07</text:p>
          </table:table-cell>
          <table:table-cell office:value-type="float" office:value="780.39" table:style-name="ce1">
            <text:p>780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.72" table:style-name="ce1">
            <text:p>6,72</text:p>
          </table:table-cell>
          <table:table-cell office:value-type="float" office:value="357.4" table:style-name="ce1">
            <text:p>357,4</text:p>
          </table:table-cell>
          <table:table-cell office:value-type="float" office:value="95" table:style-name="ce1">
            <text:p>95</text:p>
          </table:table-cell>
          <table:table-cell office:value-type="float" office:value="52.95" table:style-name="ce1">
            <text:p>52,95</text:p>
          </table:table-cell>
          <table:table-cell office:value-type="float" office:value="3302.47" table:style-name="ce2">
            <text:p>3.302,47</text:p>
          </table:table-cell>
          <table:table-cell office:value-type="float" office:value="248" table:style-name="ce1">
            <text:p>248</text:p>
          </table:table-cell>
          <table:table-cell office:value-type="float" office:value="52.63" table:style-name="ce1">
            <text:p>52,63</text:p>
          </table:table-cell>
          <table:table-cell office:value-type="float" office:value="2864.81" table:style-name="ce2">
            <text:p>2.864,81</text:p>
          </table:table-cell>
          <table:table-cell office:value-type="float" office:value="63" table:style-name="ce1">
            <text:p>63</text:p>
          </table:table-cell>
          <table:table-cell office:value-type="float" office:value="24.03" table:style-name="ce1">
            <text:p>24,03</text:p>
          </table:table-cell>
          <table:table-cell office:value-type="float" office:value="1296.5899999999999" table:style-name="ce2">
            <text:p>1.296,59</text:p>
          </table:table-cell>
          <table:table-cell office:value-type="float" office:value="22" table:style-name="ce1">
            <text:p>22</text:p>
          </table:table-cell>
          <table:table-cell office:value-type="float" office:value="9.41" table:style-name="ce1">
            <text:p>9,41</text:p>
          </table:table-cell>
          <table:table-cell office:value-type="float" office:value="542.85" table:style-name="ce1">
            <text:p>542,85</text:p>
          </table:table-cell>
          <table:table-cell office:value-type="float" office:value="98" table:style-name="ce1">
            <text:p>98</text:p>
          </table:table-cell>
          <table:table-cell office:value-type="float" office:value="8.77" table:style-name="ce1">
            <text:p>8,77</text:p>
          </table:table-cell>
          <table:table-cell office:value-type="float" office:value="502.42" table:style-name="ce1">
            <text:p>502,42</text:p>
          </table:table-cell>
          <table:table-cell office:value-type="float" office:value="50" table:style-name="ce1">
            <text:p>50</text:p>
          </table:table-cell>
          <table:table-cell office:value-type="float" office:value="9.26" table:style-name="ce1">
            <text:p>9,26</text:p>
          </table:table-cell>
          <table:table-cell office:value-type="float" office:value="514.20000000000005" table:style-name="ce1">
            <text:p>514,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6" table:style-name="ce1">
            <text:p>356</text:p>
          </table:table-cell>
          <table:table-cell office:value-type="float" office:value="99.57" table:style-name="ce1">
            <text:p>99,57</text:p>
          </table:table-cell>
          <table:table-cell office:value-type="float" office:value="9436.9" table:style-name="ce2">
            <text:p>9.436,90</text:p>
          </table:table-cell>
          <table:table-cell office:value-type="float" office:value="1020" table:style-name="ce3">
            <text:p>1.020</text:p>
          </table:table-cell>
          <table:table-cell office:value-type="float" office:value="380.93" table:style-name="ce1">
            <text:p>380,93</text:p>
          </table:table-cell>
          <table:table-cell office:value-type="float" office:value="35155.620000000003" table:style-name="ce2">
            <text:p>35.155,62</text:p>
          </table:table-cell>
          <table:table-cell office:value-type="float" office:value="396" table:style-name="ce1">
            <text:p>396</text:p>
          </table:table-cell>
          <table:table-cell office:value-type="float" office:value="138.87" table:style-name="ce1">
            <text:p>138,87</text:p>
          </table:table-cell>
          <table:table-cell office:value-type="float" office:value="12813.44" table:style-name="ce2">
            <text:p>12.813,44</text:p>
          </table:table-cell>
          <table:table-cell office:value-type="float" office:value="1388" table:style-name="ce3">
            <text:p>1.388</text:p>
          </table:table-cell>
          <table:table-cell office:value-type="float" office:value="939.62" table:style-name="ce1">
            <text:p>939,62</text:p>
          </table:table-cell>
          <table:table-cell office:value-type="float" office:value="91198.61" table:style-name="ce2">
            <text:p>91.198,61</text:p>
          </table:table-cell>
          <table:table-cell office:value-type="float" office:value="632" table:style-name="ce1">
            <text:p>632</text:p>
          </table:table-cell>
          <table:table-cell office:value-type="float" office:value="396.06" table:style-name="ce1">
            <text:p>396,06</text:p>
          </table:table-cell>
          <table:table-cell office:value-type="float" office:value="36405.83" table:style-name="ce2">
            <text:p>36.405,83</text:p>
          </table:table-cell>
          <table:table-cell office:value-type="float" office:value="277" table:style-name="ce1">
            <text:p>277</text:p>
          </table:table-cell>
          <table:table-cell office:value-type="float" office:value="158.62" table:style-name="ce1">
            <text:p>158,62</text:p>
          </table:table-cell>
          <table:table-cell office:value-type="float" office:value="14574.73" table:style-name="ce2">
            <text:p>14.574,73</text:p>
          </table:table-cell>
          <table:table-cell office:value-type="float" office:value="547" table:style-name="ce1">
            <text:p>547</text:p>
          </table:table-cell>
          <table:table-cell office:value-type="float" office:value="288.67" table:style-name="ce1">
            <text:p>288,67</text:p>
          </table:table-cell>
          <table:table-cell office:value-type="float" office:value="26536.22" table:style-name="ce2">
            <text:p>26.536,22</text:p>
          </table:table-cell>
          <table:table-cell office:value-type="float" office:value="352" table:style-name="ce1">
            <text:p>352</text:p>
          </table:table-cell>
          <table:table-cell office:value-type="float" office:value="211.25" table:style-name="ce1">
            <text:p>211,25</text:p>
          </table:table-cell>
          <table:table-cell office:value-type="float" office:value="19758.82" table:style-name="ce2">
            <text:p>19.758,82</text:p>
          </table:table-cell>
          <table:table-cell office:value-type="float" office:value="603" table:style-name="ce1">
            <text:p>603</text:p>
          </table:table-cell>
          <table:table-cell office:value-type="float" office:value="546.35" table:style-name="ce1">
            <text:p>546,35</text:p>
          </table:table-cell>
          <table:table-cell office:value-type="float" office:value="50408.56" table:style-name="ce2">
            <text:p>50.408,56</text:p>
          </table:table-cell>
          <table:table-cell office:value-type="float" office:value="673" table:style-name="ce1">
            <text:p>673</text:p>
          </table:table-cell>
          <table:table-cell office:value-type="float" office:value="446.51" table:style-name="ce1">
            <text:p>446,51</text:p>
          </table:table-cell>
          <table:table-cell office:value-type="float" office:value="41002.76" table:style-name="ce2">
            <text:p>41.002,76</text:p>
          </table:table-cell>
          <table:table-cell office:value-type="float" office:value="277" table:style-name="ce1">
            <text:p>277</text:p>
          </table:table-cell>
          <table:table-cell office:value-type="float" office:value="106.68" table:style-name="ce1">
            <text:p>106,68</text:p>
          </table:table-cell>
          <table:table-cell office:value-type="float" office:value="9800.84" table:style-name="ce2">
            <text:p>9.800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5.93" table:style-name="ce1">
            <text:p>5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2" table:style-name="ce1">
            <text:p>0,52</text:p>
          </table:table-cell>
          <table:table-cell office:value-type="float" office:value="25.82" table:style-name="ce1">
            <text:p>25,82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,15</text:p>
          </table:table-cell>
          <table:table-cell office:value-type="float" office:value="6.43" table:style-name="ce1">
            <text:p>6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3.09" table:style-name="ce1">
            <text:p>13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3" table:style-name="ce1">
            <text:p>0,23</text:p>
          </table:table-cell>
          <table:table-cell office:value-type="float" office:value="17.98" table:style-name="ce1">
            <text:p>17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2" table:style-name="ce1">
            <text:p>312</text:p>
          </table:table-cell>
          <table:table-cell office:value-type="float" office:value="19.63" table:style-name="ce1">
            <text:p>19,63</text:p>
          </table:table-cell>
          <table:table-cell office:value-type="float" office:value="1226.47" table:style-name="ce2">
            <text:p>1.226,47</text:p>
          </table:table-cell>
          <table:table-cell office:value-type="float" office:value="540" table:style-name="ce1">
            <text:p>540</text:p>
          </table:table-cell>
          <table:table-cell office:value-type="float" office:value="75.19" table:style-name="ce1">
            <text:p>75,19</text:p>
          </table:table-cell>
          <table:table-cell office:value-type="float" office:value="4065.91" table:style-name="ce2">
            <text:p>4.065,91</text:p>
          </table:table-cell>
          <table:table-cell office:value-type="float" office:value="427" table:style-name="ce1">
            <text:p>427</text:p>
          </table:table-cell>
          <table:table-cell office:value-type="float" office:value="80.8" table:style-name="ce1">
            <text:p>80,8</text:p>
          </table:table-cell>
          <table:table-cell office:value-type="float" office:value="4266.2" table:style-name="ce2">
            <text:p>4.266,20</text:p>
          </table:table-cell>
          <table:table-cell office:value-type="float" office:value="385" table:style-name="ce1">
            <text:p>385</text:p>
          </table:table-cell>
          <table:table-cell office:value-type="float" office:value="156.52000000000001" table:style-name="ce1">
            <text:p>156,52</text:p>
          </table:table-cell>
          <table:table-cell office:value-type="float" office:value="14171.33" table:style-name="ce2">
            <text:p>14.171,33</text:p>
          </table:table-cell>
          <table:table-cell office:value-type="float" office:value="922" table:style-name="ce1">
            <text:p>922</text:p>
          </table:table-cell>
          <table:table-cell office:value-type="float" office:value="176.63" table:style-name="ce1">
            <text:p>176,63</text:p>
          </table:table-cell>
          <table:table-cell office:value-type="float" office:value="9343.4699999999993" table:style-name="ce2">
            <text:p>9.343,47</text:p>
          </table:table-cell>
          <table:table-cell office:value-type="float" office:value="422" table:style-name="ce1">
            <text:p>422</text:p>
          </table:table-cell>
          <table:table-cell office:value-type="float" office:value="63.67" table:style-name="ce1">
            <text:p>63,67</text:p>
          </table:table-cell>
          <table:table-cell office:value-type="float" office:value="3385.2" table:style-name="ce2">
            <text:p>3.385,20</text:p>
          </table:table-cell>
          <table:table-cell office:value-type="float" office:value="382" table:style-name="ce1">
            <text:p>382</text:p>
          </table:table-cell>
          <table:table-cell office:value-type="float" office:value="80.09" table:style-name="ce1">
            <text:p>80,09</text:p>
          </table:table-cell>
          <table:table-cell office:value-type="float" office:value="4192" table:style-name="ce2">
            <text:p>4.192,00</text:p>
          </table:table-cell>
          <table:table-cell office:value-type="float" office:value="413" table:style-name="ce1">
            <text:p>413</text:p>
          </table:table-cell>
          <table:table-cell office:value-type="float" office:value="62.72" table:style-name="ce1">
            <text:p>62,72</text:p>
          </table:table-cell>
          <table:table-cell office:value-type="float" office:value="3180.43" table:style-name="ce2">
            <text:p>3.180,43</text:p>
          </table:table-cell>
          <table:table-cell office:value-type="float" office:value="266" table:style-name="ce1">
            <text:p>266</text:p>
          </table:table-cell>
          <table:table-cell office:value-type="float" office:value="46" table:style-name="ce1">
            <text:p>46</text:p>
          </table:table-cell>
          <table:table-cell office:value-type="float" office:value="2308.84" table:style-name="ce2">
            <text:p>2.308,84</text:p>
          </table:table-cell>
          <table:table-cell office:value-type="float" office:value="728" table:style-name="ce1">
            <text:p>728</text:p>
          </table:table-cell>
          <table:table-cell office:value-type="float" office:value="111.36" table:style-name="ce1">
            <text:p>111,36</text:p>
          </table:table-cell>
          <table:table-cell office:value-type="float" office:value="5997.44" table:style-name="ce2">
            <text:p>5.997,44</text:p>
          </table:table-cell>
          <table:table-cell office:value-type="float" office:value="409" table:style-name="ce1">
            <text:p>409</text:p>
          </table:table-cell>
          <table:table-cell office:value-type="float" office:value="44.09" table:style-name="ce1">
            <text:p>44,09</text:p>
          </table:table-cell>
          <table:table-cell office:value-type="float" office:value="2394.0500000000002" table:style-name="ce2">
            <text:p>2.394,0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4" table:style-name="ce1">
            <text:p>0,24</text:p>
          </table:table-cell>
          <table:table-cell office:value-type="float" office:value="22.42" table:style-name="ce1">
            <text:p>22,42</text:p>
          </table:table-cell>
          <table:table-cell office:value-type="float" office:value="6" table:style-name="ce1">
            <text:p>6</text:p>
          </table:table-cell>
          <table:table-cell office:value-type="float" office:value="0.68" table:style-name="ce1">
            <text:p>0,68</text:p>
          </table:table-cell>
          <table:table-cell office:value-type="float" office:value="64.209999999999994" table:style-name="ce1">
            <text:p>64,21</text:p>
          </table:table-cell>
          <table:table-cell office:value-type="float" office:value="10" table:style-name="ce1">
            <text:p>10</text:p>
          </table:table-cell>
          <table:table-cell office:value-type="float" office:value="6.16" table:style-name="ce1">
            <text:p>6,16</text:p>
          </table:table-cell>
          <table:table-cell office:value-type="float" office:value="600.99" table:style-name="ce1">
            <text:p>600,99</text:p>
          </table:table-cell>
          <table:table-cell office:value-type="float" office:value="4" table:style-name="ce1">
            <text:p>4</text:p>
          </table:table-cell>
          <table:table-cell office:value-type="float" office:value="10.38" table:style-name="ce1">
            <text:p>10,38</text:p>
          </table:table-cell>
          <table:table-cell office:value-type="float" office:value="960.31" table:style-name="ce1">
            <text:p>960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25.23" table:style-name="ce1">
            <text:p>25,23</text:p>
          </table:table-cell>
          <table:table-cell office:value-type="float" office:value="2323.27" table:style-name="ce2">
            <text:p>2.323,27</text:p>
          </table:table-cell>
          <table:table-cell office:value-type="float" office:value="40" table:style-name="ce1">
            <text:p>40</text:p>
          </table:table-cell>
          <table:table-cell office:value-type="float" office:value="20.62" table:style-name="ce1">
            <text:p>20,62</text:p>
          </table:table-cell>
          <table:table-cell office:value-type="float" office:value="1865.62" table:style-name="ce2">
            <text:p>1.865,62</text:p>
          </table:table-cell>
          <table:table-cell office:value-type="float" office:value="650" table:style-name="ce1">
            <text:p>650</text:p>
          </table:table-cell>
          <table:table-cell office:value-type="float" office:value="203.66" table:style-name="ce1">
            <text:p>203,66</text:p>
          </table:table-cell>
          <table:table-cell office:value-type="float" office:value="18878.48" table:style-name="ce2">
            <text:p>18.878,48</text:p>
          </table:table-cell>
          <table:table-cell office:value-type="float" office:value="520" table:style-name="ce1">
            <text:p>520</text:p>
          </table:table-cell>
          <table:table-cell office:value-type="float" office:value="312.05" table:style-name="ce1">
            <text:p>312,05</text:p>
          </table:table-cell>
          <table:table-cell office:value-type="float" office:value="28744.34" table:style-name="ce2">
            <text:p>28.744,34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,04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70" table:style-name="ce1">
            <text:p>70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131.01" table:style-name="ce2">
            <text:p>3.131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530.46" table:style-name="ce1">
            <text:p>530,46</text:p>
          </table:table-cell>
          <table:table-cell office:value-type="float" office:value="49004.46" table:style-name="ce2">
            <text:p>49.004,46</text:p>
          </table:table-cell>
          <table:table-cell office:value-type="float" office:value="121" table:style-name="ce1">
            <text:p>121</text:p>
          </table:table-cell>
          <table:table-cell office:value-type="float" office:value="18.98" table:style-name="ce1">
            <text:p>18,98</text:p>
          </table:table-cell>
          <table:table-cell office:value-type="float" office:value="1788.32" table:style-name="ce2">
            <text:p>1.788,32</text:p>
          </table:table-cell>
          <table:table-cell office:value-type="float" office:value="41" table:style-name="ce1">
            <text:p>41</text:p>
          </table:table-cell>
          <table:table-cell office:value-type="float" office:value="1.56" table:style-name="ce1">
            <text:p>1,56</text:p>
          </table:table-cell>
          <table:table-cell office:value-type="float" office:value="186.66" table:style-name="ce1">
            <text:p>186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46" table:style-name="ce1">
            <text:p>0,46</text:p>
          </table:table-cell>
          <table:table-cell office:value-type="float" office:value="53.54" table:style-name="ce1">
            <text:p>53,54</text:p>
          </table:table-cell>
          <table:table-cell office:value-type="float" office:value="14" table:style-name="ce1">
            <text:p>14</text:p>
          </table:table-cell>
          <table:table-cell office:value-type="float" office:value="1.54" table:style-name="ce1">
            <text:p>1,54</text:p>
          </table:table-cell>
          <table:table-cell office:value-type="float" office:value="146.96" table:style-name="ce1">
            <text:p>146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58" table:style-name="ce1">
            <text:p>1,58</text:p>
          </table:table-cell>
          <table:table-cell office:value-type="float" office:value="146.32" table:style-name="ce1">
            <text:p>146,32</text:p>
          </table:table-cell>
          <table:table-cell office:value-type="float" office:value="11" table:style-name="ce1">
            <text:p>11</text:p>
          </table:table-cell>
          <table:table-cell office:value-type="float" office:value="3.14" table:style-name="ce1">
            <text:p>3,14</text:p>
          </table:table-cell>
          <table:table-cell office:value-type="float" office:value="292.51" table:style-name="ce1">
            <text:p>292,51</text:p>
          </table:table-cell>
          <table:table-cell office:value-type="float" office:value="1" table:style-name="ce1">
            <text:p>1</text:p>
          </table:table-cell>
          <table:table-cell office:value-type="float" office:value="0.27" table:style-name="ce1">
            <text:p>0,27</text:p>
          </table:table-cell>
          <table:table-cell office:value-type="float" office:value="23.71" table:style-name="ce1">
            <text:p>23,71</text:p>
          </table:table-cell>
          <table:table-cell office:value-type="float" office:value="11" table:style-name="ce1">
            <text:p>11</text:p>
          </table:table-cell>
          <table:table-cell office:value-type="float" office:value="5.03" table:style-name="ce1">
            <text:p>5,03</text:p>
          </table:table-cell>
          <table:table-cell office:value-type="float" office:value="464.86" table:style-name="ce1">
            <text:p>464,86</text:p>
          </table:table-cell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131.1" table:style-name="ce1">
            <text:p>131,1</text:p>
          </table:table-cell>
          <table:table-cell office:value-type="float" office:value="6" table:style-name="ce1">
            <text:p>6</text:p>
          </table:table-cell>
          <table:table-cell office:value-type="float" office:value="0.23" table:style-name="ce1">
            <text:p>0,23</text:p>
          </table:table-cell>
          <table:table-cell office:value-type="float" office:value="27.07" table:style-name="ce1">
            <text:p>27,0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6.26" table:style-name="ce1">
            <text:p>6,26</text:p>
          </table:table-cell>
          <table:table-cell office:value-type="float" office:value="591.03" table:style-name="ce1">
            <text:p>591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.95" table:style-name="ce1">
            <text:p>1,95</text:p>
          </table:table-cell>
          <table:table-cell office:value-type="float" office:value="194.38" table:style-name="ce1">
            <text:p>194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82" table:style-name="ce1">
            <text:p>2,82</text:p>
          </table:table-cell>
          <table:table-cell office:value-type="float" office:value="254.94" table:style-name="ce1">
            <text:p>254,94</text:p>
          </table:table-cell>
          <table:table-cell office:value-type="float" office:value="14" table:style-name="ce1">
            <text:p>14</text:p>
          </table:table-cell>
          <table:table-cell office:value-type="float" office:value="2.16" table:style-name="ce1">
            <text:p>2,16</text:p>
          </table:table-cell>
          <table:table-cell office:value-type="float" office:value="202.08" table:style-name="ce1">
            <text:p>202,08</text:p>
          </table:table-cell>
          <table:table-cell office:value-type="float" office:value="6" table:style-name="ce1">
            <text:p>6</text:p>
          </table:table-cell>
          <table:table-cell office:value-type="float" office:value="2.52" table:style-name="ce1">
            <text:p>2,52</text:p>
          </table:table-cell>
          <table:table-cell office:value-type="float" office:value="231.85" table:style-name="ce1">
            <text:p>231,85</text:p>
          </table:table-cell>
          <table:table-cell office:value-type="float" office:value="6" table:style-name="ce1">
            <text:p>6</text:p>
          </table:table-cell>
          <table:table-cell office:value-type="float" office:value="1.77" table:style-name="ce1">
            <text:p>1,77</text:p>
          </table:table-cell>
          <table:table-cell office:value-type="float" office:value="163.16999999999999" table:style-name="ce1">
            <text:p>163,17</text:p>
          </table:table-cell>
          <table:table-cell office:value-type="float" office:value="20" table:style-name="ce1">
            <text:p>20</text:p>
          </table:table-cell>
          <table:table-cell office:value-type="float" office:value="5.89" table:style-name="ce1">
            <text:p>5,89</text:p>
          </table:table-cell>
          <table:table-cell office:value-type="float" office:value="544.41999999999996" table:style-name="ce1">
            <text:p>544,42</text:p>
          </table:table-cell>
          <table:table-cell office:value-type="float" office:value="10" table:style-name="ce1">
            <text:p>10</text:p>
          </table:table-cell>
          <table:table-cell office:value-type="float" office:value="0.99" table:style-name="ce1">
            <text:p>0,99</text:p>
          </table:table-cell>
          <table:table-cell office:value-type="float" office:value="95.44" table:style-name="ce1">
            <text:p>95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.14" table:style-name="ce1">
            <text:p>3,14</text:p>
          </table:table-cell>
          <table:table-cell office:value-type="float" office:value="269.36" table:style-name="ce1">
            <text:p>269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31" table:style-name="ce1">
            <text:p>2,31</text:p>
          </table:table-cell>
          <table:table-cell office:value-type="float" office:value="189.68" table:style-name="ce1">
            <text:p>189,68</text:p>
          </table:table-cell>
          <table:table-cell office:value-type="float" office:value="1" table:style-name="ce1">
            <text:p>1</text:p>
          </table:table-cell>
          <table:table-cell office:value-type="float" office:value="2.64" table:style-name="ce1">
            <text:p>2,64</text:p>
          </table:table-cell>
          <table:table-cell office:value-type="float" office:value="236.54" table:style-name="ce1">
            <text:p>236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.18" table:style-name="ce1">
            <text:p>6,18</text:p>
          </table:table-cell>
          <table:table-cell office:value-type="float" office:value="509.42" table:style-name="ce1">
            <text:p>509,42</text:p>
          </table:table-cell>
          <table:table-cell office:value-type="float" office:value="13" table:style-name="ce1">
            <text:p>13</text:p>
          </table:table-cell>
          <table:table-cell office:value-type="float" office:value="16.97" table:style-name="ce1">
            <text:p>16,97</text:p>
          </table:table-cell>
          <table:table-cell office:value-type="float" office:value="1405.49" table:style-name="ce2">
            <text:p>1.405,49</text:p>
          </table:table-cell>
          <table:table-cell office:value-type="float" office:value="29" table:style-name="ce1">
            <text:p>29</text:p>
          </table:table-cell>
          <table:table-cell office:value-type="float" office:value="27.97" table:style-name="ce1">
            <text:p>27,97</text:p>
          </table:table-cell>
          <table:table-cell office:value-type="float" office:value="2304.77" table:style-name="ce2">
            <text:p>2.304,77</text:p>
          </table:table-cell>
          <table:table-cell office:value-type="float" office:value="6" table:style-name="ce1">
            <text:p>6</text:p>
          </table:table-cell>
          <table:table-cell office:value-type="float" office:value="4.96" table:style-name="ce1">
            <text:p>4,96</text:p>
          </table:table-cell>
          <table:table-cell office:value-type="float" office:value="402.98" table:style-name="ce1">
            <text:p>402,98</text:p>
          </table:table-cell>
          <table:table-cell office:value-type="float" office:value="20" table:style-name="ce1">
            <text:p>20</text:p>
          </table:table-cell>
          <table:table-cell office:value-type="float" office:value="16.7" table:style-name="ce1">
            <text:p>16,7</text:p>
          </table:table-cell>
          <table:table-cell office:value-type="float" office:value="1366.43" table:style-name="ce2">
            <text:p>1.366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42.58" table:style-name="ce1">
            <text:p>42,58</text:p>
          </table:table-cell>
          <table:table-cell office:value-type="float" office:value="3488.59" table:style-name="ce2">
            <text:p>3.488,59</text:p>
          </table:table-cell>
          <table:table-cell office:value-type="float" office:value="46" table:style-name="ce1">
            <text:p>46</text:p>
          </table:table-cell>
          <table:table-cell office:value-type="float" office:value="15.11" table:style-name="ce1">
            <text:p>15,11</text:p>
          </table:table-cell>
          <table:table-cell office:value-type="float" office:value="1227.06" table:style-name="ce2">
            <text:p>1.227,06</text:p>
          </table:table-cell>
          <table:table-cell office:value-type="float" office:value="12" table:style-name="ce1">
            <text:p>12</text:p>
          </table:table-cell>
          <table:table-cell office:value-type="float" office:value="5.78" table:style-name="ce1">
            <text:p>5,78</text:p>
          </table:table-cell>
          <table:table-cell office:value-type="float" office:value="502.56" table:style-name="ce1">
            <text:p>502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34.51" table:style-name="ce1">
            <text:p>34,51</text:p>
          </table:table-cell>
          <table:table-cell office:value-type="float" office:value="2806.89" table:style-name="ce2">
            <text:p>2.806,89</text:p>
          </table:table-cell>
          <table:table-cell office:value-type="float" office:value="261" table:style-name="ce1">
            <text:p>261</text:p>
          </table:table-cell>
          <table:table-cell office:value-type="float" office:value="88.96" table:style-name="ce1">
            <text:p>88,96</text:p>
          </table:table-cell>
          <table:table-cell office:value-type="float" office:value="6570.25" table:style-name="ce2">
            <text:p>6.570,25</text:p>
          </table:table-cell>
          <table:table-cell office:value-type="float" office:value="73" table:style-name="ce1">
            <text:p>73</text:p>
          </table:table-cell>
          <table:table-cell office:value-type="float" office:value="64.900000000000006" table:style-name="ce1">
            <text:p>64,9</text:p>
          </table:table-cell>
          <table:table-cell office:value-type="float" office:value="5312.03" table:style-name="ce2">
            <text:p>5.312,03</text:p>
          </table:table-cell>
          <table:table-cell office:value-type="float" office:value="25" table:style-name="ce1">
            <text:p>25</text:p>
          </table:table-cell>
          <table:table-cell office:value-type="float" office:value="18.36" table:style-name="ce1">
            <text:p>18,36</text:p>
          </table:table-cell>
          <table:table-cell office:value-type="float" office:value="1502.96" table:style-name="ce2">
            <text:p>1.502,96</text:p>
          </table:table-cell>
          <table:table-cell office:value-type="float" office:value="103" table:style-name="ce1">
            <text:p>103</text:p>
          </table:table-cell>
          <table:table-cell office:value-type="float" office:value="96.71" table:style-name="ce1">
            <text:p>96,71</text:p>
          </table:table-cell>
          <table:table-cell office:value-type="float" office:value="7905.91" table:style-name="ce2">
            <text:p>7.905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5.75" table:style-name="ce1">
            <text:p>15,75</text:p>
          </table:table-cell>
          <table:table-cell office:value-type="float" office:value="1033.53" table:style-name="ce2">
            <text:p>1.033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0.239999999999998" table:style-name="ce1">
            <text:p>20,24</text:p>
          </table:table-cell>
          <table:table-cell office:value-type="float" office:value="1369.48" table:style-name="ce2">
            <text:p>1.369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3.69" table:style-name="ce1">
            <text:p>13,69</text:p>
          </table:table-cell>
          <table:table-cell office:value-type="float" office:value="900.99" table:style-name="ce1">
            <text:p>900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2.25" table:style-name="ce1">
            <text:p>22,25</text:p>
          </table:table-cell>
          <table:table-cell office:value-type="float" office:value="1464.05" table:style-name="ce2">
            <text:p>1.464,05</text:p>
          </table:table-cell>
          <table:table-cell office:value-type="float" office:value="12" table:style-name="ce1">
            <text:p>12</text:p>
          </table:table-cell>
          <table:table-cell office:value-type="float" office:value="6.88" table:style-name="ce1">
            <text:p>6,88</text:p>
          </table:table-cell>
          <table:table-cell office:value-type="float" office:value="451.46" table:style-name="ce1">
            <text:p>451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6.4" table:style-name="ce1">
            <text:p>6,4</text:p>
          </table:table-cell>
          <table:table-cell office:value-type="float" office:value="704.83" table:style-name="ce1">
            <text:p>704,83</text:p>
          </table:table-cell>
          <table:table-cell office:value-type="float" office:value="678" table:style-name="ce1">
            <text:p>678</text:p>
          </table:table-cell>
          <table:table-cell office:value-type="float" office:value="122.76" table:style-name="ce1">
            <text:p>122,76</text:p>
          </table:table-cell>
          <table:table-cell office:value-type="float" office:value="13055.89" table:style-name="ce2">
            <text:p>13.055,89</text:p>
          </table:table-cell>
          <table:table-cell office:value-type="float" office:value="39" table:style-name="ce1">
            <text:p>39</text:p>
          </table:table-cell>
          <table:table-cell office:value-type="float" office:value="24.07" table:style-name="ce1">
            <text:p>24,07</text:p>
          </table:table-cell>
          <table:table-cell office:value-type="float" office:value="2948.28" table:style-name="ce2">
            <text:p>2.948,28</text:p>
          </table:table-cell>
          <table:table-cell office:value-type="float" office:value="212" table:style-name="ce1">
            <text:p>212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2051.02" table:style-name="ce2">
            <text:p>2.051,02</text:p>
          </table:table-cell>
          <table:table-cell office:value-type="float" office:value="3" table:style-name="ce1">
            <text:p>3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334.75" table:style-name="ce1">
            <text:p>334,75</text:p>
          </table:table-cell>
          <table:table-cell office:value-type="float" office:value="271" table:style-name="ce1">
            <text:p>271</text:p>
          </table:table-cell>
          <table:table-cell office:value-type="float" office:value="46.26" table:style-name="ce1">
            <text:p>46,26</text:p>
          </table:table-cell>
          <table:table-cell office:value-type="float" office:value="5966.8" table:style-name="ce2">
            <text:p>5.966,80</text:p>
          </table:table-cell>
          <table:table-cell office:value-type="float" office:value="8" table:style-name="ce1">
            <text:p>8</text:p>
          </table:table-cell>
          <table:table-cell office:value-type="float" office:value="1.28" table:style-name="ce1">
            <text:p>1,28</text:p>
          </table:table-cell>
          <table:table-cell office:value-type="float" office:value="146.5" table:style-name="ce1">
            <text:p>146,5</text:p>
          </table:table-cell>
          <table:table-cell office:value-type="float" office:value="4" table:style-name="ce1">
            <text:p>4</text:p>
          </table:table-cell>
          <table:table-cell office:value-type="float" office:value="0.88" table:style-name="ce1">
            <text:p>0,88</text:p>
          </table:table-cell>
          <table:table-cell office:value-type="float" office:value="89.07" table:style-name="ce1">
            <text:p>89,07</text:p>
          </table:table-cell>
          <table:table-cell office:value-type="float" office:value="11" table:style-name="ce1">
            <text:p>11</text:p>
          </table:table-cell>
          <table:table-cell office:value-type="float" office:value="7.86" table:style-name="ce1">
            <text:p>7,86</text:p>
          </table:table-cell>
          <table:table-cell office:value-type="float" office:value="838.35" table:style-name="ce1">
            <text:p>838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049" table:style-name="ce3">
            <text:p>60.049</text:p>
          </table:table-cell>
          <table:table-cell office:value-type="float" office:value="3687.84" table:style-name="ce2">
            <text:p>3.687,84</text:p>
          </table:table-cell>
          <table:table-cell office:value-type="float" office:value="427836.47" table:style-name="ce2">
            <text:p>427.836,47</text:p>
          </table:table-cell>
          <table:table-cell office:value-type="float" office:value="216857" table:style-name="ce3">
            <text:p>216.857</text:p>
          </table:table-cell>
          <table:table-cell office:value-type="float" office:value="24736.35" table:style-name="ce2">
            <text:p>24.736,35</text:p>
          </table:table-cell>
          <table:table-cell office:value-type="float" office:value="2685157.89" table:style-name="ce2">
            <text:p>2.685.157,89</text:p>
          </table:table-cell>
          <table:table-cell office:value-type="float" office:value="96386" table:style-name="ce3">
            <text:p>96.386</text:p>
          </table:table-cell>
          <table:table-cell office:value-type="float" office:value="12028.48" table:style-name="ce2">
            <text:p>12.028,48</text:p>
          </table:table-cell>
          <table:table-cell office:value-type="float" office:value="1298464.04" table:style-name="ce2">
            <text:p>1.298.464,04</text:p>
          </table:table-cell>
          <table:table-cell office:value-type="float" office:value="514086" table:style-name="ce3">
            <text:p>514.086</text:p>
          </table:table-cell>
          <table:table-cell office:value-type="float" office:value="103143.64" table:style-name="ce2">
            <text:p>103.143,64</text:p>
          </table:table-cell>
          <table:table-cell office:value-type="float" office:value="10479861.460000001" table:style-name="ce2">
            <text:p>10.479.861,46</text:p>
          </table:table-cell>
          <table:table-cell office:value-type="float" office:value="277922" table:style-name="ce3">
            <text:p>277.922</text:p>
          </table:table-cell>
          <table:table-cell office:value-type="float" office:value="49112.95" table:style-name="ce2">
            <text:p>49.112,95</text:p>
          </table:table-cell>
          <table:table-cell office:value-type="float" office:value="5535035.8200000003" table:style-name="ce2">
            <text:p>5.535.035,82</text:p>
          </table:table-cell>
          <table:table-cell office:value-type="float" office:value="113206" table:style-name="ce3">
            <text:p>113.206</text:p>
          </table:table-cell>
          <table:table-cell office:value-type="float" office:value="12606.66" table:style-name="ce2">
            <text:p>12.606,66</text:p>
          </table:table-cell>
          <table:table-cell office:value-type="float" office:value="1359253.98" table:style-name="ce2">
            <text:p>1.359.253,98</text:p>
          </table:table-cell>
          <table:table-cell office:value-type="float" office:value="267645" table:style-name="ce3">
            <text:p>267.645</text:p>
          </table:table-cell>
          <table:table-cell office:value-type="float" office:value="35836.18" table:style-name="ce2">
            <text:p>35.836,18</text:p>
          </table:table-cell>
          <table:table-cell office:value-type="float" office:value="3819552.46" table:style-name="ce2">
            <text:p>3.819.552,46</text:p>
          </table:table-cell>
          <table:table-cell office:value-type="float" office:value="119705" table:style-name="ce3">
            <text:p>119.705</text:p>
          </table:table-cell>
          <table:table-cell office:value-type="float" office:value="13993.08" table:style-name="ce2">
            <text:p>13.993,08</text:p>
          </table:table-cell>
          <table:table-cell office:value-type="float" office:value="1502861.81" table:style-name="ce2">
            <text:p>1.502.861,81</text:p>
          </table:table-cell>
          <table:table-cell office:value-type="float" office:value="86701" table:style-name="ce3">
            <text:p>86.701</text:p>
          </table:table-cell>
          <table:table-cell office:value-type="float" office:value="10459.790000000001" table:style-name="ce2">
            <text:p>10.459,79</text:p>
          </table:table-cell>
          <table:table-cell office:value-type="float" office:value="1129767.31" table:style-name="ce2">
            <text:p>1.129.767,31</text:p>
          </table:table-cell>
          <table:table-cell office:value-type="float" office:value="194586" table:style-name="ce3">
            <text:p>194.586</text:p>
          </table:table-cell>
          <table:table-cell office:value-type="float" office:value="20521.060000000001" table:style-name="ce2">
            <text:p>20.521,06</text:p>
          </table:table-cell>
          <table:table-cell office:value-type="float" office:value="2191633.25" table:style-name="ce2">
            <text:p>2.191.633,25</text:p>
          </table:table-cell>
          <table:table-cell office:value-type="float" office:value="79901" table:style-name="ce3">
            <text:p>79.901</text:p>
          </table:table-cell>
          <table:table-cell office:value-type="float" office:value="9212.86" table:style-name="ce2">
            <text:p>9.212,86</text:p>
          </table:table-cell>
          <table:table-cell office:value-type="float" office:value="1000822.98" table:style-name="ce2">
            <text:p>1.000.822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27" table:style-name="ce3">
            <text:p>5.827</text:p>
          </table:table-cell>
          <table:table-cell office:value-type="float" office:value="406.15" table:style-name="ce1">
            <text:p>406,15</text:p>
          </table:table-cell>
          <table:table-cell office:value-type="float" office:value="60406.29" table:style-name="ce2">
            <text:p>60.406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.11" table:style-name="ce1">
            <text:p>3,11</text:p>
          </table:table-cell>
          <table:table-cell office:value-type="float" office:value="422.2" table:style-name="ce1">
            <text:p>422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" table:style-name="ce1">
            <text:p>312</text:p>
          </table:table-cell>
          <table:table-cell office:value-type="float" office:value="17.47" table:style-name="ce1">
            <text:p>17,47</text:p>
          </table:table-cell>
          <table:table-cell office:value-type="float" office:value="2545.17" table:style-name="ce2">
            <text:p>2.545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63" table:style-name="ce3">
            <text:p>13.163</text:p>
          </table:table-cell>
          <table:table-cell office:value-type="float" office:value="1098.94" table:style-name="ce2">
            <text:p>1.098,94</text:p>
          </table:table-cell>
          <table:table-cell office:value-type="float" office:value="160721.25" table:style-name="ce2">
            <text:p>160.721,25</text:p>
          </table:table-cell>
          <table:table-cell office:value-type="float" office:value="3819" table:style-name="ce3">
            <text:p>3.819</text:p>
          </table:table-cell>
          <table:table-cell office:value-type="float" office:value="583.02" table:style-name="ce1">
            <text:p>583,02</text:p>
          </table:table-cell>
          <table:table-cell office:value-type="float" office:value="60747.32" table:style-name="ce2">
            <text:p>60.747,32</text:p>
          </table:table-cell>
          <table:table-cell office:value-type="float" office:value="36" table:style-name="ce1">
            <text:p>36</text:p>
          </table:table-cell>
          <table:table-cell office:value-type="float" office:value="31.37" table:style-name="ce1">
            <text:p>31,37</text:p>
          </table:table-cell>
          <table:table-cell office:value-type="float" office:value="4549.93" table:style-name="ce2">
            <text:p>4.549,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18" table:style-name="ce3">
            <text:p>3.418</text:p>
          </table:table-cell>
          <table:table-cell office:value-type="float" office:value="406.89" table:style-name="ce1">
            <text:p>406,89</text:p>
          </table:table-cell>
          <table:table-cell office:value-type="float" office:value="33694.25" table:style-name="ce2">
            <text:p>33.694,25</text:p>
          </table:table-cell>
          <table:table-cell office:value-type="float" office:value="29232" table:style-name="ce3">
            <text:p>29.232</text:p>
          </table:table-cell>
          <table:table-cell office:value-type="float" office:value="4292.3999999999996" table:style-name="ce2">
            <text:p>4.292,40</text:p>
          </table:table-cell>
          <table:table-cell office:value-type="float" office:value="369297.48" table:style-name="ce2">
            <text:p>369.297,48</text:p>
          </table:table-cell>
          <table:table-cell office:value-type="float" office:value="17986" table:style-name="ce3">
            <text:p>17.986</text:p>
          </table:table-cell>
          <table:table-cell office:value-type="float" office:value="2843.32" table:style-name="ce2">
            <text:p>2.843,32</text:p>
          </table:table-cell>
          <table:table-cell office:value-type="float" office:value="244137.78" table:style-name="ce2">
            <text:p>244.137,78</text:p>
          </table:table-cell>
          <table:table-cell office:value-type="float" office:value="109947" table:style-name="ce3">
            <text:p>109.947</text:p>
          </table:table-cell>
          <table:table-cell office:value-type="float" office:value="22004.240000000002" table:style-name="ce2">
            <text:p>22.004,24</text:p>
          </table:table-cell>
          <table:table-cell office:value-type="float" office:value="2170399.69" table:style-name="ce2">
            <text:p>2.170.399,69</text:p>
          </table:table-cell>
          <table:table-cell office:value-type="float" office:value="55267" table:style-name="ce3">
            <text:p>55.267</text:p>
          </table:table-cell>
          <table:table-cell office:value-type="float" office:value="9531.2000000000007" table:style-name="ce2">
            <text:p>9.531,20</text:p>
          </table:table-cell>
          <table:table-cell office:value-type="float" office:value="805880.88" table:style-name="ce2">
            <text:p>805.880,88</text:p>
          </table:table-cell>
          <table:table-cell office:value-type="float" office:value="19730" table:style-name="ce3">
            <text:p>19.730</text:p>
          </table:table-cell>
          <table:table-cell office:value-type="float" office:value="2754.23" table:style-name="ce2">
            <text:p>2.754,23</text:p>
          </table:table-cell>
          <table:table-cell office:value-type="float" office:value="224899.8" table:style-name="ce2">
            <text:p>224.899,80</text:p>
          </table:table-cell>
          <table:table-cell office:value-type="float" office:value="39345" table:style-name="ce3">
            <text:p>39.345</text:p>
          </table:table-cell>
          <table:table-cell office:value-type="float" office:value="6733.36" table:style-name="ce2">
            <text:p>6.733,36</text:p>
          </table:table-cell>
          <table:table-cell office:value-type="float" office:value="577911.25" table:style-name="ce2">
            <text:p>577.911,25</text:p>
          </table:table-cell>
          <table:table-cell office:value-type="float" office:value="22428" table:style-name="ce3">
            <text:p>22.428</text:p>
          </table:table-cell>
          <table:table-cell office:value-type="float" office:value="3357.46" table:style-name="ce2">
            <text:p>3.357,46</text:p>
          </table:table-cell>
          <table:table-cell office:value-type="float" office:value="281797.11" table:style-name="ce2">
            <text:p>281.797,11</text:p>
          </table:table-cell>
          <table:table-cell office:value-type="float" office:value="21462" table:style-name="ce3">
            <text:p>21.462</text:p>
          </table:table-cell>
          <table:table-cell office:value-type="float" office:value="3338.81" table:style-name="ce2">
            <text:p>3.338,81</text:p>
          </table:table-cell>
          <table:table-cell office:value-type="float" office:value="272934.5" table:style-name="ce2">
            <text:p>272.934,50</text:p>
          </table:table-cell>
          <table:table-cell office:value-type="float" office:value="32125" table:style-name="ce3">
            <text:p>32.125</text:p>
          </table:table-cell>
          <table:table-cell office:value-type="float" office:value="4623.08" table:style-name="ce2">
            <text:p>4.623,08</text:p>
          </table:table-cell>
          <table:table-cell office:value-type="float" office:value="389875.76" table:style-name="ce2">
            <text:p>389.875,76</text:p>
          </table:table-cell>
          <table:table-cell office:value-type="float" office:value="10121" table:style-name="ce3">
            <text:p>10.121</text:p>
          </table:table-cell>
          <table:table-cell office:value-type="float" office:value="1708.71" table:style-name="ce2">
            <text:p>1.708,71</text:p>
          </table:table-cell>
          <table:table-cell office:value-type="float" office:value="146449.79999999999" table:style-name="ce2">
            <text:p>146.449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992.04" table:style-name="ce2">
            <text:p>33.992,04</text:p>
          </table:table-cell>
          <table:table-cell office:value-type="float" office:value="2336236.89" table:style-name="ce2">
            <text:p>2.336.236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508.400000000001" table:style-name="ce2">
            <text:p>22.508,40</text:p>
          </table:table-cell>
          <table:table-cell office:value-type="float" office:value="1681992.69" table:style-name="ce2">
            <text:p>1.681.992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02" table:style-name="ce1">
            <text:p>2,02</text:p>
          </table:table-cell>
          <table:table-cell office:value-type="float" office:value="208.26" table:style-name="ce1">
            <text:p>208,26</text:p>
          </table:table-cell>
          <table:table-cell office:value-type="float" office:value="21" table:style-name="ce1">
            <text:p>21</text:p>
          </table:table-cell>
          <table:table-cell office:value-type="float" office:value="98.2" table:style-name="ce1">
            <text:p>98,2</text:p>
          </table:table-cell>
          <table:table-cell office:value-type="float" office:value="10777.54" table:style-name="ce2">
            <text:p>10.777,54</text:p>
          </table:table-cell>
          <table:table-cell office:value-type="float" office:value="3" table:style-name="ce1">
            <text:p>3</text:p>
          </table:table-cell>
          <table:table-cell office:value-type="float" office:value="29.89" table:style-name="ce1">
            <text:p>29,89</text:p>
          </table:table-cell>
          <table:table-cell office:value-type="float" office:value="3284.71" table:style-name="ce2">
            <text:p>3.284,71</text:p>
          </table:table-cell>
          <table:table-cell office:value-type="float" office:value="4" table:style-name="ce1">
            <text:p>4</text:p>
          </table:table-cell>
          <table:table-cell office:value-type="float" office:value="17.71" table:style-name="ce1">
            <text:p>17,71</text:p>
          </table:table-cell>
          <table:table-cell office:value-type="float" office:value="2269.73" table:style-name="ce2">
            <text:p>2.269,73</text:p>
          </table:table-cell>
          <table:table-cell office:value-type="float" office:value="4" table:style-name="ce1">
            <text:p>4</text:p>
          </table:table-cell>
          <table:table-cell office:value-type="float" office:value="3.27" table:style-name="ce1">
            <text:p>3,27</text:p>
          </table:table-cell>
          <table:table-cell office:value-type="float" office:value="557.6" table:style-name="ce1">
            <text:p>557,6</text:p>
          </table:table-cell>
          <table:table-cell office:value-type="float" office:value="18" table:style-name="ce1">
            <text:p>18</text:p>
          </table:table-cell>
          <table:table-cell office:value-type="float" office:value="44.65" table:style-name="ce1">
            <text:p>44,65</text:p>
          </table:table-cell>
          <table:table-cell office:value-type="float" office:value="6012.22" table:style-name="ce2">
            <text:p>6.012,22</text:p>
          </table:table-cell>
          <table:table-cell office:value-type="float" office:value="6" table:style-name="ce1">
            <text:p>6</text:p>
          </table:table-cell>
          <table:table-cell office:value-type="float" office:value="48.25" table:style-name="ce1">
            <text:p>48,25</text:p>
          </table:table-cell>
          <table:table-cell office:value-type="float" office:value="5569" table:style-name="ce2">
            <text:p>5.569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24" table:style-name="ce1">
            <text:p>4,24</text:p>
          </table:table-cell>
          <table:table-cell office:value-type="float" office:value="448.93" table:style-name="ce1">
            <text:p>448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3" table:style-name="ce1">
            <text:p>183</text:p>
          </table:table-cell>
          <table:table-cell office:value-type="float" office:value="292.83" table:style-name="ce1">
            <text:p>292,83</text:p>
          </table:table-cell>
          <table:table-cell office:value-type="float" office:value="34681.050000000003" table:style-name="ce2">
            <text:p>34.681,05</text:p>
          </table:table-cell>
          <table:table-cell office:value-type="float" office:value="762" table:style-name="ce1">
            <text:p>762</text:p>
          </table:table-cell>
          <table:table-cell office:value-type="float" office:value="761.96" table:style-name="ce1">
            <text:p>761,96</text:p>
          </table:table-cell>
          <table:table-cell office:value-type="float" office:value="84795.26" table:style-name="ce2">
            <text:p>84.795,26</text:p>
          </table:table-cell>
          <table:table-cell office:value-type="float" office:value="454" table:style-name="ce1">
            <text:p>454</text:p>
          </table:table-cell>
          <table:table-cell office:value-type="float" office:value="1342.55" table:style-name="ce2">
            <text:p>1.342,55</text:p>
          </table:table-cell>
          <table:table-cell office:value-type="float" office:value="166741.85999999999" table:style-name="ce2">
            <text:p>166.741,86</text:p>
          </table:table-cell>
          <table:table-cell office:value-type="float" office:value="1349" table:style-name="ce3">
            <text:p>1.349</text:p>
          </table:table-cell>
          <table:table-cell office:value-type="float" office:value="18928.38" table:style-name="ce2">
            <text:p>18.928,38</text:p>
          </table:table-cell>
          <table:table-cell office:value-type="float" office:value="2015263.27" table:style-name="ce2">
            <text:p>2.015.263,27</text:p>
          </table:table-cell>
          <table:table-cell office:value-type="float" office:value="1619" table:style-name="ce3">
            <text:p>1.619</text:p>
          </table:table-cell>
          <table:table-cell office:value-type="float" office:value="9605.76" table:style-name="ce2">
            <text:p>9.605,76</text:p>
          </table:table-cell>
          <table:table-cell office:value-type="float" office:value="1127295.68" table:style-name="ce2">
            <text:p>1.127.295,68</text:p>
          </table:table-cell>
          <table:table-cell office:value-type="float" office:value="627" table:style-name="ce1">
            <text:p>627</text:p>
          </table:table-cell>
          <table:table-cell office:value-type="float" office:value="1989.15" table:style-name="ce2">
            <text:p>1.989,15</text:p>
          </table:table-cell>
          <table:table-cell office:value-type="float" office:value="241569.43" table:style-name="ce2">
            <text:p>241.569,43</text:p>
          </table:table-cell>
          <table:table-cell office:value-type="float" office:value="1927" table:style-name="ce3">
            <text:p>1.927</text:p>
          </table:table-cell>
          <table:table-cell office:value-type="float" office:value="4701.97" table:style-name="ce2">
            <text:p>4.701,97</text:p>
          </table:table-cell>
          <table:table-cell office:value-type="float" office:value="573995.51" table:style-name="ce2">
            <text:p>573.995,51</text:p>
          </table:table-cell>
          <table:table-cell office:value-type="float" office:value="435" table:style-name="ce1">
            <text:p>435</text:p>
          </table:table-cell>
          <table:table-cell office:value-type="float" office:value="2925.11" table:style-name="ce2">
            <text:p>2.925,11</text:p>
          </table:table-cell>
          <table:table-cell office:value-type="float" office:value="341411.17" table:style-name="ce2">
            <text:p>341.411,17</text:p>
          </table:table-cell>
          <table:table-cell office:value-type="float" office:value="629" table:style-name="ce1">
            <text:p>629</text:p>
          </table:table-cell>
          <table:table-cell office:value-type="float" office:value="4594.5" table:style-name="ce2">
            <text:p>4.594,50</text:p>
          </table:table-cell>
          <table:table-cell office:value-type="float" office:value="540050.63" table:style-name="ce2">
            <text:p>540.050,63</text:p>
          </table:table-cell>
          <table:table-cell office:value-type="float" office:value="750" table:style-name="ce1">
            <text:p>750</text:p>
          </table:table-cell>
          <table:table-cell office:value-type="float" office:value="2376.39" table:style-name="ce2">
            <text:p>2.376,39</text:p>
          </table:table-cell>
          <table:table-cell office:value-type="float" office:value="295316.59000000003" table:style-name="ce2">
            <text:p>295.316,59</text:p>
          </table:table-cell>
          <table:table-cell office:value-type="float" office:value="15" table:style-name="ce1">
            <text:p>15</text:p>
          </table:table-cell>
          <table:table-cell office:value-type="float" office:value="11.07" table:style-name="ce1">
            <text:p>11,07</text:p>
          </table:table-cell>
          <table:table-cell office:value-type="float" office:value="1500.76" table:style-name="ce2">
            <text:p>1.500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5.08" table:style-name="ce1">
            <text:p>45,08</text:p>
          </table:table-cell>
          <table:table-cell office:value-type="float" office:value="4427.5200000000004" table:style-name="ce2">
            <text:p>4.427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.29" table:style-name="ce1">
            <text:p>24,29</text:p>
          </table:table-cell>
          <table:table-cell office:value-type="float" office:value="8" table:style-name="ce1">
            <text:p>8</text:p>
          </table:table-cell>
          <table:table-cell office:value-type="float" office:value="138.06" table:style-name="ce1">
            <text:p>138,06</text:p>
          </table:table-cell>
          <table:table-cell office:value-type="float" office:value="14330.21" table:style-name="ce2">
            <text:p>14.33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9" table:style-name="ce1">
            <text:p>549</text:p>
          </table:table-cell>
          <table:table-cell office:value-type="float" office:value="4249.8100000000004" table:style-name="ce2">
            <text:p>4.249,81</text:p>
          </table:table-cell>
          <table:table-cell office:value-type="float" office:value="449937.12" table:style-name="ce2">
            <text:p>449.937,12</text:p>
          </table:table-cell>
          <table:table-cell office:value-type="float" office:value="46" table:style-name="ce1">
            <text:p>46</text:p>
          </table:table-cell>
          <table:table-cell office:value-type="float" office:value="708.63" table:style-name="ce1">
            <text:p>708,63</text:p>
          </table:table-cell>
          <table:table-cell office:value-type="float" office:value="77175.73" table:style-name="ce2">
            <text:p>77.175,73</text:p>
          </table:table-cell>
          <table:table-cell office:value-type="float" office:value="578" table:style-name="ce1">
            <text:p>578</text:p>
          </table:table-cell>
          <table:table-cell office:value-type="float" office:value="21939.03" table:style-name="ce2">
            <text:p>21.939,03</text:p>
          </table:table-cell>
          <table:table-cell office:value-type="float" office:value="2114217.4500000002" table:style-name="ce2">
            <text:p>2.114.217,45</text:p>
          </table:table-cell>
          <table:table-cell office:value-type="float" office:value="90" table:style-name="ce1">
            <text:p>90</text:p>
          </table:table-cell>
          <table:table-cell office:value-type="float" office:value="3410.15" table:style-name="ce2">
            <text:p>3.410,15</text:p>
          </table:table-cell>
          <table:table-cell office:value-type="float" office:value="345116.94" table:style-name="ce2">
            <text:p>345.116,94</text:p>
          </table:table-cell>
          <table:table-cell office:value-type="float" office:value="38" table:style-name="ce1">
            <text:p>38</text:p>
          </table:table-cell>
          <table:table-cell office:value-type="float" office:value="457.48" table:style-name="ce1">
            <text:p>457,48</text:p>
          </table:table-cell>
          <table:table-cell office:value-type="float" office:value="48337.84" table:style-name="ce2">
            <text:p>48.337,84</text:p>
          </table:table-cell>
          <table:table-cell office:value-type="float" office:value="395" table:style-name="ce1">
            <text:p>395</text:p>
          </table:table-cell>
          <table:table-cell office:value-type="float" office:value="7832.94" table:style-name="ce2">
            <text:p>7.832,94</text:p>
          </table:table-cell>
          <table:table-cell office:value-type="float" office:value="808970.05" table:style-name="ce2">
            <text:p>808.970,05</text:p>
          </table:table-cell>
          <table:table-cell office:value-type="float" office:value="31" table:style-name="ce1">
            <text:p>31</text:p>
          </table:table-cell>
          <table:table-cell office:value-type="float" office:value="1568.85" table:style-name="ce2">
            <text:p>1.568,85</text:p>
          </table:table-cell>
          <table:table-cell office:value-type="float" office:value="158717.04999999999" table:style-name="ce2">
            <text:p>158.717,05</text:p>
          </table:table-cell>
          <table:table-cell office:value-type="float" office:value="6" table:style-name="ce1">
            <text:p>6</text:p>
          </table:table-cell>
          <table:table-cell office:value-type="float" office:value="412.52" table:style-name="ce1">
            <text:p>412,52</text:p>
          </table:table-cell>
          <table:table-cell office:value-type="float" office:value="41834.71" table:style-name="ce2">
            <text:p>41.834,71</text:p>
          </table:table-cell>
          <table:table-cell office:value-type="float" office:value="175" table:style-name="ce1">
            <text:p>175</text:p>
          </table:table-cell>
          <table:table-cell office:value-type="float" office:value="3256.46" table:style-name="ce2">
            <text:p>3.256,46</text:p>
          </table:table-cell>
          <table:table-cell office:value-type="float" office:value="339476.33" table:style-name="ce2">
            <text:p>339.476,33</text:p>
          </table:table-cell>
          <table:table-cell office:value-type="float" office:value="10" table:style-name="ce1">
            <text:p>10</text:p>
          </table:table-cell>
          <table:table-cell office:value-type="float" office:value="234.75" table:style-name="ce1">
            <text:p>234,75</text:p>
          </table:table-cell>
          <table:table-cell office:value-type="float" office:value="24066.47" table:style-name="ce2">
            <text:p>24.066,4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65" table:style-name="ce1">
            <text:p>2,65</text:p>
          </table:table-cell>
          <table:table-cell office:value-type="float" office:value="389.26" table:style-name="ce1">
            <text:p>389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18.78" table:style-name="ce1">
            <text:p>618,78</text:p>
          </table:table-cell>
          <table:table-cell office:value-type="float" office:value="58543.56" table:style-name="ce2">
            <text:p>58.543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1" table:style-name="ce1">
            <text:p>21</text:p>
          </table:table-cell>
          <table:table-cell office:value-type="float" office:value="33.11" table:style-name="ce1">
            <text:p>33,11</text:p>
          </table:table-cell>
          <table:table-cell office:value-type="float" office:value="3874.51" table:style-name="ce2">
            <text:p>3.874,51</text:p>
          </table:table-cell>
          <table:table-cell office:value-type="float" office:value="161" table:style-name="ce1">
            <text:p>161</text:p>
          </table:table-cell>
          <table:table-cell office:value-type="float" office:value="123.26" table:style-name="ce1">
            <text:p>123,26</text:p>
          </table:table-cell>
          <table:table-cell office:value-type="float" office:value="13930.64" table:style-name="ce2">
            <text:p>13.930,64</text:p>
          </table:table-cell>
          <table:table-cell office:value-type="float" office:value="43" table:style-name="ce1">
            <text:p>43</text:p>
          </table:table-cell>
          <table:table-cell office:value-type="float" office:value="193.84" table:style-name="ce1">
            <text:p>193,84</text:p>
          </table:table-cell>
          <table:table-cell office:value-type="float" office:value="23972.48" table:style-name="ce2">
            <text:p>23.972,48</text:p>
          </table:table-cell>
          <table:table-cell office:value-type="float" office:value="196" table:style-name="ce1">
            <text:p>196</text:p>
          </table:table-cell>
          <table:table-cell office:value-type="float" office:value="3794.53" table:style-name="ce2">
            <text:p>3.794,53</text:p>
          </table:table-cell>
          <table:table-cell office:value-type="float" office:value="355181.85" table:style-name="ce2">
            <text:p>355.181,85</text:p>
          </table:table-cell>
          <table:table-cell office:value-type="float" office:value="375" table:style-name="ce1">
            <text:p>375</text:p>
          </table:table-cell>
          <table:table-cell office:value-type="float" office:value="6117" table:style-name="ce2">
            <text:p>6.117,00</text:p>
          </table:table-cell>
          <table:table-cell office:value-type="float" office:value="673922.68" table:style-name="ce2">
            <text:p>673.922,68</text:p>
          </table:table-cell>
          <table:table-cell office:value-type="float" office:value="51" table:style-name="ce1">
            <text:p>51</text:p>
          </table:table-cell>
          <table:table-cell office:value-type="float" office:value="183.39" table:style-name="ce1">
            <text:p>183,39</text:p>
          </table:table-cell>
          <table:table-cell office:value-type="float" office:value="22622.68" table:style-name="ce2">
            <text:p>22.622,68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4480.49" table:style-name="ce2">
            <text:p>4.480,49</text:p>
          </table:table-cell>
          <table:table-cell office:value-type="float" office:value="50" table:style-name="ce1">
            <text:p>50</text:p>
          </table:table-cell>
          <table:table-cell office:value-type="float" office:value="440.45" table:style-name="ce1">
            <text:p>440,45</text:p>
          </table:table-cell>
          <table:table-cell office:value-type="float" office:value="49306.57" table:style-name="ce2">
            <text:p>49.306,57</text:p>
          </table:table-cell>
          <table:table-cell office:value-type="float" office:value="71" table:style-name="ce1">
            <text:p>71</text:p>
          </table:table-cell>
          <table:table-cell office:value-type="float" office:value="2554.4" table:style-name="ce2">
            <text:p>2.554,40</text:p>
          </table:table-cell>
          <table:table-cell office:value-type="float" office:value="260437.59" table:style-name="ce2">
            <text:p>260.437,59</text:p>
          </table:table-cell>
          <table:table-cell office:value-type="float" office:value="79" table:style-name="ce1">
            <text:p>79</text:p>
          </table:table-cell>
          <table:table-cell office:value-type="float" office:value="278.39999999999998" table:style-name="ce1">
            <text:p>278,4</text:p>
          </table:table-cell>
          <table:table-cell office:value-type="float" office:value="35035.25" table:style-name="ce2">
            <text:p>35.035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64" table:style-name="ce1">
            <text:p>1,64</text:p>
          </table:table-cell>
          <table:table-cell office:value-type="float" office:value="353.97" table:style-name="ce1">
            <text:p>353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,25</text:p>
          </table:table-cell>
          <table:table-cell office:value-type="float" office:value="97.92" table:style-name="ce1">
            <text:p>9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17.98" table:style-name="ce1">
            <text:p>117,98</text:p>
          </table:table-cell>
          <table:table-cell office:value-type="float" office:value="8626.32" table:style-name="ce2">
            <text:p>8.626,32</text:p>
          </table:table-cell>
          <table:table-cell office:value-type="float" office:value="17" table:style-name="ce1">
            <text:p>17</text:p>
          </table:table-cell>
          <table:table-cell office:value-type="float" office:value="15.09" table:style-name="ce1">
            <text:p>15,09</text:p>
          </table:table-cell>
          <table:table-cell office:value-type="float" office:value="1304.6500000000001" table:style-name="ce2">
            <text:p>1.304,65</text:p>
          </table:table-cell>
          <table:table-cell office:value-type="float" office:value="16" table:style-name="ce1">
            <text:p>16</text:p>
          </table:table-cell>
          <table:table-cell office:value-type="float" office:value="113.05" table:style-name="ce1">
            <text:p>113,05</text:p>
          </table:table-cell>
          <table:table-cell office:value-type="float" office:value="8888.9" table:style-name="ce2">
            <text:p>8.888,90</text:p>
          </table:table-cell>
          <table:table-cell office:value-type="float" office:value="26" table:style-name="ce1">
            <text:p>26</text:p>
          </table:table-cell>
          <table:table-cell office:value-type="float" office:value="371.2" table:style-name="ce1">
            <text:p>371,2</text:p>
          </table:table-cell>
          <table:table-cell office:value-type="float" office:value="26935.360000000001" table:style-name="ce2">
            <text:p>26.935,36</text:p>
          </table:table-cell>
          <table:table-cell office:value-type="float" office:value="27" table:style-name="ce1">
            <text:p>27</text:p>
          </table:table-cell>
          <table:table-cell office:value-type="float" office:value="286.49" table:style-name="ce1">
            <text:p>286,49</text:p>
          </table:table-cell>
          <table:table-cell office:value-type="float" office:value="21961.29" table:style-name="ce2">
            <text:p>21.961,29</text:p>
          </table:table-cell>
          <table:table-cell office:value-type="float" office:value="27" table:style-name="ce1">
            <text:p>27</text:p>
          </table:table-cell>
          <table:table-cell office:value-type="float" office:value="228.64" table:style-name="ce1">
            <text:p>228,64</text:p>
          </table:table-cell>
          <table:table-cell office:value-type="float" office:value="17463.57" table:style-name="ce2">
            <text:p>17.463,57</text:p>
          </table:table-cell>
          <table:table-cell office:value-type="float" office:value="38" table:style-name="ce1">
            <text:p>38</text:p>
          </table:table-cell>
          <table:table-cell office:value-type="float" office:value="88.43" table:style-name="ce1">
            <text:p>88,43</text:p>
          </table:table-cell>
          <table:table-cell office:value-type="float" office:value="7398.73" table:style-name="ce2">
            <text:p>7.398,73</text:p>
          </table:table-cell>
          <table:table-cell office:value-type="float" office:value="9" table:style-name="ce1">
            <text:p>9</text:p>
          </table:table-cell>
          <table:table-cell office:value-type="float" office:value="195.49" table:style-name="ce1">
            <text:p>195,49</text:p>
          </table:table-cell>
          <table:table-cell office:value-type="float" office:value="14333.13" table:style-name="ce2">
            <text:p>14.333,13</text:p>
          </table:table-cell>
          <table:table-cell office:value-type="float" office:value="13" table:style-name="ce1">
            <text:p>13</text:p>
          </table:table-cell>
          <table:table-cell office:value-type="float" office:value="285.11" table:style-name="ce1">
            <text:p>285,11</text:p>
          </table:table-cell>
          <table:table-cell office:value-type="float" office:value="21103.54" table:style-name="ce2">
            <text:p>21.103,54</text:p>
          </table:table-cell>
          <table:table-cell office:value-type="float" office:value="17" table:style-name="ce1">
            <text:p>17</text:p>
          </table:table-cell>
          <table:table-cell office:value-type="float" office:value="99.41" table:style-name="ce1">
            <text:p>99,41</text:p>
          </table:table-cell>
          <table:table-cell office:value-type="float" office:value="8072.5" table:style-name="ce2">
            <text:p>8.072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" table:style-name="ce1">
            <text:p>0,83</text:p>
          </table:table-cell>
          <table:table-cell office:value-type="float" office:value="76.3" table:style-name="ce1">
            <text:p>76,3</text:p>
          </table:table-cell>
          <table:table-cell office:value-type="float" office:value="7" table:style-name="ce1">
            <text:p>7</text:p>
          </table:table-cell>
          <table:table-cell office:value-type="float" office:value="20.88" table:style-name="ce1">
            <text:p>20,88</text:p>
          </table:table-cell>
          <table:table-cell office:value-type="float" office:value="2132.08" table:style-name="ce2">
            <text:p>2.132,08</text:p>
          </table:table-cell>
          <table:table-cell office:value-type="float" office:value="112" table:style-name="ce1">
            <text:p>112</text:p>
          </table:table-cell>
          <table:table-cell office:value-type="float" office:value="864.34" table:style-name="ce1">
            <text:p>864,34</text:p>
          </table:table-cell>
          <table:table-cell office:value-type="float" office:value="66500.009999999995" table:style-name="ce2">
            <text:p>66.500,01</text:p>
          </table:table-cell>
          <table:table-cell office:value-type="float" office:value="9" table:style-name="ce1">
            <text:p>9</text:p>
          </table:table-cell>
          <table:table-cell office:value-type="float" office:value="57.02" table:style-name="ce1">
            <text:p>57,02</text:p>
          </table:table-cell>
          <table:table-cell office:value-type="float" office:value="4545.87" table:style-name="ce2">
            <text:p>4.545,87</text:p>
          </table:table-cell>
          <table:table-cell office:value-type="float" office:value="4" table:style-name="ce1">
            <text:p>4</text:p>
          </table:table-cell>
          <table:table-cell office:value-type="float" office:value="20.28" table:style-name="ce1">
            <text:p>20,28</text:p>
          </table:table-cell>
          <table:table-cell office:value-type="float" office:value="1703.08" table:style-name="ce2">
            <text:p>1.703,08</text:p>
          </table:table-cell>
          <table:table-cell office:value-type="float" office:value="28" table:style-name="ce1">
            <text:p>28</text:p>
          </table:table-cell>
          <table:table-cell office:value-type="float" office:value="48.97" table:style-name="ce1">
            <text:p>48,97</text:p>
          </table:table-cell>
          <table:table-cell office:value-type="float" office:value="4145.47" table:style-name="ce2">
            <text:p>4.145,47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,1</text:p>
          </table:table-cell>
          <table:table-cell office:value-type="float" office:value="628.45000000000005" table:style-name="ce1">
            <text:p>628,45</text:p>
          </table:table-cell>
          <table:table-cell office:value-type="float" office:value="2" table:style-name="ce1">
            <text:p>2</text:p>
          </table:table-cell>
          <table:table-cell office:value-type="float" office:value="5.77" table:style-name="ce1">
            <text:p>5,77</text:p>
          </table:table-cell>
          <table:table-cell office:value-type="float" office:value="425.87" table:style-name="ce1">
            <text:p>425,87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,12</text:p>
          </table:table-cell>
          <table:table-cell office:value-type="float" office:value="192.02" table:style-name="ce1">
            <text:p>192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101.58" table:style-name="ce2">
            <text:p>1.101,58</text:p>
          </table:table-cell>
          <table:table-cell office:value-type="float" office:value="75487.03" table:style-name="ce2">
            <text:p>75.487,03</text:p>
          </table:table-cell>
          <table:table-cell office:value-type="float" office:value="8" table:style-name="ce1">
            <text:p>8</text:p>
          </table:table-cell>
          <table:table-cell office:value-type="float" office:value="772.86" table:style-name="ce1">
            <text:p>772,86</text:p>
          </table:table-cell>
          <table:table-cell office:value-type="float" office:value="51207.03" table:style-name="ce2">
            <text:p>51.207,03</text:p>
          </table:table-cell>
          <table:table-cell office:value-type="float" office:value="19" table:style-name="ce1">
            <text:p>19</text:p>
          </table:table-cell>
          <table:table-cell office:value-type="float" office:value="5420.45" table:style-name="ce2">
            <text:p>5.420,45</text:p>
          </table:table-cell>
          <table:table-cell office:value-type="float" office:value="331324.63" table:style-name="ce2">
            <text:p>331.324,63</text:p>
          </table:table-cell>
          <table:table-cell office:value-type="float" office:value="2" table:style-name="ce1">
            <text:p>2</text:p>
          </table:table-cell>
          <table:table-cell office:value-type="float" office:value="40.840000000000003" table:style-name="ce1">
            <text:p>40,84</text:p>
          </table:table-cell>
          <table:table-cell office:value-type="float" office:value="2772.31" table:style-name="ce2">
            <text:p>2.772,31</text:p>
          </table:table-cell>
          <table:table-cell office:value-type="float" office:value="3" table:style-name="ce1">
            <text:p>3</text:p>
          </table:table-cell>
          <table:table-cell office:value-type="float" office:value="344.49" table:style-name="ce1">
            <text:p>344,49</text:p>
          </table:table-cell>
          <table:table-cell office:value-type="float" office:value="23709.79" table:style-name="ce2">
            <text:p>23.709,79</text:p>
          </table:table-cell>
          <table:table-cell office:value-type="float" office:value="18" table:style-name="ce1">
            <text:p>18</text:p>
          </table:table-cell>
          <table:table-cell office:value-type="float" office:value="442.28" table:style-name="ce1">
            <text:p>442,28</text:p>
          </table:table-cell>
          <table:table-cell office:value-type="float" office:value="31155.89" table:style-name="ce2">
            <text:p>31.155,89</text:p>
          </table:table-cell>
          <table:table-cell office:value-type="float" office:value="1" table:style-name="ce1">
            <text:p>1</text:p>
          </table:table-cell>
          <table:table-cell office:value-type="float" office:value="372.09" table:style-name="ce1">
            <text:p>372,09</text:p>
          </table:table-cell>
          <table:table-cell office:value-type="float" office:value="25527.759999999998" table:style-name="ce2">
            <text:p>25.527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34.25" table:style-name="ce1">
            <text:p>434,25</text:p>
          </table:table-cell>
          <table:table-cell office:value-type="float" office:value="29393.49" table:style-name="ce2">
            <text:p>29.393,49</text:p>
          </table:table-cell>
          <table:table-cell office:value-type="float" office:value="7" table:style-name="ce1">
            <text:p>7</text:p>
          </table:table-cell>
          <table:table-cell office:value-type="float" office:value="177.19" table:style-name="ce1">
            <text:p>177,19</text:p>
          </table:table-cell>
          <table:table-cell office:value-type="float" office:value="12264.64" table:style-name="ce2">
            <text:p>12.264,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5.62" table:style-name="ce1">
            <text:p>75,62</text:p>
          </table:table-cell>
          <table:table-cell office:value-type="float" office:value="5381.82" table:style-name="ce2">
            <text:p>5.381,82</text:p>
          </table:table-cell>
          <table:table-cell office:value-type="float" office:value="2" table:style-name="ce1">
            <text:p>2</text:p>
          </table:table-cell>
          <table:table-cell office:value-type="float" office:value="21.65" table:style-name="ce1">
            <text:p>21,65</text:p>
          </table:table-cell>
          <table:table-cell office:value-type="float" office:value="1477.68" table:style-name="ce2">
            <text:p>1.477,68</text:p>
          </table:table-cell>
          <table:table-cell office:value-type="float" office:value="38" table:style-name="ce1">
            <text:p>38</text:p>
          </table:table-cell>
          <table:table-cell office:value-type="float" office:value="3561.02" table:style-name="ce2">
            <text:p>3.561,02</text:p>
          </table:table-cell>
          <table:table-cell office:value-type="float" office:value="219428.72" table:style-name="ce2">
            <text:p>219.428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762.83" table:style-name="ce2">
            <text:p>1.762,83</text:p>
          </table:table-cell>
          <table:table-cell office:value-type="float" office:value="118057.75" table:style-name="ce2">
            <text:p>118.057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80.89" table:style-name="ce1">
            <text:p>80,89</text:p>
          </table:table-cell>
          <table:table-cell office:value-type="float" office:value="6070.82" table:style-name="ce2">
            <text:p>6.070,82</text:p>
          </table:table-cell>
          <table:table-cell office:value-type="float" office:value="43" table:style-name="ce1">
            <text:p>43</text:p>
          </table:table-cell>
          <table:table-cell office:value-type="float" office:value="41.56" table:style-name="ce1">
            <text:p>41,56</text:p>
          </table:table-cell>
          <table:table-cell office:value-type="float" office:value="3307.93" table:style-name="ce2">
            <text:p>3.307,93</text:p>
          </table:table-cell>
          <table:table-cell office:value-type="float" office:value="53" table:style-name="ce1">
            <text:p>53</text:p>
          </table:table-cell>
          <table:table-cell office:value-type="float" office:value="291.48" table:style-name="ce1">
            <text:p>291,48</text:p>
          </table:table-cell>
          <table:table-cell office:value-type="float" office:value="23851.89" table:style-name="ce2">
            <text:p>23.851,89</text:p>
          </table:table-cell>
          <table:table-cell office:value-type="float" office:value="56" table:style-name="ce1">
            <text:p>56</text:p>
          </table:table-cell>
          <table:table-cell office:value-type="float" office:value="869.94" table:style-name="ce1">
            <text:p>869,94</text:p>
          </table:table-cell>
          <table:table-cell office:value-type="float" office:value="63110.77" table:style-name="ce2">
            <text:p>63.110,77</text:p>
          </table:table-cell>
          <table:table-cell office:value-type="float" office:value="63" table:style-name="ce1">
            <text:p>63</text:p>
          </table:table-cell>
          <table:table-cell office:value-type="float" office:value="316.45" table:style-name="ce1">
            <text:p>316,45</text:p>
          </table:table-cell>
          <table:table-cell office:value-type="float" office:value="27481.97" table:style-name="ce2">
            <text:p>27.481,97</text:p>
          </table:table-cell>
          <table:table-cell office:value-type="float" office:value="29" table:style-name="ce1">
            <text:p>29</text:p>
          </table:table-cell>
          <table:table-cell office:value-type="float" office:value="74.22" table:style-name="ce1">
            <text:p>74,22</text:p>
          </table:table-cell>
          <table:table-cell office:value-type="float" office:value="6299.91" table:style-name="ce2">
            <text:p>6.299,91</text:p>
          </table:table-cell>
          <table:table-cell office:value-type="float" office:value="122" table:style-name="ce1">
            <text:p>122</text:p>
          </table:table-cell>
          <table:table-cell office:value-type="float" office:value="163.85" table:style-name="ce1">
            <text:p>163,85</text:p>
          </table:table-cell>
          <table:table-cell office:value-type="float" office:value="14711.7" table:style-name="ce2">
            <text:p>14.711,70</text:p>
          </table:table-cell>
          <table:table-cell office:value-type="float" office:value="14" table:style-name="ce1">
            <text:p>14</text:p>
          </table:table-cell>
          <table:table-cell office:value-type="float" office:value="241.09" table:style-name="ce1">
            <text:p>241,09</text:p>
          </table:table-cell>
          <table:table-cell office:value-type="float" office:value="19033.41" table:style-name="ce2">
            <text:p>19.033,41</text:p>
          </table:table-cell>
          <table:table-cell office:value-type="float" office:value="19" table:style-name="ce1">
            <text:p>19</text:p>
          </table:table-cell>
          <table:table-cell office:value-type="float" office:value="52.01" table:style-name="ce1">
            <text:p>52,01</text:p>
          </table:table-cell>
          <table:table-cell office:value-type="float" office:value="5165.26" table:style-name="ce2">
            <text:p>5.165,26</text:p>
          </table:table-cell>
          <table:table-cell office:value-type="float" office:value="32" table:style-name="ce1">
            <text:p>32</text:p>
          </table:table-cell>
          <table:table-cell office:value-type="float" office:value="120.8" table:style-name="ce1">
            <text:p>120,8</text:p>
          </table:table-cell>
          <table:table-cell office:value-type="float" office:value="9473.31" table:style-name="ce2">
            <text:p>9.473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.98" table:style-name="ce1">
            <text:p>8,98</text:p>
          </table:table-cell>
          <table:table-cell office:value-type="float" office:value="773.91" table:style-name="ce1">
            <text:p>773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931.64" table:style-name="ce1">
            <text:p>931,64</text:p>
          </table:table-cell>
          <table:table-cell office:value-type="float" office:value="7" table:style-name="ce1">
            <text:p>7</text:p>
          </table:table-cell>
          <table:table-cell office:value-type="float" office:value="53.9" table:style-name="ce1">
            <text:p>53,9</text:p>
          </table:table-cell>
          <table:table-cell office:value-type="float" office:value="4083.77" table:style-name="ce2">
            <text:p>4.083,77</text:p>
          </table:table-cell>
          <table:table-cell office:value-type="float" office:value="99" table:style-name="ce1">
            <text:p>99</text:p>
          </table:table-cell>
          <table:table-cell office:value-type="float" office:value="179.95" table:style-name="ce1">
            <text:p>179,95</text:p>
          </table:table-cell>
          <table:table-cell office:value-type="float" office:value="15153.7" table:style-name="ce2">
            <text:p>15.153,70</text:p>
          </table:table-cell>
          <table:table-cell office:value-type="float" office:value="5" table:style-name="ce1">
            <text:p>5</text:p>
          </table:table-cell>
          <table:table-cell office:value-type="float" office:value="38.47" table:style-name="ce1">
            <text:p>38,47</text:p>
          </table:table-cell>
          <table:table-cell office:value-type="float" office:value="3253.79" table:style-name="ce2">
            <text:p>3.253,79</text:p>
          </table:table-cell>
          <table:table-cell office:value-type="float" office:value="7" table:style-name="ce1">
            <text:p>7</text:p>
          </table:table-cell>
          <table:table-cell office:value-type="float" office:value="18.489999999999998" table:style-name="ce1">
            <text:p>18,49</text:p>
          </table:table-cell>
          <table:table-cell office:value-type="float" office:value="1740.12" table:style-name="ce2">
            <text:p>1.740,12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293.22000000000003" table:style-name="ce1">
            <text:p>293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34.59" table:style-name="ce1">
            <text:p>134,59</text:p>
          </table:table-cell>
          <table:table-cell office:value-type="float" office:value="10673.14" table:style-name="ce2">
            <text:p>10.673,14</text:p>
          </table:table-cell>
          <table:table-cell office:value-type="float" office:value="4" table:style-name="ce1">
            <text:p>4</text:p>
          </table:table-cell>
          <table:table-cell office:value-type="float" office:value="11.99" table:style-name="ce1">
            <text:p>11,99</text:p>
          </table:table-cell>
          <table:table-cell office:value-type="float" office:value="1277.51" table:style-name="ce2">
            <text:p>1.277,51</text:p>
          </table:table-cell>
          <table:table-cell office:value-type="float" office:value="21" table:style-name="ce1">
            <text:p>21</text:p>
          </table:table-cell>
          <table:table-cell office:value-type="float" office:value="1590.41" table:style-name="ce2">
            <text:p>1.590,41</text:p>
          </table:table-cell>
          <table:table-cell office:value-type="float" office:value="101097.93" table:style-name="ce2">
            <text:p>101.097,93</text:p>
          </table:table-cell>
          <table:table-cell office:value-type="float" office:value="4" table:style-name="ce1">
            <text:p>4</text:p>
          </table:table-cell>
          <table:table-cell office:value-type="float" office:value="23.65" table:style-name="ce1">
            <text:p>23,65</text:p>
          </table:table-cell>
          <table:table-cell office:value-type="float" office:value="1500.06" table:style-name="ce2">
            <text:p>1.500,06</text:p>
          </table:table-cell>
          <table:table-cell office:value-type="float" office:value="1" table:style-name="ce1">
            <text:p>1</text:p>
          </table:table-cell>
          <table:table-cell office:value-type="float" office:value="37.24" table:style-name="ce1">
            <text:p>37,24</text:p>
          </table:table-cell>
          <table:table-cell office:value-type="float" office:value="2700.7" table:style-name="ce2">
            <text:p>2.700,70</text:p>
          </table:table-cell>
          <table:table-cell office:value-type="float" office:value="19" table:style-name="ce1">
            <text:p>19</text:p>
          </table:table-cell>
          <table:table-cell office:value-type="float" office:value="757.1" table:style-name="ce1">
            <text:p>757,1</text:p>
          </table:table-cell>
          <table:table-cell office:value-type="float" office:value="53924.480000000003" table:style-name="ce2">
            <text:p>53.924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9.55" table:style-name="ce1">
            <text:p>29,55</text:p>
          </table:table-cell>
          <table:table-cell office:value-type="float" office:value="2293.0700000000002" table:style-name="ce2">
            <text:p>2.293,07</text:p>
          </table:table-cell>
          <table:table-cell office:value-type="float" office:value="10" table:style-name="ce1">
            <text:p>10</text:p>
          </table:table-cell>
          <table:table-cell office:value-type="float" office:value="93.2" table:style-name="ce1">
            <text:p>93,2</text:p>
          </table:table-cell>
          <table:table-cell office:value-type="float" office:value="6518.34" table:style-name="ce2">
            <text:p>6.518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1.239999999999995" table:style-name="ce1">
            <text:p>71,24</text:p>
          </table:table-cell>
          <table:table-cell office:value-type="float" office:value="4732.71" table:style-name="ce2">
            <text:p>4.732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64" table:style-name="ce1">
            <text:p>2,64</text:p>
          </table:table-cell>
          <table:table-cell office:value-type="float" office:value="397.51" table:style-name="ce1">
            <text:p>397,51</text:p>
          </table:table-cell>
          <table:table-cell office:value-type="float" office:value="2" table:style-name="ce1">
            <text:p>2</text:p>
          </table:table-cell>
          <table:table-cell office:value-type="float" office:value="14.11" table:style-name="ce1">
            <text:p>14,11</text:p>
          </table:table-cell>
          <table:table-cell office:value-type="float" office:value="1129.18" table:style-name="ce2">
            <text:p>1.129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2" table:style-name="ce1">
            <text:p>0,12</text:p>
          </table:table-cell>
          <table:table-cell office:value-type="float" office:value="136.27000000000001" table:style-name="ce1">
            <text:p>136,27</text:p>
          </table:table-cell>
          <table:table-cell office:value-type="float" office:value="44" table:style-name="ce1">
            <text:p>44</text:p>
          </table:table-cell>
          <table:table-cell office:value-type="float" office:value="219.5" table:style-name="ce1">
            <text:p>219,5</text:p>
          </table:table-cell>
          <table:table-cell office:value-type="float" office:value="22715.06" table:style-name="ce2">
            <text:p>22.715,06</text:p>
          </table:table-cell>
          <table:table-cell office:value-type="float" office:value="1" table:style-name="ce1">
            <text:p>1</text:p>
          </table:table-cell>
          <table:table-cell office:value-type="float" office:value="24.28" table:style-name="ce1">
            <text:p>24,28</text:p>
          </table:table-cell>
          <table:table-cell office:value-type="float" office:value="1517.69" table:style-name="ce2">
            <text:p>1.517,69</text:p>
          </table:table-cell>
          <table:table-cell office:value-type="float" office:value="181" table:style-name="ce1">
            <text:p>181</text:p>
          </table:table-cell>
          <table:table-cell office:value-type="float" office:value="1291.19" table:style-name="ce2">
            <text:p>1.291,19</text:p>
          </table:table-cell>
          <table:table-cell office:value-type="float" office:value="105385.86" table:style-name="ce2">
            <text:p>105.385,86</text:p>
          </table:table-cell>
          <table:table-cell office:value-type="float" office:value="67" table:style-name="ce1">
            <text:p>67</text:p>
          </table:table-cell>
          <table:table-cell office:value-type="float" office:value="838" table:style-name="ce1">
            <text:p>838</text:p>
          </table:table-cell>
          <table:table-cell office:value-type="float" office:value="65655.990000000005" table:style-name="ce2">
            <text:p>65.655,99</text:p>
          </table:table-cell>
          <table:table-cell office:value-type="float" office:value="29" table:style-name="ce1">
            <text:p>29</text:p>
          </table:table-cell>
          <table:table-cell office:value-type="float" office:value="52.02" table:style-name="ce1">
            <text:p>52,02</text:p>
          </table:table-cell>
          <table:table-cell office:value-type="float" office:value="4841.97" table:style-name="ce2">
            <text:p>4.841,97</text:p>
          </table:table-cell>
          <table:table-cell office:value-type="float" office:value="33" table:style-name="ce1">
            <text:p>33</text:p>
          </table:table-cell>
          <table:table-cell office:value-type="float" office:value="716.66" table:style-name="ce1">
            <text:p>716,66</text:p>
          </table:table-cell>
          <table:table-cell office:value-type="float" office:value="52493.09" table:style-name="ce2">
            <text:p>52.493,09</text:p>
          </table:table-cell>
          <table:table-cell office:value-type="float" office:value="7" table:style-name="ce1">
            <text:p>7</text:p>
          </table:table-cell>
          <table:table-cell office:value-type="float" office:value="35.590000000000003" table:style-name="ce1">
            <text:p>35,59</text:p>
          </table:table-cell>
          <table:table-cell office:value-type="float" office:value="2917.15" table:style-name="ce2">
            <text:p>2.917,15</text:p>
          </table:table-cell>
          <table:table-cell office:value-type="float" office:value="40" table:style-name="ce1">
            <text:p>40</text:p>
          </table:table-cell>
          <table:table-cell office:value-type="float" office:value="262.24" table:style-name="ce1">
            <text:p>262,24</text:p>
          </table:table-cell>
          <table:table-cell office:value-type="float" office:value="22018.51" table:style-name="ce2">
            <text:p>22.018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47.76" table:style-name="ce1">
            <text:p>47,76</text:p>
          </table:table-cell>
          <table:table-cell office:value-type="float" office:value="4375.82" table:style-name="ce2">
            <text:p>4.375,82</text:p>
          </table:table-cell>
          <table:table-cell office:value-type="float" office:value="26" table:style-name="ce1">
            <text:p>26</text:p>
          </table:table-cell>
          <table:table-cell office:value-type="float" office:value="91.38" table:style-name="ce1">
            <text:p>91,38</text:p>
          </table:table-cell>
          <table:table-cell office:value-type="float" office:value="9127.67" table:style-name="ce2">
            <text:p>9.127,67</text:p>
          </table:table-cell>
          <table:table-cell office:value-type="float" office:value="30" table:style-name="ce1">
            <text:p>30</text:p>
          </table:table-cell>
          <table:table-cell office:value-type="float" office:value="366.89" table:style-name="ce1">
            <text:p>366,89</text:p>
          </table:table-cell>
          <table:table-cell office:value-type="float" office:value="25491.15" table:style-name="ce2">
            <text:p>25.491,15</text:p>
          </table:table-cell>
          <table:table-cell office:value-type="float" office:value="485" table:style-name="ce1">
            <text:p>485</text:p>
          </table:table-cell>
          <table:table-cell office:value-type="float" office:value="1926.55" table:style-name="ce2">
            <text:p>1.926,55</text:p>
          </table:table-cell>
          <table:table-cell office:value-type="float" office:value="171826.43" table:style-name="ce2">
            <text:p>171.826,43</text:p>
          </table:table-cell>
          <table:table-cell office:value-type="float" office:value="68" table:style-name="ce1">
            <text:p>68</text:p>
          </table:table-cell>
          <table:table-cell office:value-type="float" office:value="496.92" table:style-name="ce1">
            <text:p>496,92</text:p>
          </table:table-cell>
          <table:table-cell office:value-type="float" office:value="43364.9" table:style-name="ce2">
            <text:p>43.364,90</text:p>
          </table:table-cell>
          <table:table-cell office:value-type="float" office:value="215" table:style-name="ce1">
            <text:p>215</text:p>
          </table:table-cell>
          <table:table-cell office:value-type="float" office:value="782.2" table:style-name="ce1">
            <text:p>782,2</text:p>
          </table:table-cell>
          <table:table-cell office:value-type="float" office:value="66249.83" table:style-name="ce2">
            <text:p>66.249,83</text:p>
          </table:table-cell>
          <table:table-cell office:value-type="float" office:value="84" table:style-name="ce1">
            <text:p>84</text:p>
          </table:table-cell>
          <table:table-cell office:value-type="float" office:value="2684.84" table:style-name="ce2">
            <text:p>2.684,84</text:p>
          </table:table-cell>
          <table:table-cell office:value-type="float" office:value="209775.11" table:style-name="ce2">
            <text:p>209.775,11</text:p>
          </table:table-cell>
          <table:table-cell office:value-type="float" office:value="281" table:style-name="ce1">
            <text:p>281</text:p>
          </table:table-cell>
          <table:table-cell office:value-type="float" office:value="6374.12" table:style-name="ce2">
            <text:p>6.374,12</text:p>
          </table:table-cell>
          <table:table-cell office:value-type="float" office:value="492992.74" table:style-name="ce2">
            <text:p>492.992,74</text:p>
          </table:table-cell>
          <table:table-cell office:value-type="float" office:value="45" table:style-name="ce1">
            <text:p>45</text:p>
          </table:table-cell>
          <table:table-cell office:value-type="float" office:value="195.19" table:style-name="ce1">
            <text:p>195,19</text:p>
          </table:table-cell>
          <table:table-cell office:value-type="float" office:value="15865.28" table:style-name="ce2">
            <text:p>15.865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.13" table:style-name="ce1">
            <text:p>15,13</text:p>
          </table:table-cell>
          <table:table-cell office:value-type="float" office:value="1237.53" table:style-name="ce2">
            <text:p>1.237,53</text:p>
          </table:table-cell>
          <table:table-cell office:value-type="float" office:value="4" table:style-name="ce1">
            <text:p>4</text:p>
          </table:table-cell>
          <table:table-cell office:value-type="float" office:value="363.59" table:style-name="ce1">
            <text:p>363,59</text:p>
          </table:table-cell>
          <table:table-cell office:value-type="float" office:value="26060.97" table:style-name="ce2">
            <text:p>26.060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0.630000000000003" table:style-name="ce1">
            <text:p>40,63</text:p>
          </table:table-cell>
          <table:table-cell office:value-type="float" office:value="3803.39" table:style-name="ce2">
            <text:p>3.803,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623.62" table:style-name="ce1">
            <text:p>623,62</text:p>
          </table:table-cell>
          <table:table-cell office:value-type="float" office:value="45335.32" table:style-name="ce2">
            <text:p>45.335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76.1" table:style-name="ce2">
            <text:p>1.676,10</text:p>
          </table:table-cell>
          <table:table-cell office:value-type="float" office:value="114205.68" table:style-name="ce2">
            <text:p>114.205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.55" table:style-name="ce1">
            <text:p>23,55</text:p>
          </table:table-cell>
          <table:table-cell office:value-type="float" office:value="1838.67" table:style-name="ce2">
            <text:p>1.838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9277.16" table:style-name="ce2">
            <text:p>9.277,16</text:p>
          </table:table-cell>
          <table:table-cell office:value-type="float" office:value="664078.53" table:style-name="ce2">
            <text:p>664.078,53</text:p>
          </table:table-cell>
          <table:table-cell office:value-type="float" office:value="2" table:style-name="ce1">
            <text:p>2</text:p>
          </table:table-cell>
          <table:table-cell office:value-type="float" office:value="12.87" table:style-name="ce1">
            <text:p>12,87</text:p>
          </table:table-cell>
          <table:table-cell office:value-type="float" office:value="1725.44" table:style-name="ce2">
            <text:p>1.725,44</text:p>
          </table:table-cell>
          <table:table-cell office:value-type="float" office:value="24" table:style-name="ce1">
            <text:p>24</text:p>
          </table:table-cell>
          <table:table-cell office:value-type="float" office:value="2748.43" table:style-name="ce2">
            <text:p>2.748,43</text:p>
          </table:table-cell>
          <table:table-cell office:value-type="float" office:value="159469.94" table:style-name="ce2">
            <text:p>159.469,94</text:p>
          </table:table-cell>
          <table:table-cell office:value-type="float" office:value="27" table:style-name="ce1">
            <text:p>27</text:p>
          </table:table-cell>
          <table:table-cell office:value-type="float" office:value="1214.27" table:style-name="ce2">
            <text:p>1.214,27</text:p>
          </table:table-cell>
          <table:table-cell office:value-type="float" office:value="95598.28" table:style-name="ce2">
            <text:p>95.598,28</text:p>
          </table:table-cell>
          <table:table-cell office:value-type="float" office:value="7" table:style-name="ce1">
            <text:p>7</text:p>
          </table:table-cell>
          <table:table-cell office:value-type="float" office:value="330.1" table:style-name="ce1">
            <text:p>330,1</text:p>
          </table:table-cell>
          <table:table-cell office:value-type="float" office:value="23927.32" table:style-name="ce2">
            <text:p>23.927,32</text:p>
          </table:table-cell>
          <table:table-cell office:value-type="float" office:value="49" table:style-name="ce1">
            <text:p>49</text:p>
          </table:table-cell>
          <table:table-cell office:value-type="float" office:value="643.62" table:style-name="ce1">
            <text:p>643,62</text:p>
          </table:table-cell>
          <table:table-cell office:value-type="float" office:value="48880.57" table:style-name="ce2">
            <text:p>48.880,57</text:p>
          </table:table-cell>
          <table:table-cell office:value-type="float" office:value="35" table:style-name="ce1">
            <text:p>35</text:p>
          </table:table-cell>
          <table:table-cell office:value-type="float" office:value="4936.6899999999996" table:style-name="ce2">
            <text:p>4.936,69</text:p>
          </table:table-cell>
          <table:table-cell office:value-type="float" office:value="330081.21999999997" table:style-name="ce2">
            <text:p>330.081,22</text:p>
          </table:table-cell>
          <table:table-cell office:value-type="float" office:value="24" table:style-name="ce1">
            <text:p>24</text:p>
          </table:table-cell>
          <table:table-cell office:value-type="float" office:value="2206.6799999999998" table:style-name="ce2">
            <text:p>2.206,68</text:p>
          </table:table-cell>
          <table:table-cell office:value-type="float" office:value="148727.94" table:style-name="ce2">
            <text:p>148.727,94</text:p>
          </table:table-cell>
          <table:table-cell office:value-type="float" office:value="34" table:style-name="ce1">
            <text:p>34</text:p>
          </table:table-cell>
          <table:table-cell office:value-type="float" office:value="307.87" table:style-name="ce1">
            <text:p>307,87</text:p>
          </table:table-cell>
          <table:table-cell office:value-type="float" office:value="23094.75" table:style-name="ce2">
            <text:p>23.094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203.33" table:style-name="ce1">
            <text:p>203,33</text:p>
          </table:table-cell>
          <table:table-cell office:value-type="float" office:value="17621.240000000002" table:style-name="ce2">
            <text:p>17.621,24</text:p>
          </table:table-cell>
          <table:table-cell office:value-type="float" office:value="209" table:style-name="ce1">
            <text:p>209</text:p>
          </table:table-cell>
          <table:table-cell office:value-type="float" office:value="241.08" table:style-name="ce1">
            <text:p>241,08</text:p>
          </table:table-cell>
          <table:table-cell office:value-type="float" office:value="21339.18" table:style-name="ce2">
            <text:p>21.339,18</text:p>
          </table:table-cell>
          <table:table-cell office:value-type="float" office:value="166" table:style-name="ce1">
            <text:p>166</text:p>
          </table:table-cell>
          <table:table-cell office:value-type="float" office:value="1271.77" table:style-name="ce2">
            <text:p>1.271,77</text:p>
          </table:table-cell>
          <table:table-cell office:value-type="float" office:value="117537.93" table:style-name="ce2">
            <text:p>117.537,93</text:p>
          </table:table-cell>
          <table:table-cell office:value-type="float" office:value="177" table:style-name="ce1">
            <text:p>177</text:p>
          </table:table-cell>
          <table:table-cell office:value-type="float" office:value="3009.89" table:style-name="ce2">
            <text:p>3.009,89</text:p>
          </table:table-cell>
          <table:table-cell office:value-type="float" office:value="233513.47" table:style-name="ce2">
            <text:p>233.513,47</text:p>
          </table:table-cell>
          <table:table-cell office:value-type="float" office:value="311" table:style-name="ce1">
            <text:p>311</text:p>
          </table:table-cell>
          <table:table-cell office:value-type="float" office:value="1664.43" table:style-name="ce2">
            <text:p>1.664,43</text:p>
          </table:table-cell>
          <table:table-cell office:value-type="float" office:value="155707.76" table:style-name="ce2">
            <text:p>155.707,76</text:p>
          </table:table-cell>
          <table:table-cell office:value-type="float" office:value="119" table:style-name="ce1">
            <text:p>119</text:p>
          </table:table-cell>
          <table:table-cell office:value-type="float" office:value="478.35" table:style-name="ce1">
            <text:p>478,35</text:p>
          </table:table-cell>
          <table:table-cell office:value-type="float" office:value="44657.67" table:style-name="ce2">
            <text:p>44.657,67</text:p>
          </table:table-cell>
          <table:table-cell office:value-type="float" office:value="498" table:style-name="ce1">
            <text:p>498</text:p>
          </table:table-cell>
          <table:table-cell office:value-type="float" office:value="1226.5899999999999" table:style-name="ce2">
            <text:p>1.226,59</text:p>
          </table:table-cell>
          <table:table-cell office:value-type="float" office:value="118889.69" table:style-name="ce2">
            <text:p>118.889,69</text:p>
          </table:table-cell>
          <table:table-cell office:value-type="float" office:value="36" table:style-name="ce1">
            <text:p>36</text:p>
          </table:table-cell>
          <table:table-cell office:value-type="float" office:value="430.4" table:style-name="ce1">
            <text:p>430,4</text:p>
          </table:table-cell>
          <table:table-cell office:value-type="float" office:value="39854.339999999997" table:style-name="ce2">
            <text:p>39.854,34</text:p>
          </table:table-cell>
          <table:table-cell office:value-type="float" office:value="174" table:style-name="ce1">
            <text:p>174</text:p>
          </table:table-cell>
          <table:table-cell office:value-type="float" office:value="1247.93" table:style-name="ce2">
            <text:p>1.247,93</text:p>
          </table:table-cell>
          <table:table-cell office:value-type="float" office:value="119620.14" table:style-name="ce2">
            <text:p>119.620,14</text:p>
          </table:table-cell>
          <table:table-cell office:value-type="float" office:value="118" table:style-name="ce1">
            <text:p>118</text:p>
          </table:table-cell>
          <table:table-cell office:value-type="float" office:value="522.46" table:style-name="ce1">
            <text:p>522,46</text:p>
          </table:table-cell>
          <table:table-cell office:value-type="float" office:value="49707.7" table:style-name="ce2">
            <text:p>49.707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1572.06" table:style-name="ce2">
            <text:p>1.572,06</text:p>
          </table:table-cell>
          <table:table-cell office:value-type="float" office:value="132672.75" table:style-name="ce2">
            <text:p>132.672,75</text:p>
          </table:table-cell>
          <table:table-cell office:value-type="float" office:value="10" table:style-name="ce1">
            <text:p>10</text:p>
          </table:table-cell>
          <table:table-cell office:value-type="float" office:value="213.04" table:style-name="ce1">
            <text:p>213,04</text:p>
          </table:table-cell>
          <table:table-cell office:value-type="float" office:value="20935.79" table:style-name="ce2">
            <text:p>20.935,79</text:p>
          </table:table-cell>
          <table:table-cell office:value-type="float" office:value="130" table:style-name="ce1">
            <text:p>130</text:p>
          </table:table-cell>
          <table:table-cell office:value-type="float" office:value="7092.43" table:style-name="ce2">
            <text:p>7.092,43</text:p>
          </table:table-cell>
          <table:table-cell office:value-type="float" office:value="490435.04" table:style-name="ce2">
            <text:p>490.435,04</text:p>
          </table:table-cell>
          <table:table-cell office:value-type="float" office:value="9" table:style-name="ce1">
            <text:p>9</text:p>
          </table:table-cell>
          <table:table-cell office:value-type="float" office:value="114.22" table:style-name="ce1">
            <text:p>114,22</text:p>
          </table:table-cell>
          <table:table-cell office:value-type="float" office:value="10895.9" table:style-name="ce2">
            <text:p>10.895,90</text:p>
          </table:table-cell>
          <table:table-cell office:value-type="float" office:value="6" table:style-name="ce1">
            <text:p>6</text:p>
          </table:table-cell>
          <table:table-cell office:value-type="float" office:value="110.58" table:style-name="ce1">
            <text:p>110,58</text:p>
          </table:table-cell>
          <table:table-cell office:value-type="float" office:value="8647.2800000000007" table:style-name="ce2">
            <text:p>8.647,28</text:p>
          </table:table-cell>
          <table:table-cell office:value-type="float" office:value="123" table:style-name="ce1">
            <text:p>123</text:p>
          </table:table-cell>
          <table:table-cell office:value-type="float" office:value="2114.23" table:style-name="ce2">
            <text:p>2.114,23</text:p>
          </table:table-cell>
          <table:table-cell office:value-type="float" office:value="176041.31" table:style-name="ce2">
            <text:p>176.041,31</text:p>
          </table:table-cell>
          <table:table-cell office:value-type="float" office:value="1" table:style-name="ce1">
            <text:p>1</text:p>
          </table:table-cell>
          <table:table-cell office:value-type="float" office:value="111.48" table:style-name="ce1">
            <text:p>111,48</text:p>
          </table:table-cell>
          <table:table-cell office:value-type="float" office:value="9847.6" table:style-name="ce2">
            <text:p>9.847,60</text:p>
          </table:table-cell>
          <table:table-cell office:value-type="float" office:value="2" table:style-name="ce1">
            <text:p>2</text:p>
          </table:table-cell>
          <table:table-cell office:value-type="float" office:value="207.28" table:style-name="ce1">
            <text:p>207,28</text:p>
          </table:table-cell>
          <table:table-cell office:value-type="float" office:value="15965.57" table:style-name="ce2">
            <text:p>15.965,57</text:p>
          </table:table-cell>
          <table:table-cell office:value-type="float" office:value="39" table:style-name="ce1">
            <text:p>39</text:p>
          </table:table-cell>
          <table:table-cell office:value-type="float" office:value="1454.7" table:style-name="ce2">
            <text:p>1.454,70</text:p>
          </table:table-cell>
          <table:table-cell office:value-type="float" office:value="116642.51" table:style-name="ce2">
            <text:p>116.642,51</text:p>
          </table:table-cell>
          <table:table-cell office:value-type="float" office:value="31" table:style-name="ce1">
            <text:p>31</text:p>
          </table:table-cell>
          <table:table-cell office:value-type="float" office:value="1178" table:style-name="ce2">
            <text:p>1.178,00</text:p>
          </table:table-cell>
          <table:table-cell office:value-type="float" office:value="95573.23" table:style-name="ce2">
            <text:p>95.573,2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43" table:style-name="ce1">
            <text:p>0,43</text:p>
          </table:table-cell>
          <table:table-cell office:value-type="float" office:value="116.38" table:style-name="ce1">
            <text:p>116,38</text:p>
          </table:table-cell>
          <table:table-cell office:value-type="float" office:value="4" table:style-name="ce1">
            <text:p>4</text:p>
          </table:table-cell>
          <table:table-cell office:value-type="float" office:value="0.7" table:style-name="ce1">
            <text:p>0,7</text:p>
          </table:table-cell>
          <table:table-cell office:value-type="float" office:value="141.28" table:style-name="ce1">
            <text:p>141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6" table:style-name="ce1">
            <text:p>1,56</text:p>
          </table:table-cell>
          <table:table-cell office:value-type="float" office:value="118.36" table:style-name="ce1">
            <text:p>118,36</text:p>
          </table:table-cell>
          <table:table-cell office:value-type="float" office:value="6" table:style-name="ce1">
            <text:p>6</text:p>
          </table:table-cell>
          <table:table-cell office:value-type="float" office:value="12.26" table:style-name="ce1">
            <text:p>12,26</text:p>
          </table:table-cell>
          <table:table-cell office:value-type="float" office:value="1300.45" table:style-name="ce2">
            <text:p>1.300,45</text:p>
          </table:table-cell>
          <table:table-cell office:value-type="float" office:value="4" table:style-name="ce1">
            <text:p>4</text:p>
          </table:table-cell>
          <table:table-cell office:value-type="float" office:value="1.38" table:style-name="ce1">
            <text:p>1,38</text:p>
          </table:table-cell>
          <table:table-cell office:value-type="float" office:value="-124.88" table:style-name="ce1">
            <text:p>-124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79" table:style-name="ce1">
            <text:p>4,79</text:p>
          </table:table-cell>
          <table:table-cell office:value-type="float" office:value="1336.97" table:style-name="ce2">
            <text:p>1.336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.79" table:style-name="ce1">
            <text:p>6,79</text:p>
          </table:table-cell>
          <table:table-cell office:value-type="float" office:value="764.36" table:style-name="ce1">
            <text:p>764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432.16" table:style-name="ce1">
            <text:p>432,16</text:p>
          </table:table-cell>
          <table:table-cell office:value-type="float" office:value="34409.980000000003" table:style-name="ce2">
            <text:p>34.409,98</text:p>
          </table:table-cell>
          <table:table-cell office:value-type="float" office:value="4" table:style-name="ce1">
            <text:p>4</text:p>
          </table:table-cell>
          <table:table-cell office:value-type="float" office:value="24.24" table:style-name="ce1">
            <text:p>24,24</text:p>
          </table:table-cell>
          <table:table-cell office:value-type="float" office:value="2012.34" table:style-name="ce2">
            <text:p>2.012,34</text:p>
          </table:table-cell>
          <table:table-cell office:value-type="float" office:value="5" table:style-name="ce1">
            <text:p>5</text:p>
          </table:table-cell>
          <table:table-cell office:value-type="float" office:value="11.74" table:style-name="ce1">
            <text:p>11,74</text:p>
          </table:table-cell>
          <table:table-cell office:value-type="float" office:value="1348.19" table:style-name="ce2">
            <text:p>1.348,19</text:p>
          </table:table-cell>
          <table:table-cell office:value-type="float" office:value="7" table:style-name="ce1">
            <text:p>7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772.76" table:style-name="ce1">
            <text:p>772,76</text:p>
          </table:table-cell>
          <table:table-cell office:value-type="float" office:value="2" table:style-name="ce1">
            <text:p>2</text:p>
          </table:table-cell>
          <table:table-cell office:value-type="float" office:value="2.08" table:style-name="ce1">
            <text:p>2,08</text:p>
          </table:table-cell>
          <table:table-cell office:value-type="float" office:value="262.89" table:style-name="ce1">
            <text:p>262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78" table:style-name="ce1">
            <text:p>3,78</text:p>
          </table:table-cell>
          <table:table-cell office:value-type="float" office:value="395.95" table:style-name="ce1">
            <text:p>395,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.45" table:style-name="ce1">
            <text:p>23,45</text:p>
          </table:table-cell>
          <table:table-cell office:value-type="float" office:value="2123.4699999999998" table:style-name="ce2">
            <text:p>2.123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106.05" table:style-name="ce2">
            <text:p>3.106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.579999999999998" table:style-name="ce1">
            <text:p>17,58</text:p>
          </table:table-cell>
          <table:table-cell office:value-type="float" office:value="1899.12" table:style-name="ce2">
            <text:p>1.899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5.709999999999994" table:style-name="ce1">
            <text:p>65,71</text:p>
          </table:table-cell>
          <table:table-cell office:value-type="float" office:value="7067.87" table:style-name="ce2">
            <text:p>7.067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27" table:style-name="ce1">
            <text:p>8,27</text:p>
          </table:table-cell>
          <table:table-cell office:value-type="float" office:value="1650.94" table:style-name="ce2">
            <text:p>1.650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,33</text:p>
          </table:table-cell>
          <table:table-cell office:value-type="float" office:value="173.7" table:style-name="ce1">
            <text:p>173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98" table:style-name="ce1">
            <text:p>2,98</text:p>
          </table:table-cell>
          <table:table-cell office:value-type="float" office:value="120.52" table:style-name="ce1">
            <text:p>120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1.11" table:style-name="ce1">
            <text:p>51,11</text:p>
          </table:table-cell>
          <table:table-cell office:value-type="float" office:value="2062.4" table:style-name="ce2">
            <text:p>2.062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6.66" table:style-name="ce1">
            <text:p>66,66</text:p>
          </table:table-cell>
          <table:table-cell office:value-type="float" office:value="2681.84" table:style-name="ce2">
            <text:p>2.681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8.2" table:style-name="ce1">
            <text:p>118,2</text:p>
          </table:table-cell>
          <table:table-cell office:value-type="float" office:value="11021.62" table:style-name="ce2">
            <text:p>11.021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.2" table:style-name="ce1">
            <text:p>79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" table:style-name="ce1">
            <text:p>511</text:p>
          </table:table-cell>
          <table:table-cell office:value-type="float" office:value="31278.21" table:style-name="ce2">
            <text:p>31.278,21</text:p>
          </table:table-cell>
          <table:table-cell office:value-type="float" office:value="2613631.91" table:style-name="ce2">
            <text:p>2.613.631,91</text:p>
          </table:table-cell>
          <table:table-cell office:value-type="float" office:value="41" table:style-name="ce1">
            <text:p>41</text:p>
          </table:table-cell>
          <table:table-cell office:value-type="float" office:value="4174.68" table:style-name="ce2">
            <text:p>4.174,68</text:p>
          </table:table-cell>
          <table:table-cell office:value-type="float" office:value="350006" table:style-name="ce2">
            <text:p>350.006,00</text:p>
          </table:table-cell>
          <table:table-cell office:value-type="float" office:value="525" table:style-name="ce1">
            <text:p>525</text:p>
          </table:table-cell>
          <table:table-cell office:value-type="float" office:value="44509.58" table:style-name="ce2">
            <text:p>44.509,58</text:p>
          </table:table-cell>
          <table:table-cell office:value-type="float" office:value="3387391.29" table:style-name="ce2">
            <text:p>3.387.391,29</text:p>
          </table:table-cell>
          <table:table-cell office:value-type="float" office:value="201" table:style-name="ce1">
            <text:p>201</text:p>
          </table:table-cell>
          <table:table-cell office:value-type="float" office:value="18106.810000000001" table:style-name="ce2">
            <text:p>18.106,81</text:p>
          </table:table-cell>
          <table:table-cell office:value-type="float" office:value="1580452.43" table:style-name="ce2">
            <text:p>1.580.452,43</text:p>
          </table:table-cell>
          <table:table-cell office:value-type="float" office:value="86" table:style-name="ce1">
            <text:p>86</text:p>
          </table:table-cell>
          <table:table-cell office:value-type="float" office:value="2549.2199999999998" table:style-name="ce2">
            <text:p>2.549,22</text:p>
          </table:table-cell>
          <table:table-cell office:value-type="float" office:value="242766.9" table:style-name="ce2">
            <text:p>242.766,90</text:p>
          </table:table-cell>
          <table:table-cell office:value-type="float" office:value="109" table:style-name="ce1">
            <text:p>109</text:p>
          </table:table-cell>
          <table:table-cell office:value-type="float" office:value="15571.13" table:style-name="ce2">
            <text:p>15.571,13</text:p>
          </table:table-cell>
          <table:table-cell office:value-type="float" office:value="1288733.8" table:style-name="ce2">
            <text:p>1.288.733,80</text:p>
          </table:table-cell>
          <table:table-cell office:value-type="float" office:value="40" table:style-name="ce1">
            <text:p>40</text:p>
          </table:table-cell>
          <table:table-cell office:value-type="float" office:value="4437.6499999999996" table:style-name="ce2">
            <text:p>4.437,65</text:p>
          </table:table-cell>
          <table:table-cell office:value-type="float" office:value="391328.62" table:style-name="ce2">
            <text:p>391.328,62</text:p>
          </table:table-cell>
          <table:table-cell office:value-type="float" office:value="32" table:style-name="ce1">
            <text:p>32</text:p>
          </table:table-cell>
          <table:table-cell office:value-type="float" office:value="2490.81" table:style-name="ce2">
            <text:p>2.490,81</text:p>
          </table:table-cell>
          <table:table-cell office:value-type="float" office:value="222309.25" table:style-name="ce2">
            <text:p>222.309,25</text:p>
          </table:table-cell>
          <table:table-cell office:value-type="float" office:value="112" table:style-name="ce1">
            <text:p>112</text:p>
          </table:table-cell>
          <table:table-cell office:value-type="float" office:value="6370.91" table:style-name="ce2">
            <text:p>6.370,91</text:p>
          </table:table-cell>
          <table:table-cell office:value-type="float" office:value="548143.04" table:style-name="ce2">
            <text:p>548.143,04</text:p>
          </table:table-cell>
          <table:table-cell office:value-type="float" office:value="39" table:style-name="ce1">
            <text:p>39</text:p>
          </table:table-cell>
          <table:table-cell office:value-type="float" office:value="3609.61" table:style-name="ce2">
            <text:p>3.609,61</text:p>
          </table:table-cell>
          <table:table-cell office:value-type="float" office:value="299684.56" table:style-name="ce2">
            <text:p>299.684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38" table:style-name="ce1">
            <text:p>1,38</text:p>
          </table:table-cell>
          <table:table-cell office:value-type="float" office:value="141.32" table:style-name="ce1">
            <text:p>141,32</text:p>
          </table:table-cell>
          <table:table-cell office:value-type="float" office:value="29" table:style-name="ce1">
            <text:p>29</text:p>
          </table:table-cell>
          <table:table-cell office:value-type="float" office:value="29.35" table:style-name="ce1">
            <text:p>29,35</text:p>
          </table:table-cell>
          <table:table-cell office:value-type="float" office:value="3109.46" table:style-name="ce2">
            <text:p>3.109,46</text:p>
          </table:table-cell>
          <table:table-cell office:value-type="float" office:value="4" table:style-name="ce1">
            <text:p>4</text:p>
          </table:table-cell>
          <table:table-cell office:value-type="float" office:value="7.61" table:style-name="ce1">
            <text:p>7,61</text:p>
          </table:table-cell>
          <table:table-cell office:value-type="float" office:value="742.32" table:style-name="ce1">
            <text:p>742,32</text:p>
          </table:table-cell>
          <table:table-cell office:value-type="float" office:value="36" table:style-name="ce1">
            <text:p>36</text:p>
          </table:table-cell>
          <table:table-cell office:value-type="float" office:value="114.2" table:style-name="ce1">
            <text:p>114,2</text:p>
          </table:table-cell>
          <table:table-cell office:value-type="float" office:value="11284.84" table:style-name="ce2">
            <text:p>11.284,84</text:p>
          </table:table-cell>
          <table:table-cell office:value-type="float" office:value="51" table:style-name="ce1">
            <text:p>51</text:p>
          </table:table-cell>
          <table:table-cell office:value-type="float" office:value="148.93" table:style-name="ce1">
            <text:p>148,93</text:p>
          </table:table-cell>
          <table:table-cell office:value-type="float" office:value="15187.68" table:style-name="ce2">
            <text:p>15.187,68</text:p>
          </table:table-cell>
          <table:table-cell office:value-type="float" office:value="23" table:style-name="ce1">
            <text:p>23</text:p>
          </table:table-cell>
          <table:table-cell office:value-type="float" office:value="31.92" table:style-name="ce1">
            <text:p>31,92</text:p>
          </table:table-cell>
          <table:table-cell office:value-type="float" office:value="3636.96" table:style-name="ce2">
            <text:p>3.636,96</text:p>
          </table:table-cell>
          <table:table-cell office:value-type="float" office:value="35" table:style-name="ce1">
            <text:p>35</text:p>
          </table:table-cell>
          <table:table-cell office:value-type="float" office:value="31.26" table:style-name="ce1">
            <text:p>31,26</text:p>
          </table:table-cell>
          <table:table-cell office:value-type="float" office:value="3816.03" table:style-name="ce2">
            <text:p>3.816,03</text:p>
          </table:table-cell>
          <table:table-cell office:value-type="float" office:value="11" table:style-name="ce1">
            <text:p>11</text:p>
          </table:table-cell>
          <table:table-cell office:value-type="float" office:value="22.54" table:style-name="ce1">
            <text:p>22,54</text:p>
          </table:table-cell>
          <table:table-cell office:value-type="float" office:value="2736.07" table:style-name="ce2">
            <text:p>2.736,07</text:p>
          </table:table-cell>
          <table:table-cell office:value-type="float" office:value="9" table:style-name="ce1">
            <text:p>9</text:p>
          </table:table-cell>
          <table:table-cell office:value-type="float" office:value="7.06" table:style-name="ce1">
            <text:p>7,06</text:p>
          </table:table-cell>
          <table:table-cell office:value-type="float" office:value="1187.1099999999999" table:style-name="ce2">
            <text:p>1.187,11</text:p>
          </table:table-cell>
          <table:table-cell office:value-type="float" office:value="14" table:style-name="ce1">
            <text:p>14</text:p>
          </table:table-cell>
          <table:table-cell office:value-type="float" office:value="14.87" table:style-name="ce1">
            <text:p>14,87</text:p>
          </table:table-cell>
          <table:table-cell office:value-type="float" office:value="1535.83" table:style-name="ce2">
            <text:p>1.535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181.6400000000001" table:style-name="ce2">
            <text:p>1.181,64</text:p>
          </table:table-cell>
          <table:table-cell office:value-type="float" office:value="84050.92" table:style-name="ce2">
            <text:p>84.05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6.39" table:style-name="ce1">
            <text:p>26,39</text:p>
          </table:table-cell>
          <table:table-cell office:value-type="float" office:value="2079.85" table:style-name="ce2">
            <text:p>2.079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.33" table:style-name="ce1">
            <text:p>12,33</text:p>
          </table:table-cell>
          <table:table-cell office:value-type="float" office:value="926.74" table:style-name="ce1">
            <text:p>926,74</text:p>
          </table:table-cell>
          <table:table-cell office:value-type="float" office:value="4" table:style-name="ce1">
            <text:p>4</text:p>
          </table:table-cell>
          <table:table-cell office:value-type="float" office:value="3.35" table:style-name="ce1">
            <text:p>3,35</text:p>
          </table:table-cell>
          <table:table-cell office:value-type="float" office:value="392.12" table:style-name="ce1">
            <text:p>392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8" table:style-name="ce1">
            <text:p>0,78</text:p>
          </table:table-cell>
          <table:table-cell office:value-type="float" office:value="126.73" table:style-name="ce1">
            <text:p>126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459.33" table:style-name="ce1">
            <text:p>459,33</text:p>
          </table:table-cell>
          <table:table-cell office:value-type="float" office:value="31" table:style-name="ce1">
            <text:p>31</text:p>
          </table:table-cell>
          <table:table-cell office:value-type="float" office:value="56.26" table:style-name="ce1">
            <text:p>56,26</text:p>
          </table:table-cell>
          <table:table-cell office:value-type="float" office:value="6010.78" table:style-name="ce2">
            <text:p>6.010,78</text:p>
          </table:table-cell>
          <table:table-cell office:value-type="float" office:value="121" table:style-name="ce1">
            <text:p>121</text:p>
          </table:table-cell>
          <table:table-cell office:value-type="float" office:value="1451.61" table:style-name="ce2">
            <text:p>1.451,61</text:p>
          </table:table-cell>
          <table:table-cell office:value-type="float" office:value="114286.29" table:style-name="ce2">
            <text:p>114.286,29</text:p>
          </table:table-cell>
          <table:table-cell office:value-type="float" office:value="144" table:style-name="ce1">
            <text:p>144</text:p>
          </table:table-cell>
          <table:table-cell office:value-type="float" office:value="789.16" table:style-name="ce1">
            <text:p>789,16</text:p>
          </table:table-cell>
          <table:table-cell office:value-type="float" office:value="74707.03" table:style-name="ce2">
            <text:p>74.707,03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132.97" table:style-name="ce1">
            <text:p>132,97</text:p>
          </table:table-cell>
          <table:table-cell office:value-type="float" office:value="60" table:style-name="ce1">
            <text:p>60</text:p>
          </table:table-cell>
          <table:table-cell office:value-type="float" office:value="166.39" table:style-name="ce1">
            <text:p>166,39</text:p>
          </table:table-cell>
          <table:table-cell office:value-type="float" office:value="15673.11" table:style-name="ce2">
            <text:p>15.673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7.26" table:style-name="ce1">
            <text:p>47,26</text:p>
          </table:table-cell>
          <table:table-cell office:value-type="float" office:value="5393.65" table:style-name="ce2">
            <text:p>5.393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.16" table:style-name="ce1">
            <text:p>16,16</text:p>
          </table:table-cell>
          <table:table-cell office:value-type="float" office:value="1295.47" table:style-name="ce2">
            <text:p>1.295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float" office:value="2.94" table:style-name="ce1">
            <text:p>2,94</text:p>
          </table:table-cell>
          <table:table-cell office:value-type="float" office:value="284.63" table:style-name="ce1">
            <text:p>284,63</text:p>
          </table:table-cell>
          <table:table-cell office:value-type="float" office:value="36" table:style-name="ce1">
            <text:p>36</text:p>
          </table:table-cell>
          <table:table-cell office:value-type="float" office:value="1151.6300000000001" table:style-name="ce2">
            <text:p>1.151,63</text:p>
          </table:table-cell>
          <table:table-cell office:value-type="float" office:value="55741.98" table:style-name="ce2">
            <text:p>55.741,98</text:p>
          </table:table-cell>
          <table:table-cell office:value-type="float" office:value="1" table:style-name="ce1">
            <text:p>1</text:p>
          </table:table-cell>
          <table:table-cell office:value-type="float" office:value="20.56" table:style-name="ce1">
            <text:p>20,56</text:p>
          </table:table-cell>
          <table:table-cell office:value-type="float" office:value="1013.33" table:style-name="ce2">
            <text:p>1.013,33</text:p>
          </table:table-cell>
          <table:table-cell office:value-type="float" office:value="17" table:style-name="ce1">
            <text:p>17</text:p>
          </table:table-cell>
          <table:table-cell office:value-type="float" office:value="704.84" table:style-name="ce1">
            <text:p>704,84</text:p>
          </table:table-cell>
          <table:table-cell office:value-type="float" office:value="35053.11" table:style-name="ce2">
            <text:p>35.053,11</text:p>
          </table:table-cell>
          <table:table-cell office:value-type="float" office:value="17" table:style-name="ce1">
            <text:p>17</text:p>
          </table:table-cell>
          <table:table-cell office:value-type="float" office:value="750.69" table:style-name="ce1">
            <text:p>750,69</text:p>
          </table:table-cell>
          <table:table-cell office:value-type="float" office:value="39070.29" table:style-name="ce2">
            <text:p>39.070,29</text:p>
          </table:table-cell>
          <table:table-cell office:value-type="float" office:value="8" table:style-name="ce1">
            <text:p>8</text:p>
          </table:table-cell>
          <table:table-cell office:value-type="float" office:value="39.86" table:style-name="ce1">
            <text:p>39,86</text:p>
          </table:table-cell>
          <table:table-cell office:value-type="float" office:value="1374.8" table:style-name="ce2">
            <text:p>1.374,80</text:p>
          </table:table-cell>
          <table:table-cell office:value-type="float" office:value="65" table:style-name="ce1">
            <text:p>65</text:p>
          </table:table-cell>
          <table:table-cell office:value-type="float" office:value="4522.1499999999996" table:style-name="ce2">
            <text:p>4.522,15</text:p>
          </table:table-cell>
          <table:table-cell office:value-type="float" office:value="215521.98" table:style-name="ce2">
            <text:p>215.521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98.20999999999998" table:style-name="ce1">
            <text:p>298,21</text:p>
          </table:table-cell>
          <table:table-cell office:value-type="float" office:value="16139.64" table:style-name="ce2">
            <text:p>16.139,64</text:p>
          </table:table-cell>
          <table:table-cell office:value-type="float" office:value="3" table:style-name="ce1">
            <text:p>3</text:p>
          </table:table-cell>
          <table:table-cell office:value-type="float" office:value="272.85000000000002" table:style-name="ce1">
            <text:p>272,85</text:p>
          </table:table-cell>
          <table:table-cell office:value-type="float" office:value="12727.34" table:style-name="ce2">
            <text:p>12.727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58.99" table:style-name="ce1">
            <text:p>158,99</text:p>
          </table:table-cell>
          <table:table-cell office:value-type="float" office:value="13229.32" table:style-name="ce2">
            <text:p>13.229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45" table:style-name="ce1">
            <text:p>6,45</text:p>
          </table:table-cell>
          <table:table-cell office:value-type="float" office:value="536.08000000000004" table:style-name="ce1">
            <text:p>536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5" table:style-name="ce1">
            <text:p>-1,25</text:p>
          </table:table-cell>
          <table:table-cell office:value-type="float" office:value="-114.63" table:style-name="ce1">
            <text:p>-114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6.2" table:style-name="ce2">
            <text:p>1.126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1.44" table:style-name="ce1">
            <text:p>1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79" table:style-name="ce1">
            <text:p>25,79</text:p>
          </table:table-cell>
          <table:table-cell office:value-type="float" office:value="1962.92" table:style-name="ce2">
            <text:p>1.962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4.28" table:style-name="ce1">
            <text:p>-94,28</text:p>
          </table:table-cell>
          <table:table-cell office:value-type="float" office:value="81301.75" table:style-name="ce2">
            <text:p>81.301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0.75" table:style-name="ce1">
            <text:p>-80,75</text:p>
          </table:table-cell>
          <table:table-cell office:value-type="float" office:value="-33876.03" table:style-name="ce2">
            <text:p>-33.876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68" table:style-name="ce1">
            <text:p>-23,68</text:p>
          </table:table-cell>
          <table:table-cell office:value-type="float" office:value="588.14" table:style-name="ce1">
            <text:p>588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.75" table:style-name="ce1">
            <text:p>-19,75</text:p>
          </table:table-cell>
          <table:table-cell office:value-type="float" office:value="-1726.94" table:style-name="ce2">
            <text:p>-1.726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9" table:style-name="ce1">
            <text:p>3,09</text:p>
          </table:table-cell>
          <table:table-cell office:value-type="float" office:value="38.03" table:style-name="ce1">
            <text:p>38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62.5" table:style-name="ce1">
            <text:p>-662,5</text:p>
          </table:table-cell>
          <table:table-cell office:value-type="float" office:value="-34948.22" table:style-name="ce2">
            <text:p>-34.948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5" table:style-name="ce1">
            <text:p>-1,25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,51</text:p>
          </table:table-cell>
          <table:table-cell office:value-type="float" office:value="21.86" table:style-name="ce1">
            <text:p>21,8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4000000000000004" table:style-name="ce1">
            <text:p>-4,4</text:p>
          </table:table-cell>
          <table:table-cell office:value-type="float" office:value="7942.31" table:style-name="ce2">
            <text:p>7.94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2" table:style-name="ce1">
            <text:p>3,32</text:p>
          </table:table-cell>
          <table:table-cell office:value-type="float" office:value="38.549999999999997" table:style-name="ce1">
            <text:p>38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8.91" table:style-name="ce1">
            <text:p>-48,91</text:p>
          </table:table-cell>
          <table:table-cell office:value-type="float" office:value="-2830.97" table:style-name="ce2">
            <text:p>-2.830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2" table:style-name="ce1">
            <text:p>-5,22</text:p>
          </table:table-cell>
          <table:table-cell office:value-type="float" office:value="3647.42" table:style-name="ce2">
            <text:p>3.647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69" table:style-name="ce1">
            <text:p>-11,69</text:p>
          </table:table-cell>
          <table:table-cell office:value-type="float" office:value="-8439.33" table:style-name="ce2">
            <text:p>-8.439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58" table:style-name="ce1">
            <text:p>-23,58</text:p>
          </table:table-cell>
          <table:table-cell office:value-type="float" office:value="-9739.06" table:style-name="ce2">
            <text:p>-9.739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9.05999999999995" table:style-name="ce1">
            <text:p>599,06</text:p>
          </table:table-cell>
          <table:table-cell office:value-type="float" office:value="2796.09" table:style-name="ce2">
            <text:p>2.796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24" table:style-name="ce1">
            <text:p>-7,24</text:p>
          </table:table-cell>
          <table:table-cell office:value-type="float" office:value="-14108.44" table:style-name="ce2">
            <text:p>-14.108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8.23" table:style-name="ce1">
            <text:p>8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17.34" table:style-name="ce1">
            <text:p>-417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9" table:style-name="ce1">
            <text:p>-0,09</text:p>
          </table:table-cell>
          <table:table-cell office:value-type="float" office:value="-7.72" table:style-name="ce1">
            <text:p>-7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JUNI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9.55" table:style-name="ce1">
            <text:p>-209,55</text:p>
          </table:table-cell>
          <table:table-cell office:value-type="float" office:value="-32734.62" table:style-name="ce2">
            <text:p>-32.734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1.62" table:style-name="ce1">
            <text:p>-281,62</text:p>
          </table:table-cell>
          <table:table-cell office:value-type="float" office:value="-28115.119999999999" table:style-name="ce2">
            <text:p>-28.115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6.67" table:style-name="ce1">
            <text:p>-66,67</text:p>
          </table:table-cell>
          <table:table-cell office:value-type="float" office:value="863.71" table:style-name="ce1">
            <text:p>863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9.85" table:style-name="ce1">
            <text:p>-59,85</text:p>
          </table:table-cell>
          <table:table-cell office:value-type="float" office:value="-2055.11" table:style-name="ce2">
            <text:p>-2.055,11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08-10T21:26:07Z</meta:creation-date>
    <dc:date>2022-08-10T21:26:08Z</dc:date>
  </office:meta>
</office:document-meta>
</file>